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f5" officeooo:paragraph-rsid="001a86f5"/>
    </style:style>
    <style:style style:name="P2" style:family="paragraph" style:parent-style-name="Standard">
      <style:text-properties fo:font-weight="bold" officeooo:rsid="001e14f0" officeooo:paragraph-rsid="001e14f0" style:font-weight-asian="bold" style:font-weight-complex="bold"/>
    </style:style>
    <style:style style:name="P3" style:family="paragraph" style:parent-style-name="Standard">
      <style:text-properties fo:font-weight="bold" officeooo:rsid="0022802d" officeooo:paragraph-rsid="0022802d" style:font-weight-asian="bold" style:font-weight-complex="bold"/>
    </style:style>
    <style:style style:name="P4" style:family="paragraph" style:parent-style-name="Standard">
      <style:text-properties fo:font-weight="bold" officeooo:rsid="0025d534" officeooo:paragraph-rsid="0025d534" style:font-weight-asian="bold" style:font-weight-complex="bold"/>
    </style:style>
    <style:style style:name="P5" style:family="paragraph" style:parent-style-name="Standard">
      <style:text-properties fo:font-weight="bold" officeooo:rsid="002aaea0" officeooo:paragraph-rsid="0030c4fd" style:font-weight-asian="bold" style:font-weight-complex="bold"/>
    </style:style>
    <style:style style:name="P6" style:family="paragraph" style:parent-style-name="Standard">
      <style:text-properties fo:font-weight="bold" officeooo:rsid="0032a8df" officeooo:paragraph-rsid="0032a8df" style:font-weight-asian="bold" style:font-weight-complex="bold"/>
    </style:style>
    <style:style style:name="P7" style:family="paragraph" style:parent-style-name="Standard">
      <style:text-properties fo:font-weight="bold" officeooo:rsid="0036135e" officeooo:paragraph-rsid="0036135e" style:font-weight-asian="bold" style:font-weight-complex="bold"/>
    </style:style>
    <style:style style:name="P8" style:family="paragraph" style:parent-style-name="Standard">
      <style:text-properties fo:font-weight="bold" officeooo:rsid="003df16f" officeooo:paragraph-rsid="003df16f" style:font-weight-asian="bold" style:font-weight-complex="bold"/>
    </style:style>
    <style:style style:name="P9" style:family="paragraph" style:parent-style-name="Standard">
      <style:text-properties fo:font-weight="bold" officeooo:rsid="0041df9d" officeooo:paragraph-rsid="0043ba99" style:font-weight-asian="bold" style:font-weight-complex="bold"/>
    </style:style>
    <style:style style:name="P10" style:family="paragraph" style:parent-style-name="Standard">
      <style:text-properties fo:font-weight="bold" officeooo:rsid="0041df9d" officeooo:paragraph-rsid="00473968" style:font-weight-asian="bold" style:font-weight-complex="bold"/>
    </style:style>
    <style:style style:name="P11" style:family="paragraph" style:parent-style-name="Standard">
      <style:text-properties fo:font-weight="bold" officeooo:rsid="0041df9d" officeooo:paragraph-rsid="0041df9d" style:font-weight-asian="bold" style:font-weight-complex="bold"/>
    </style:style>
    <style:style style:name="P12" style:family="paragraph" style:parent-style-name="Standard">
      <style:text-properties fo:font-weight="bold" officeooo:rsid="004c58e2" officeooo:paragraph-rsid="004c58e2" style:font-weight-asian="bold" style:font-weight-complex="bold"/>
    </style:style>
    <style:style style:name="P13" style:family="paragraph" style:parent-style-name="Standard">
      <style:text-properties fo:font-weight="bold" officeooo:rsid="004c898d" officeooo:paragraph-rsid="004c898d" style:font-weight-asian="bold" style:font-weight-complex="bold"/>
    </style:style>
    <style:style style:name="P14" style:family="paragraph" style:parent-style-name="Standard">
      <style:text-properties fo:font-weight="bold" officeooo:rsid="0058198c" officeooo:paragraph-rsid="0058198c" style:font-weight-asian="bold" style:font-weight-complex="bold"/>
    </style:style>
    <style:style style:name="P15" style:family="paragraph" style:parent-style-name="Standard">
      <style:text-properties fo:font-weight="bold" officeooo:rsid="005a74c5" officeooo:paragraph-rsid="005a74c5" style:font-weight-asian="bold" style:font-weight-complex="bold"/>
    </style:style>
    <style:style style:name="P16" style:family="paragraph" style:parent-style-name="Standard">
      <style:text-properties fo:font-weight="bold" officeooo:rsid="00627558" officeooo:paragraph-rsid="00627558" style:font-weight-asian="bold" style:font-weight-complex="bold"/>
    </style:style>
    <style:style style:name="P17" style:family="paragraph" style:parent-style-name="Standard">
      <style:text-properties fo:font-weight="bold" officeooo:rsid="00668515" officeooo:paragraph-rsid="00668515" style:font-weight-asian="bold" style:font-weight-complex="bold"/>
    </style:style>
    <style:style style:name="P18" style:family="paragraph" style:parent-style-name="Standard">
      <style:text-properties fo:font-weight="bold" officeooo:rsid="00648b68" officeooo:paragraph-rsid="00648b68" style:font-weight-asian="bold" style:font-weight-complex="bold"/>
    </style:style>
    <style:style style:name="P19" style:family="paragraph" style:parent-style-name="Standard">
      <style:text-properties fo:font-weight="bold" officeooo:rsid="006c36ce" officeooo:paragraph-rsid="006c36ce" style:font-weight-asian="bold" style:font-weight-complex="bold"/>
    </style:style>
    <style:style style:name="P20" style:family="paragraph" style:parent-style-name="Standard">
      <style:text-properties fo:font-weight="bold" officeooo:rsid="00711e55" officeooo:paragraph-rsid="00711e55" style:font-weight-asian="bold" style:font-weight-complex="bold"/>
    </style:style>
    <style:style style:name="P21" style:family="paragraph" style:parent-style-name="Standard">
      <style:text-properties fo:font-weight="bold" officeooo:rsid="00742936" officeooo:paragraph-rsid="00742936" style:font-weight-asian="bold" style:font-weight-complex="bold"/>
    </style:style>
    <style:style style:name="P22" style:family="paragraph" style:parent-style-name="Standard">
      <style:text-properties fo:font-weight="bold" officeooo:rsid="0073229d" officeooo:paragraph-rsid="0073229d" style:font-weight-asian="bold" style:font-weight-complex="bold"/>
    </style:style>
    <style:style style:name="P23" style:family="paragraph" style:parent-style-name="Standard">
      <style:text-properties fo:font-weight="bold" officeooo:rsid="0075e6da" officeooo:paragraph-rsid="0075e6da" style:font-weight-asian="bold" style:font-weight-complex="bold"/>
    </style:style>
    <style:style style:name="P24" style:family="paragraph" style:parent-style-name="Standard">
      <style:text-properties fo:font-weight="bold" officeooo:rsid="007c9fd6" officeooo:paragraph-rsid="007c9fd6" style:font-weight-asian="bold" style:font-weight-complex="bold"/>
    </style:style>
    <style:style style:name="P25" style:family="paragraph" style:parent-style-name="Standard">
      <style:text-properties fo:font-weight="bold" officeooo:rsid="0088b017" officeooo:paragraph-rsid="0088b017" style:font-weight-asian="bold" style:font-weight-complex="bold"/>
    </style:style>
    <style:style style:name="P26" style:family="paragraph" style:parent-style-name="Standard">
      <style:paragraph-properties fo:text-align="center" style:justify-single-word="false"/>
      <style:text-properties fo:font-size="16pt" fo:font-weight="bold" officeooo:rsid="001a86f5" officeooo:paragraph-rsid="001a86f5" style:font-weight-asian="bold" style:font-weight-complex="bold"/>
    </style:style>
    <style:style style:name="P27" style:family="paragraph" style:parent-style-name="Standard">
      <style:text-properties officeooo:rsid="001c3e84" officeooo:paragraph-rsid="001c3e84"/>
    </style:style>
    <style:style style:name="P28" style:family="paragraph" style:parent-style-name="Standard">
      <style:text-properties officeooo:rsid="001e14f0" officeooo:paragraph-rsid="001e14f0"/>
    </style:style>
    <style:style style:name="P29" style:family="paragraph" style:parent-style-name="Standard">
      <style:text-properties officeooo:rsid="0022802d" officeooo:paragraph-rsid="0022802d"/>
    </style:style>
    <style:style style:name="P30" style:family="paragraph" style:parent-style-name="Standard">
      <style:text-properties officeooo:rsid="0022802d" officeooo:paragraph-rsid="0023abfe"/>
    </style:style>
    <style:style style:name="P31" style:family="paragraph" style:parent-style-name="Standard">
      <style:text-properties officeooo:rsid="0023abfe" officeooo:paragraph-rsid="0023abfe"/>
    </style:style>
    <style:style style:name="P32" style:family="paragraph" style:parent-style-name="Standard">
      <style:text-properties officeooo:rsid="00242ec0" officeooo:paragraph-rsid="00242ec0"/>
    </style:style>
    <style:style style:name="P33" style:family="paragraph" style:parent-style-name="Standard">
      <style:text-properties officeooo:rsid="0025d534" officeooo:paragraph-rsid="0025d534"/>
    </style:style>
    <style:style style:name="P34" style:family="paragraph" style:parent-style-name="Standard">
      <style:text-properties officeooo:rsid="0028c0fd" officeooo:paragraph-rsid="0028c0fd"/>
    </style:style>
    <style:style style:name="P35" style:family="paragraph" style:parent-style-name="Standard">
      <style:text-properties officeooo:rsid="002aaea0" officeooo:paragraph-rsid="002aaea0"/>
    </style:style>
    <style:style style:name="P36" style:family="paragraph" style:parent-style-name="Standard">
      <style:text-properties officeooo:rsid="002aaea0" officeooo:paragraph-rsid="002b960e"/>
    </style:style>
    <style:style style:name="P37" style:family="paragraph" style:parent-style-name="Standard">
      <style:text-properties officeooo:rsid="002aaea0" officeooo:paragraph-rsid="0030c4fd"/>
    </style:style>
    <style:style style:name="P38" style:family="paragraph" style:parent-style-name="Standard">
      <style:text-properties officeooo:rsid="0032a8df" officeooo:paragraph-rsid="0032a8df"/>
    </style:style>
    <style:style style:name="P39" style:family="paragraph" style:parent-style-name="Standard">
      <style:text-properties officeooo:rsid="00343ba1" officeooo:paragraph-rsid="00343ba1"/>
    </style:style>
    <style:style style:name="P40" style:family="paragraph" style:parent-style-name="Standard">
      <style:text-properties officeooo:rsid="0036135e" officeooo:paragraph-rsid="0036135e"/>
    </style:style>
    <style:style style:name="P41" style:family="paragraph" style:parent-style-name="Standard">
      <style:text-properties officeooo:rsid="003737c5" officeooo:paragraph-rsid="003737c5"/>
    </style:style>
    <style:style style:name="P42" style:family="paragraph" style:parent-style-name="Standard">
      <style:text-properties officeooo:rsid="0039770a" officeooo:paragraph-rsid="0039770a"/>
    </style:style>
    <style:style style:name="P43" style:family="paragraph" style:parent-style-name="Standard">
      <style:text-properties officeooo:rsid="003df16f" officeooo:paragraph-rsid="003df16f"/>
    </style:style>
    <style:style style:name="P44" style:family="paragraph" style:parent-style-name="Standard">
      <style:text-properties officeooo:rsid="0041df9d" officeooo:paragraph-rsid="0041df9d"/>
    </style:style>
    <style:style style:name="P45" style:family="paragraph" style:parent-style-name="Standard">
      <style:text-properties officeooo:rsid="0041df9d" officeooo:paragraph-rsid="0043ba99"/>
    </style:style>
    <style:style style:name="P46" style:family="paragraph" style:parent-style-name="Standard">
      <style:text-properties officeooo:rsid="0041df9d" officeooo:paragraph-rsid="00450c3f"/>
    </style:style>
    <style:style style:name="P47" style:family="paragraph" style:parent-style-name="Standard">
      <style:text-properties officeooo:rsid="0041df9d" officeooo:paragraph-rsid="00473968"/>
    </style:style>
    <style:style style:name="P48" style:family="paragraph" style:parent-style-name="Standard">
      <style:text-properties officeooo:rsid="004c898d" officeooo:paragraph-rsid="004c898d"/>
    </style:style>
    <style:style style:name="P49" style:family="paragraph" style:parent-style-name="Standard">
      <style:text-properties officeooo:rsid="004fce3c" officeooo:paragraph-rsid="004fce3c"/>
    </style:style>
    <style:style style:name="P50" style:family="paragraph" style:parent-style-name="Standard">
      <style:text-properties officeooo:rsid="0053a54d" officeooo:paragraph-rsid="0053a54d"/>
    </style:style>
    <style:style style:name="P51" style:family="paragraph" style:parent-style-name="Standard">
      <style:text-properties officeooo:rsid="005721d7" officeooo:paragraph-rsid="005721d7"/>
    </style:style>
    <style:style style:name="P52" style:family="paragraph" style:parent-style-name="Standard">
      <style:text-properties officeooo:rsid="0058198c" officeooo:paragraph-rsid="0058198c"/>
    </style:style>
    <style:style style:name="P53" style:family="paragraph" style:parent-style-name="Standard">
      <style:text-properties officeooo:rsid="0059adcd" officeooo:paragraph-rsid="0059adcd"/>
    </style:style>
    <style:style style:name="P54" style:family="paragraph" style:parent-style-name="Standard">
      <style:text-properties officeooo:rsid="0059adcd" officeooo:paragraph-rsid="0059c06f"/>
    </style:style>
    <style:style style:name="P55" style:family="paragraph" style:parent-style-name="Standard">
      <style:text-properties officeooo:rsid="005a74c5" officeooo:paragraph-rsid="005a74c5"/>
    </style:style>
    <style:style style:name="P56" style:family="paragraph" style:parent-style-name="Standard">
      <style:text-properties officeooo:rsid="005cbc80" officeooo:paragraph-rsid="005cbc80"/>
    </style:style>
    <style:style style:name="P57" style:family="paragraph" style:parent-style-name="Standard">
      <style:text-properties officeooo:rsid="005d2ce3" officeooo:paragraph-rsid="005d2ce3"/>
    </style:style>
    <style:style style:name="P58" style:family="paragraph" style:parent-style-name="Standard">
      <style:text-properties officeooo:rsid="00604e8d" officeooo:paragraph-rsid="00604e8d"/>
    </style:style>
    <style:style style:name="P59" style:family="paragraph" style:parent-style-name="Standard">
      <style:text-properties officeooo:rsid="00627558" officeooo:paragraph-rsid="00627558"/>
    </style:style>
    <style:style style:name="P60" style:family="paragraph" style:parent-style-name="Standard">
      <style:text-properties officeooo:rsid="00648b68" officeooo:paragraph-rsid="00648b68"/>
    </style:style>
    <style:style style:name="P61" style:family="paragraph" style:parent-style-name="Standard">
      <style:text-properties officeooo:rsid="0068821a" officeooo:paragraph-rsid="0068821a"/>
    </style:style>
    <style:style style:name="P62" style:family="paragraph" style:parent-style-name="Standard">
      <style:text-properties officeooo:rsid="006c36ce" officeooo:paragraph-rsid="006c36ce"/>
    </style:style>
    <style:style style:name="P63" style:family="paragraph" style:parent-style-name="Standard">
      <style:text-properties officeooo:rsid="006d8043" officeooo:paragraph-rsid="006d8043"/>
    </style:style>
    <style:style style:name="P64" style:family="paragraph" style:parent-style-name="Standard">
      <style:text-properties officeooo:rsid="006f6a5e" officeooo:paragraph-rsid="006f6a5e"/>
    </style:style>
    <style:style style:name="P65" style:family="paragraph" style:parent-style-name="Standard">
      <style:text-properties officeooo:rsid="00706475" officeooo:paragraph-rsid="00706475"/>
    </style:style>
    <style:style style:name="P66" style:family="paragraph" style:parent-style-name="Standard">
      <style:text-properties officeooo:rsid="00706475" officeooo:paragraph-rsid="0070df2e"/>
    </style:style>
    <style:style style:name="P67" style:family="paragraph" style:parent-style-name="Standard">
      <style:text-properties officeooo:rsid="00711e55" officeooo:paragraph-rsid="00711e55"/>
    </style:style>
    <style:style style:name="P68" style:family="paragraph" style:parent-style-name="Standard">
      <style:text-properties officeooo:rsid="00711e55" officeooo:paragraph-rsid="007165dd"/>
    </style:style>
    <style:style style:name="P69" style:family="paragraph" style:parent-style-name="Standard">
      <style:text-properties officeooo:rsid="0073229d" officeooo:paragraph-rsid="0073229d"/>
    </style:style>
    <style:style style:name="P70" style:family="paragraph" style:parent-style-name="Standard">
      <style:text-properties officeooo:rsid="00742936" officeooo:paragraph-rsid="00742936"/>
    </style:style>
    <style:style style:name="P71" style:family="paragraph" style:parent-style-name="Standard">
      <style:text-properties officeooo:rsid="0075e6da" officeooo:paragraph-rsid="0075e6da"/>
    </style:style>
    <style:style style:name="P72" style:family="paragraph" style:parent-style-name="Standard">
      <style:text-properties officeooo:rsid="0075e6da" officeooo:paragraph-rsid="0076632a"/>
    </style:style>
    <style:style style:name="P73" style:family="paragraph" style:parent-style-name="Standard">
      <style:text-properties officeooo:rsid="0078eb7c" officeooo:paragraph-rsid="0078eb7c"/>
    </style:style>
    <style:style style:name="P74" style:family="paragraph" style:parent-style-name="Standard">
      <style:text-properties officeooo:rsid="007c9fd6" officeooo:paragraph-rsid="007c9fd6"/>
    </style:style>
    <style:style style:name="P75" style:family="paragraph" style:parent-style-name="Standard">
      <style:text-properties officeooo:rsid="007c9fd6" officeooo:paragraph-rsid="007cda3f"/>
    </style:style>
    <style:style style:name="P76" style:family="paragraph" style:parent-style-name="Standard">
      <style:text-properties officeooo:rsid="007c9fd6" officeooo:paragraph-rsid="007f88f2"/>
    </style:style>
    <style:style style:name="P77" style:family="paragraph" style:parent-style-name="Standard">
      <style:text-properties officeooo:rsid="007d09c6" officeooo:paragraph-rsid="007d09c6"/>
    </style:style>
    <style:style style:name="P78" style:family="paragraph" style:parent-style-name="Standard">
      <style:text-properties officeooo:rsid="007f88f2" officeooo:paragraph-rsid="007f88f2"/>
    </style:style>
    <style:style style:name="P79" style:family="paragraph" style:parent-style-name="Standard">
      <style:text-properties officeooo:rsid="008272a6" officeooo:paragraph-rsid="008272a6"/>
    </style:style>
    <style:style style:name="P80" style:family="paragraph" style:parent-style-name="Standard">
      <style:text-properties officeooo:rsid="008370f7" officeooo:paragraph-rsid="008370f7"/>
    </style:style>
    <style:style style:name="P81" style:family="paragraph" style:parent-style-name="Standard">
      <style:text-properties officeooo:rsid="008566c2" officeooo:paragraph-rsid="008566c2"/>
    </style:style>
    <style:style style:name="P82" style:family="paragraph" style:parent-style-name="Standard">
      <style:text-properties officeooo:rsid="0088b017" officeooo:paragraph-rsid="0088b017"/>
    </style:style>
    <style:style style:name="P83" style:family="paragraph" style:parent-style-name="Standard">
      <style:paragraph-properties fo:break-before="page"/>
      <style:text-properties officeooo:rsid="001a86f5" officeooo:paragraph-rsid="001a86f5"/>
    </style:style>
    <style:style style:name="P84" style:family="paragraph" style:parent-style-name="Preformatted_20_Text">
      <style:text-properties officeooo:rsid="0032a8df" officeooo:paragraph-rsid="0032a8df"/>
    </style:style>
    <style:style style:name="P85" style:family="paragraph" style:parent-style-name="Preformatted_20_Text">
      <style:paragraph-properties fo:margin-top="0cm" fo:margin-bottom="0.499cm" loext:contextual-spacing="false" style:writing-mode="lr-tb"/>
    </style:style>
    <style:style style:name="P86" style:family="paragraph" style:parent-style-name="Standard">
      <style:text-properties officeooo:rsid="003df16f" officeooo:paragraph-rsid="003df16f"/>
    </style:style>
    <style:style style:name="P87" style:family="paragraph" style:parent-style-name="Standard">
      <style:text-properties fo:font-weight="bold" officeooo:rsid="0028c0fd" officeooo:paragraph-rsid="0028c0fd" style:font-weight-asian="bold" style:font-weight-complex="bold"/>
    </style:style>
    <style:style style:name="P88" style:family="paragraph" style:parent-style-name="Standard">
      <style:text-properties fo:font-weight="bold" officeooo:rsid="002aaea0" officeooo:paragraph-rsid="002aaea0" style:font-weight-asian="bold" style:font-weight-complex="bold"/>
    </style:style>
    <style:style style:name="P89" style:family="paragraph" style:parent-style-name="Standard">
      <style:text-properties fo:font-weight="bold" officeooo:rsid="0041df9d" officeooo:paragraph-rsid="0041df9d" style:font-weight-asian="bold" style:font-weight-complex="bold"/>
    </style:style>
    <style:style style:name="P90" style:family="paragraph" style:parent-style-name="Standard">
      <style:text-properties fo:font-weight="bold" officeooo:rsid="00627558" officeooo:paragraph-rsid="00627558" style:font-weight-asian="bold" style:font-weight-complex="bold"/>
    </style:style>
    <style:style style:name="P91" style:family="paragraph" style:parent-style-name="Standard">
      <style:text-properties fo:font-weight="bold" officeooo:rsid="0075e6da" officeooo:paragraph-rsid="0075e6da" style:font-weight-asian="bold" style:font-weight-complex="bold"/>
    </style:style>
    <style:style style:name="P92" style:family="paragraph" style:parent-style-name="Standard">
      <style:text-properties officeooo:rsid="0041df9d" officeooo:paragraph-rsid="00473968"/>
    </style:style>
    <style:style style:name="P93" style:family="paragraph" style:parent-style-name="Standard">
      <style:text-properties officeooo:rsid="0041df9d" officeooo:paragraph-rsid="0041df9d"/>
    </style:style>
    <style:style style:name="P94" style:family="paragraph" style:parent-style-name="Standard">
      <style:text-properties officeooo:rsid="0036135e" officeooo:paragraph-rsid="0036135e"/>
    </style:style>
    <style:style style:name="P95" style:family="paragraph" style:parent-style-name="Standard">
      <style:text-properties officeooo:rsid="00706475" officeooo:paragraph-rsid="00706475"/>
    </style:style>
    <style:style style:name="P96" style:family="paragraph" style:parent-style-name="Standard">
      <style:text-properties officeooo:rsid="0075e6da" officeooo:paragraph-rsid="0075e6da"/>
    </style:style>
    <style:style style:name="P97" style:family="paragraph" style:parent-style-name="Standard">
      <style:paragraph-properties fo:break-before="page"/>
      <style:text-properties fo:font-weight="bold" officeooo:rsid="0041df9d" officeooo:paragraph-rsid="0041df9d" style:font-weight-asian="bold" style:font-weight-complex="bold"/>
    </style:style>
    <style:style style:name="P98" style:family="paragraph" style:parent-style-name="Standard">
      <style:paragraph-properties fo:break-before="page"/>
      <style:text-properties fo:font-weight="bold" officeooo:rsid="00627558" officeooo:paragraph-rsid="00627558" style:font-weight-asian="bold" style:font-weight-complex="bold"/>
    </style:style>
    <style:style style:name="P99" style:family="paragraph" style:parent-style-name="Standard">
      <style:paragraph-properties fo:break-before="page"/>
      <style:text-properties fo:font-weight="bold" officeooo:rsid="0075e6da" officeooo:paragraph-rsid="0075e6da" style:font-weight-asian="bold" style:font-weight-complex="bold"/>
    </style:style>
    <style:style style:name="P100" style:family="paragraph" style:parent-style-name="Heading_20_2" style:list-style-name=""/>
    <style:style style:name="P101" style:family="paragraph" style:parent-style-name="Heading_20_2">
      <style:paragraph-properties fo:break-before="page"/>
    </style:style>
    <style:style style:name="P102" style:family="paragraph" style:parent-style-name="Heading_20_3" style:list-style-name=""/>
    <style:style style:name="P103" style:family="paragraph" style:parent-style-name="Heading_20_3">
      <style:paragraph-properties fo:break-before="page"/>
    </style:style>
    <style:style style:name="P104" style:family="paragraph" style:parent-style-name="Contents_20_2">
      <style:paragraph-properties>
        <style:tab-stops>
          <style:tab-stop style:position="16.501cm" style:type="right" style:leader-style="dotted" style:leader-text="."/>
        </style:tab-stops>
      </style:paragraph-properties>
    </style:style>
    <style:style style:name="P10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ac9ff"/>
    </style:style>
    <style:style style:name="T2" style:family="text">
      <style:text-properties officeooo:rsid="001f2ddd"/>
    </style:style>
    <style:style style:name="T3" style:family="text">
      <style:text-properties officeooo:rsid="0020d1d7"/>
    </style:style>
    <style:style style:name="T4" style:family="text">
      <style:text-properties officeooo:rsid="0027471d"/>
    </style:style>
    <style:style style:name="T5" style:family="text">
      <style:text-properties officeooo:rsid="002b960e"/>
    </style:style>
    <style:style style:name="T6" style:family="text">
      <style:text-properties officeooo:rsid="0030c4fd"/>
    </style:style>
    <style:style style:name="T7" style:family="text">
      <style:text-properties officeooo:rsid="0032a8df"/>
    </style:style>
    <style:style style:name="T8" style:family="text">
      <style:text-properties officeooo:rsid="003fac37"/>
    </style:style>
    <style:style style:name="T9" style:family="text">
      <style:text-properties officeooo:rsid="0040b39b"/>
    </style:style>
    <style:style style:name="T10" style:family="text">
      <style:text-properties fo:font-weight="bold" style:font-weight-asian="bold" style:font-weight-complex="bold"/>
    </style:style>
    <style:style style:name="T11" style:family="text">
      <style:text-properties officeooo:rsid="0041df9d"/>
    </style:style>
    <style:style style:name="T12" style:family="text">
      <style:text-properties officeooo:rsid="004a8b6a"/>
    </style:style>
    <style:style style:name="T13" style:family="text">
      <style:text-properties officeooo:rsid="004c898d"/>
    </style:style>
    <style:style style:name="T14" style:family="text">
      <style:text-properties officeooo:rsid="005c6245"/>
    </style:style>
    <style:style style:name="T15" style:family="text">
      <style:text-properties officeooo:rsid="005d2ce3"/>
    </style:style>
    <style:style style:name="T16" style:family="text">
      <style:text-properties officeooo:rsid="005e64c3"/>
    </style:style>
    <style:style style:name="T17" style:family="text">
      <style:text-properties officeooo:rsid="006f6a5e"/>
    </style:style>
    <style:style style:name="T18" style:family="text">
      <style:text-properties officeooo:rsid="0076632a"/>
    </style:style>
    <style:style style:name="T19" style:family="text">
      <style:text-properties officeooo:rsid="00785c71"/>
    </style:style>
    <style:style style:name="T20" style:family="text">
      <style:text-properties officeooo:rsid="007ea18a"/>
    </style:style>
    <style:style style:name="T21" style:family="text">
      <style:text-properties officeooo:rsid="008370f7"/>
    </style:style>
    <style:style style:name="T22" style:family="text">
      <style:text-properties officeooo:rsid="008da44c"/>
    </style:style>
    <style:style style:name="T23" style:family="text">
      <style:text-properties officeooo:rsid="0090bff5"/>
    </style:style>
    <style:style style:name="T24" style:family="text">
      <style:text-properties officeooo:rsid="0092a3d7"/>
    </style:style>
    <style:style style:name="T25" style:family="text">
      <style:text-properties officeooo:rsid="009488f2"/>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Reforçando a Segurança do FreeBSD 11</text:p>
      <text:p text:style-name="P1"/>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04"><text:a xlink:type="simple" xlink:href="#__RefHeading___Toc384_942421216" text:style-name="Index_20_Link" text:visited-style-name="Index_20_Link">Princípios básicos de segurança:<text:tab/>2</text:a></text:p>
          <text:p text:style-name="P104"><text:a xlink:type="simple" xlink:href="#__RefHeading___Toc386_942421216" text:style-name="Index_20_Link" text:visited-style-name="Index_20_Link">Hospedagem<text:tab/>4</text:a></text:p>
          <text:p text:style-name="P104"><text:a xlink:type="simple" xlink:href="#__RefHeading___Toc388_942421216" text:style-name="Index_20_Link" text:visited-style-name="Index_20_Link">Configurações e Otimizações do SSH<text:tab/>5</text:a></text:p>
          <text:p text:style-name="P104"><text:a xlink:type="simple" xlink:href="#__RefHeading___Toc390_942421216" text:style-name="Index_20_Link" text:visited-style-name="Index_20_Link">Atualização<text:tab/>6</text:a></text:p>
          <text:p text:style-name="P104"><text:a xlink:type="simple" xlink:href="#__RefHeading___Toc392_942421216" text:style-name="Index_20_Link" text:visited-style-name="Index_20_Link">Backup<text:tab/>7</text:a></text:p>
          <text:p text:style-name="P104"><text:a xlink:type="simple" xlink:href="#__RefHeading___Toc394_942421216" text:style-name="Index_20_Link" text:visited-style-name="Index_20_Link">Cuidados Iniciais<text:tab/>8</text:a></text:p>
          <text:p text:style-name="P104"><text:a xlink:type="simple" xlink:href="#__RefHeading___Toc396_942421216" text:style-name="Index_20_Link" text:visited-style-name="Index_20_Link">Níveis de Segurança<text:tab/>9</text:a></text:p>
          <text:p text:style-name="P104"><text:a xlink:type="simple" xlink:href="#__RefHeading___Toc398_942421216" text:style-name="Index_20_Link" text:visited-style-name="Index_20_Link">Restringindo Permissões de Arquivos<text:tab/>11</text:a></text:p>
          <text:p text:style-name="P104"><text:a xlink:type="simple" xlink:href="#__RefHeading___Toc400_942421216" text:style-name="Index_20_Link" text:visited-style-name="Index_20_Link">Remover Serviços Não Usados<text:tab/>12</text:a></text:p>
          <text:p text:style-name="P104"><text:a xlink:type="simple" xlink:href="#__RefHeading___Toc402_942421216" text:style-name="Index_20_Link" text:visited-style-name="Index_20_Link">Memória Compartilhada<text:tab/>12</text:a></text:p>
          <text:p text:style-name="P104"><text:a xlink:type="simple" xlink:href="#__RefHeading___Toc404_942421216" text:style-name="Index_20_Link" text:visited-style-name="Index_20_Link">Impedir login direto do root<text:tab/>13</text:a></text:p>
          <text:p text:style-name="P104"><text:a xlink:type="simple" xlink:href="#__RefHeading___Toc406_942421216" text:style-name="Index_20_Link" text:visited-style-name="Index_20_Link">Reforçando a Segurança dos usuários<text:tab/>14</text:a></text:p>
          <text:p text:style-name="P104"><text:a xlink:type="simple" xlink:href="#__RefHeading___Toc408_942421216" text:style-name="Index_20_Link" text:visited-style-name="Index_20_Link">Comando sudo do linux<text:tab/>14</text:a></text:p>
          <text:p text:style-name="P104"><text:a xlink:type="simple" xlink:href="#__RefHeading___Toc410_942421216" text:style-name="Index_20_Link" text:visited-style-name="Index_20_Link">Checando vulnerabilidade conhecidas de softwares<text:tab/>17</text:a></text:p>
          <text:p text:style-name="P104"><text:a xlink:type="simple" xlink:href="#__RefHeading___Toc431_942421216" text:style-name="Index_20_Link" text:visited-style-name="Index_20_Link">Monitorando/Auditando - AIDE<text:tab/>18</text:a></text:p>
          <text:p text:style-name="P104"><text:a xlink:type="simple" xlink:href="#__RefHeading___Toc414_942421216" text:style-name="Index_20_Link" text:visited-style-name="Index_20_Link">LYNIS<text:tab/>19</text:a></text:p>
          <text:p text:style-name="P104"><text:a xlink:type="simple" xlink:href="#__RefHeading___Toc416_942421216" text:style-name="Index_20_Link" text:visited-style-name="Index_20_Link">Firewall com PF<text:tab/>20</text:a></text:p>
          <text:p text:style-name="P104"><text:a xlink:type="simple" xlink:href="#__RefHeading___Toc418_942421216" text:style-name="Index_20_Link" text:visited-style-name="Index_20_Link">Usando Denyhosts para bloquear tentativas falhas de login<text:tab/>23</text:a></text:p>
          <text:p text:style-name="P104"><text:a xlink:type="simple" xlink:href="#__RefHeading___Toc420_942421216" text:style-name="Index_20_Link" text:visited-style-name="Index_20_Link">Senhas Fortes<text:tab/>24</text:a></text:p>
          <text:p text:style-name="P104"><text:a xlink:type="simple" xlink:href="#__RefHeading___Toc433_942421216" text:style-name="Index_20_Link" text:visited-style-name="Index_20_Link">Criptografia<text:tab/>26</text:a></text:p>
          <text:p text:style-name="P104"><text:a xlink:type="simple" xlink:href="#__RefHeading___Toc435_942421216" text:style-name="Index_20_Link" text:visited-style-name="Index_20_Link">Fail2Ban<text:tab/>28</text:a></text:p>
          <text:p text:style-name="P104"><text:a xlink:type="simple" xlink:href="#__RefHeading___Toc437_942421216" text:style-name="Index_20_Link" text:visited-style-name="Index_20_Link">ModSecurity<text:tab/>29</text:a></text:p>
          <text:p text:style-name="P104"><text:a xlink:type="simple" xlink:href="#__RefHeading___Toc439_942421216" text:style-name="Index_20_Link" text:visited-style-name="Index_20_Link">ModEvasiive<text:tab/>32</text:a></text:p>
          <text:p text:style-name="P104"><text:a xlink:type="simple" xlink:href="#__RefHeading___Toc441_942421216" text:style-name="Index_20_Link" text:visited-style-name="Index_20_Link">SSHGuard<text:tab/>33</text:a></text:p>
          <text:p text:style-name="P104"><text:a xlink:type="simple" xlink:href="#__RefHeading___Toc443_942421216" text:style-name="Index_20_Link" text:visited-style-name="Index_20_Link">Protegendo o Administrator com a Autenticação do Apache<text:tab/>35</text:a></text:p>
          <text:p text:style-name="P104"><text:a xlink:type="simple" xlink:href="#__RefHeading___Toc445_942421216" text:style-name="Index_20_Link" text:visited-style-name="Index_20_Link">Reforçando a Segurança do Apache<text:tab/>38</text:a></text:p>
          <text:p text:style-name="P104"><text:a xlink:type="simple" xlink:href="#__RefHeading___Toc447_942421216" text:style-name="Index_20_Link" text:visited-style-name="Index_20_Link">Reforçar a Segurança do PHP<text:tab/>42</text:a></text:p>
          <text:p text:style-name="P104"><text:a xlink:type="simple" xlink:href="#__RefHeading___Toc449_942421216" text:style-name="Index_20_Link" text:visited-style-name="Index_20_Link">Reforçando a Segurança do MySQL<text:tab/>46</text:a></text:p>
          <text:p text:style-name="P104"><text:a xlink:type="simple" xlink:href="#__RefHeading___Toc451_942421216" text:style-name="Index_20_Link" text:visited-style-name="Index_20_Link">Melhorando a segurança de sites com Joomla<text:tab/>47</text:a></text:p>
          <text:p text:style-name="P104"><text:a xlink:type="simple" xlink:href="#__RefHeading___Toc453_942421216" text:style-name="Index_20_Link" text:visited-style-name="Index_20_Link">E se o site foi invadido?<text:tab/>54</text:a></text:p>
          <text:p text:style-name="P104"><text:a xlink:type="simple" xlink:href="#__RefHeading___Toc455_942421216" text:style-name="Index_20_Link" text:visited-style-name="Index_20_Link">Desktop<text:tab/>56</text:a></text:p>
          <text:p text:style-name="P105"><text:a xlink:type="simple" xlink:href="#__RefHeading___Toc457_942421216" text:style-name="Index_20_Link" text:visited-style-name="Index_20_Link">Instalar no micro desktop o W3AF<text:tab/>56</text:a></text:p>
          <text:p text:style-name="P105"><text:a xlink:type="simple" xlink:href="#__RefHeading___Toc459_942421216" text:style-name="Index_20_Link" text:visited-style-name="Index_20_Link">Testando vulnerabilidades web com Nikto<text:tab/>56</text:a></text:p>
          <text:p text:style-name="P105"><text:a xlink:type="simple" xlink:href="#__RefHeading___Toc461_942421216" text:style-name="Index_20_Link" text:visited-style-name="Index_20_Link">Clamav<text:tab/>57</text:a></text:p>
          <text:p text:style-name="P105"><text:a xlink:type="simple" xlink:href="#__RefHeading___Toc463_942421216" text:style-name="Index_20_Link" text:visited-style-name="Index_20_Link">Usando o nmap<text:tab/>58</text:a></text:p>
          <text:p text:style-name="P105"><text:a xlink:type="simple" xlink:href="#__RefHeading___Toc465_942421216" text:style-name="Index_20_Link" text:visited-style-name="Index_20_Link">Firewall no Desktop com UFW<text:tab/>60</text:a></text:p>
          <text:p text:style-name="P104"><text:a xlink:type="simple" xlink:href="#__RefHeading___Toc467_942421216" text:style-name="Index_20_Link" text:visited-style-name="Index_20_Link">Monitorando Logs<text:tab/>62</text:a></text:p>
          <text:p text:style-name="P104"><text:a xlink:type="simple" xlink:href="#__RefHeading___Toc6504_702358589" text:style-name="Index_20_Link" text:visited-style-name="Index_20_Link">Monitorando o Servidor<text:tab/>62</text:a></text:p>
          <text:p text:style-name="P104"><text:a xlink:type="simple" xlink:href="#__RefHeading___Toc422_942421216" text:style-name="Index_20_Link" text:visited-style-name="Index_20_Link">Ferramentas<text:tab/>66</text:a></text:p>
          <text:p text:style-name="P104"><text:a xlink:type="simple" xlink:href="#__RefHeading___Toc424_942421216" text:style-name="Index_20_Link" text:visited-style-name="Index_20_Link">Referências<text:tab/>68</text:a></text:p>
        </text:index-body>
      </text:table-of-content>
      <text:p text:style-name="P1"/>
      <text:p text:style-name="P1"/>
      <text:p text:style-name="P1"/>
      <text:p text:style-name="P83">O FreeBSD é por default, seguro. <text:span text:style-name="T1">M</text:span>as podemos <text:span text:style-name="T1">e devemos </text:span>reforçar sua segurança defualt, <text:span text:style-name="T1">especialmente quando nosso servidor instalou softwares de terceiros que podem trazer e geralmente trazem novas vulnerabilidades ao servidor como um todo.</text:span></text:p>
      <text:p text:style-name="P1"/>
      <text:p text:style-name="P27">Precisamos nos preocupar e cuidar de tudo que está relacionado ao servidor: o servidor em si, a hospedagem, o desktop usado pelo(s) administrador(es), cada um dos softwares de terceiros instalados e assim qualquer dos aspectos que possa comprometer a segurança. Cuidar da segurança é um verdadeiro casamento, algo que exige muito tempo e dedicação <text:span text:style-name="T23">de </text:span>que quem lida com ela.</text:p>
      <text:p text:style-name="P27"/>
      <text:p text:style-name="P45">Os cuidados com a segurança colaboram para que os sites e aplicativos sejam executados de forma esperada, rápida e sem interrumpção.</text:p>
      <text:p text:style-name="P45"/>
      <text:h text:style-name="Heading_20_2" text:outline-level="2"><text:bookmark-start text:name="__RefHeading___Toc384_942421216"/>Princípios básicos de segurança:<text:bookmark-end text:name="__RefHeading___Toc384_942421216"/></text:h>
      <text:p text:style-name="P45"/>
      <text:p text:style-name="P45">- Hospede seu site em servidor seguro</text:p>
      <text:p text:style-name="P45">- Efetue backup regularmente, especialmente antes de cada alteração no site</text:p>
      <text:p text:style-name="P45"><text:tab/>A melhor opção atualmente para backup de sites com Joomla é o Akeeba Backup - <text:a xlink:type="simple" xlink:href="https://www.akeebabackup.com/download.html" text:style-name="Internet_20_link" text:visited-style-name="Visited_20_Internet_20_Link">https://www.akeebabackup.com/download.html</text:a> </text:p>
      <text:p text:style-name="P45"><text:tab/>Caso tenha dificuldade de usar o formato JPA, altere em Configuration - Archiver engine para ZIP format</text:p>
      <text:p text:style-name="P45"><text:tab/>O Akeeba gera um backup com um instalador. Para restaurar apensa instale como se fosse instalar o Joomla</text:p>
      <text:p text:style-name="P45">- Faça também backup dos scripts de configuração do servidor para o caso de uma reinstalação</text:p>
      <text:p text:style-name="P45">- Lembre de fazer o backup do servidor com os recursos da hospedagem criando um snapshot ou backup</text:p>
      <text:p text:style-name="P45">- Também faça teste de restore de vez em quando para garantir que o backup está íntegro</text:p>
      <text:p text:style-name="P45">- A quantidade de cópias de backup a ser guardada depende da importância do site. Se mais importante mais cópias</text:p>
      <text:p text:style-name="P45">- As cópias devem ser armazenadas em mídia confiável: HD e/ou DVD</text:p>
      <text:p text:style-name="P45">- Efetue atualização com frequência. Mantenha o aviso de atualização do Joomla ativo para que receba um aviso por e-mail e atualize imediatamente</text:p>
      <text:p text:style-name="P45">- Após a primeira atualização do servidor reinicie o mesmo</text:p>
      <text:p text:style-name="P45">- Acessar de forma segura usando SSH (enxuto e configurado para acesso sem senha) e nunca via FTP</text:p>
      <text:p text:style-name="P45">- Manter seu desktop seguro, usando um sistema operacional seguro no mesmo, com firewall e outros cuidados</text:p>
      <text:p text:style-name="P45">- Use e abuse da comunidade com seus conhecimentos e generosidade para manter-se atualizado em termos de segurança e proteger seu site</text:p>
      <text:p text:style-name="P45">- Use senhas fortes</text:p>
      <text:p text:style-name="P45">- Use o SSL para proteger pelo menos o administrator e também a autenticação do Apache ou Nginx</text:p>
      <text:p text:style-name="P45">- Use boas extensões para reforçar a segurança</text:p>
      <text:p text:style-name="P45">- Remova todas as extensões que não estiver usando e não somente desabilite</text:p>
      <text:p text:style-name="P46">- Evite instalar pacotes para desenvolvimento como gcc, make, etc e evite também instalar repositórios instáveis. Caso precise instalar remova imediatamente após</text:p>
      <text:p text:style-name="P46">- Monitorar frequentemente os logs à procura de algo suspeito em todos os serviços ativos</text:p>
      <text:p text:style-name="P45">- Use softwares tipo IDS que detectam intrusões</text:p>
      <text:p text:style-name="P45">- Instalar um bom firewall de aplicativos como o mod_security</text:p>
      <text:p text:style-name="P45"><text:soft-page-break/>- Ficar bem atento, estudando, se informando sempre sobre segurança</text:p>
      <text:p text:style-name="P45">- Logo após a configuração final do servidor já crie um backup ou snapshot do servidor e fique atento para criar outro logo que o servidor esteja concluído e bem configurado. Atualize este backup sempre após alterações do servidor</text:p>
      <text:p text:style-name="P45"/>
      <text:p text:style-name="P9">Planejando a política de segurança do Servidor</text:p>
      <text:p text:style-name="P45"/>
      <text:p text:style-name="P45">- Atualização e receber anúncios de vulnerabilidade <text:s text:c="3"/></text:p>
      <text:p text:style-name="P45">- Backup, <text:span text:style-name="T24">snapshot e backup individual de cada site ou aplicativo</text:span></text:p>
      <text:p text:style-name="P45">- SSL</text:p>
      <text:p text:style-name="P45">- Authentication</text:p>
      <text:p text:style-name="P45">- Auditoria</text:p>
      <text:p text:style-name="P45">- Hardening para FreeBSD, para Apache, PHP, MySQL e Joomla</text:p>
      <text:p text:style-name="P45">- Monitoramento</text:p>
      <text:p text:style-name="P45">- Segurança para usuários</text:p>
      <text:p text:style-name="P45">- Firewall</text:p>
      <text:p text:style-name="P45">- Rede</text:p>
      <text:p text:style-name="P45">- Permissões de arquivos</text:p>
      <text:p text:style-name="P45">- Desabilitar serviços não usados</text:p>
      <text:p text:style-name="P45">- <text:span text:style-name="T24">Usar o </text:span>Nível de segurança 3 <text:span text:style-name="T24">após concluir a configuração do servidor</text:span></text:p>
      <text:p text:style-name="P45">- Em Deus confiamos em tudo o restante autenticamos e monitoramos</text:p>
      <text:p text:style-name="P45">- Nada de ftp, somente ssh com autenticação forte e em porta diferente da 22, preferir acima de 50000</text:p>
      <text:p text:style-name="P45">- Ferramentas auxiliares: snort, aide, lynis, denyhosts, <text:span text:style-name="T25">etc</text:span></text:p>
      <text:p text:style-name="P45"/>
      <text:p text:style-name="P45">O FreeBSD é bem seguro e conservador por default, mas mudar algumas configurações e reforçar alguns aspectos dos softwares/pacotes instalados é importante para manter o servidor mais resistente às tentativas de ataque, especialmente se o servidor estiver na internet.</text:p>
      <text:p text:style-name="P45"/>
      <text:p text:style-name="P45"><text:span text:style-name="T10">Atualizações</text:span> - as atualizações são muito importantes para manter o sistema operacional estável e seguro. Uma boa ideia é assinar a lista de anúncios de segurança do FreeBSD em <text:a xlink:type="simple" xlink:href="https://lists.freebsd.org/mailman/listinfo/freebsd-announce" text:style-name="Internet_20_link" text:visited-style-name="Visited_20_Internet_20_Link">https://lists.freebsd.org/mailman/listinfo/freebsd-announce</text:a> </text:p>
      <text:p text:style-name="P45"/>
      <text:p text:style-name="P45">Lembre que após algumas atualizações precisamos reiniciar alguns serviços. Um exemplo é a atualização do php que precisa que o apache seja reiniciado para que seja usada. Outra é a atualização do kernel que precisa que o FreeBSD seja reiniciado para que seja usada.</text:p>
      <text:p text:style-name="P45"/>
      <text:p text:style-name="P45"><text:span text:style-name="T10">Backup</text:span> - Snapshot ou Backup do servidor para nosso servidor. Sempre que fizermos alterações ou mesmo atualizações do servidor é importante atualizar este backup.</text:p>
      <text:p text:style-name="P45"/>
      <text:p text:style-name="P45"><text:span text:style-name="T10">IMPORTANTE</text:span> - sempre antes de qualquer grande alteração nas configurações do servidor, devemos atualizar o backup ou snapshot, para em caso de problema poder ter de volta o backup do servidor funcionando.</text:p>
      <text:p text:style-name="P45"/>
      <text:p text:style-name="P45">Por padrão o FreeBSD é muito seguro. Problema de segurança no core do sistema é pouco frequente.</text:p>
      <text:p text:style-name="P45">Usar boas práticas para tornar o FreeBSD mais resistente às ações maliciosas, especialmente em servidores publicanos na internet.</text:p>
      <text:p text:style-name="P45"/>
      <text:p text:style-name="P45"><text:soft-page-break/>Aplicar hardening em um sistema operacional é alterar algumas das suas configurações default para que ele se torne mais seguro contra invasões.</text:p>
      <text:p text:style-name="P45"/>
      <text:p text:style-name="P45">Uma instalação padrão do FreeBSD é muito segura mas com as configurações abaixo procuramos reforçar esta segurança.</text:p>
      <text:p text:style-name="P45"/>
      <text:p text:style-name="P45">Ajustar usuários, mudando senha, impondo restrições como impedir login do root. <text:s/>A senha do root deve ser conhecida da menor quantidade de gente possível. Usar senhas bem fortes para todos os usuários. Contas de usuários devem ser auditadas frequentemente e mudadas ou excluídas as sem uso. O root nunca deve fazer login diretamente. Sempre logar como usuário comum e mudar apra sudo ou su quando precisar.</text:p>
      <text:p text:style-name="P45"/>
      <text:h text:style-name="Heading_20_2" text:outline-level="2"><text:bookmark-start text:name="__RefHeading___Toc386_942421216"/>Hospedagem<text:bookmark-end text:name="__RefHeading___Toc386_942421216"/></text:h>
      <text:p text:style-name="P28"/>
      <text:p text:style-name="P28">A hospedagem, <text:span text:style-name="T2">a empresa que administra </text:span>o servidor que guarda os arquivos do site, é um dos itens mais importantes para a segurança do mesmo. Afinal de contas ele têm o controle sobre os servidores e assim pode implementar os mais diversos filtros de segurança que deixarão seu site em ambiente menos vulnerável ou o contrário, caso não implemente. </text:p>
      <text:p text:style-name="P28"/>
      <text:p text:style-name="P28">Antes de contratar colha a maior quantidade possível de informações sobre o serviço. Peça informações nos grupos que participa. Contate amigos que têm sites hospedados nele, questione sobre como é o serviço que recebem, suas características, para ver se atendem ao que planeja (sempre deixe uma folga em espaço, banda e quantidade de bancos). Existem muitas características sobre uma boa hospedagem que devemos considerar: espaço em disco, banda, quantidade de bancos, de domínios, suporte, suporte a conexões via SSH, segurança (vários itens relacionados), etc. Nunca contrate somente pelo menor preço. Pesquise antes.</text:p>
      <text:p text:style-name="P28"/>
      <text:p text:style-name="P28">Uma boa hospedagem tem um suporte rápido e competente, cuja equipe conhece bem suas funções e pode ajudar a resolver problemas e a detectá-los de forma ágil.</text:p>
      <text:p text:style-name="P28">Uma boa hospedagem adota procedimentos que tornam seguro o seu site como:</text:p>
      <text:p text:style-name="P28"/>
      <text:p text:style-name="P28">Apache chrooted</text:p>
      <text:p text:style-name="P28">PHP instalado como CGI</text:p>
      <text:p text:style-name="P28">Apache modSecurity</text:p>
      <text:p text:style-name="P28">Ativa a extensão Source Guardian no PHP</text:p>
      <text:p text:style-name="P28"/>
      <text:p text:style-name="P28">Escolha criteriosamente o servidor de hospedagem e o tipo. Tenha como um dos fatores de decisão a importância que o servidor dá à segurança. </text:p>
      <text:p text:style-name="P28"/>
      <text:p text:style-name="P28">Escolher um servidor para o site que seja da sua confiança, ou pelo menos que não desconfie dele. </text:p>
      <text:p text:style-name="P28"/>
      <text:p text:style-name="P28">Se possível evite servidores compartilhados. </text:p>
      <text:p text:style-name="P28"/>
      <text:p text:style-name="P28">Ao contratar pela primeira vez contrate num prazo mínimo para experimentar. E nunca esqueça de guardar um backup dos sites.</text:p>
      <text:p text:style-name="P28"/>
      <text:p text:style-name="P28"><text:soft-page-break/>Caso use um VPS ou servidor dedicado fique atento à monitoração de ataques, TripWire e SAMHAIN são boas ferramentas para isso. </text:p>
      <text:p text:style-name="P28">Cheque os logs regularmente. </text:p>
      <text:p text:style-name="P2"/>
      <text:p text:style-name="P2">Conexões ao <text:span text:style-name="T3">servidor</text:span></text:p>
      <text:p text:style-name="P28"/>
      <text:p text:style-name="P28">Use somente conexões seguras ao conectar ao servidor. Se não conectar assim sua senha poderá ser interceptada. Evite ftp, ao invés use o gerenciador de arquivos o próprio cPanel. Caso exista, precisa conexão com SSH.</text:p>
      <text:p text:style-name="P28"/>
      <text:p text:style-name="P28"/>
      <text:h text:style-name="Heading_20_2" text:outline-level="2"><text:bookmark-start text:name="__RefHeading___Toc388_942421216"/>Configurações e Otimizações do SSH<text:bookmark-end text:name="__RefHeading___Toc388_942421216"/></text:h>
      <text:p text:style-name="P43">Mudar p<text:span text:style-name="T8">a</text:span>ra <text:span text:style-name="T8">uma </text:span>porta maior que 50.000 para maior segurança</text:p>
      <text:p text:style-name="P43"/>
      <text:p text:style-name="P43">nano /etc/ssh/sshd_config</text:p>
      <text:p text:style-name="P43"/>
      <text:p text:style-name="P43">Port 55522</text:p>
      <text:p text:style-name="P43">LoginGraceTime 30</text:p>
      <text:p text:style-name="P43">PermitRootLogin without-password</text:p>
      <text:p text:style-name="P43">AllowUsers ribafs root</text:p>
      <text:p text:style-name="P43"/>
      <text:p text:style-name="P43">service sshd restart</text:p>
      <text:p text:style-name="P43"/>
      <text:p text:style-name="P8">Para que root <text:span text:style-name="T9">acesse</text:span> sem senha no SSH</text:p>
      <text:p text:style-name="P43">PermitRootLogin without-password</text:p>
      <text:p text:style-name="P43"/>
      <text:p text:style-name="P8">Criar uma chave para o ssh no desktop</text:p>
      <text:p text:style-name="P43"/>
      <text:p text:style-name="P43">ssh-keygen -t rsa -b 4096</text:p>
      <text:p text:style-name="P43"/>
      <text:p text:style-name="P43">Para maior segurança usar a chave ED25519 ou ECDSA:</text:p>
      <text:p text:style-name="P43"/>
      <text:p text:style-name="P43">ssh-keygen -t ecdsa -b 4096</text:p>
      <text:p text:style-name="P43"/>
      <text:p text:style-name="P43">ssh-keygen -t ed25519 -b 4096</text:p>
      <text:p text:style-name="P43"/>
      <text:p text:style-name="P43">Então copie sua chave para o servidor <text:span text:style-name="T9">com o comando abaixo</text:span>, para que possa conectar sem digitar a senha. Na primeira vez te pedirá a senha mas sua senha do desktop, mas memorizará e não mais pedirá. Assim ficará mais seguro.</text:p>
      <text:p text:style-name="P43"/>
      <text:p text:style-name="P43">ssh-copy-id ribafs@ip_servidor -p 10522</text:p>
      <text:p text:style-name="P43"/>
      <text:p text:style-name="P43">Mesmo com scp não pedirá senha.</text:p>
      <text:p text:style-name="P43"/>
      <text:p text:style-name="P43"><text:span text:style-name="T10">Sugestão</text:span> - Criar um script para conectar:</text:p>
      <text:p text:style-name="P43"/>
      <text:p text:style-name="P43">sudo nano /usr/local/bin/servidor</text:p>
      <text:p text:style-name="P43">ssh -p 55522 ribafs@128.199.63.251</text:p>
      <text:p text:style-name="P43"/>
      <text:p text:style-name="P43">sudo chmod +x /usr/local/bin/servidor</text:p>
      <text:p text:style-name="P43"/>
      <text:p text:style-name="P43"><text:soft-page-break/>Conecte com</text:p>
      <text:p text:style-name="P43">servidor</text:p>
      <text:p text:style-name="P43"/>
      <text:p text:style-name="P43"/>
      <text:h text:style-name="Heading_20_2" text:outline-level="2"><text:bookmark-start text:name="__RefHeading___Toc390_942421216"/>Atualização<text:bookmark-end text:name="__RefHeading___Toc390_942421216"/></text:h>
      <text:p text:style-name="P29">A melhor defesa em termos de segurança é manter o sistema atualizado</text:p>
      <text:p text:style-name="P29"/>
      <text:p text:style-name="P29">pkg update</text:p>
      <text:p text:style-name="P29">pkg upgrade</text:p>
      <text:p text:style-name="P29"/>
      <text:p text:style-name="P30">Após atualizar o kernel</text:p>
      <text:p text:style-name="P30">shutdown -r now</text:p>
      <text:p text:style-name="P30"/>
      <text:p text:style-name="P3">Aplicando patches de segurança</text:p>
      <text:p text:style-name="P29"/>
      <text:p text:style-name="P29">freebsd-update fetch</text:p>
      <text:p text:style-name="P29">freebsd-update install</text:p>
      <text:p text:style-name="P29"/>
      <text:p text:style-name="P3">Em caso de problema na atualização</text:p>
      <text:p text:style-name="P29"/>
      <text:p text:style-name="P29">freebsd-update rollback</text:p>
      <text:p text:style-name="P29"/>
      <text:p text:style-name="P3">Adicionar ao crontab</text:p>
      <text:p text:style-name="P29"/>
      <text:p text:style-name="P31">Para que seja feita de forma automática todos os dias</text:p>
      <text:p text:style-name="P29"/>
      <text:p text:style-name="P31">sudo suu</text:p>
      <text:p text:style-name="P29">nano /etc/crontab</text:p>
      <text:p text:style-name="P29"/>
      <text:p text:style-name="P29">#Adicionei</text:p>
      <text:p text:style-name="P29">@daily root freebsd-update -t freebsd cron</text:p>
      <text:p text:style-name="P29"/>
      <text:p text:style-name="P87">Receber Anúncios de Segurança por e-mail</text:p>
      <text:p text:style-name="P34"/>
      <text:p text:style-name="P34">Uma medida importante é se cadastrar na lista de anúncios de segurança do FreeBSD. </text:p>
      <text:p text:style-name="P34"/>
      <text:p text:style-name="P34">Esta aqui:</text:p>
      <text:p text:style-name="P34"><text:a xlink:type="simple" xlink:href="https://lists.freebsd.org/mailman/listinfo/freebsd-announce" text:style-name="Internet_20_link" text:visited-style-name="Visited_20_Internet_20_Link">https://lists.freebsd.org/mailman/listinfo/freebsd-announce</text:a> </text:p>
      <text:p text:style-name="P29"/>
      <text:p text:style-name="P10">Posts</text:p>
      <text:p text:style-name="P47"/>
      <text:p text:style-name="P47">sudo portsnap fetch extract</text:p>
      <text:p text:style-name="P47">sudo portsnap fetch update</text:p>
      <text:p text:style-name="P47"/>
      <text:p text:style-name="P47">sudo pkg install portmaster</text:p>
      <text:p text:style-name="P47"/>
      <text:p text:style-name="P47">cd /usr/ports/ports-mgmt/portmaster</text:p>
      <text:p text:style-name="P47">sudo make install clean</text:p>
      <text:p text:style-name="P47"/>
      <text:p text:style-name="P47">Checar por atualizações</text:p>
      <text:p text:style-name="P47">portmaster -L</text:p>
      <text:p text:style-name="P47"><text:soft-page-break/><text:span text:style-name="T10">Evitando problemas na atualização</text:span></text:p>
      <text:p text:style-name="P47"/>
      <text:p text:style-name="P47">sudo nextboot -o "-s" -k kernel</text:p>
      <text:p text:style-name="P47">sudo reboot</text:p>
      <text:p text:style-name="P47"/>
      <text:h text:style-name="Heading_20_2" text:outline-level="2"><text:bookmark-start text:name="__RefHeading___Toc392_942421216"/>Backup<text:bookmark-end text:name="__RefHeading___Toc392_942421216"/></text:h>
      <text:p text:style-name="P32">Atualização e backup são as medidas mais importantes e efetivas para garantir a segurança de um servidor.</text:p>
      <text:p text:style-name="P32"/>
      <text:p text:style-name="P32">Atualização e backup</text:p>
      <text:p text:style-name="P32"/>
      <text:p text:style-name="P32">Efetuar backup frequente do servidor</text:p>
      <text:p text:style-name="P32"/>
      <text:p text:style-name="P32">Efetuar Backups é uma das medidas mais importantes em termos de segurança, pois mesmo que o site tenha sido inteiramente destruído, se você tiver um backup confiável poderá em pouco tempo colocar seu site de volta.</text:p>
      <text:p text:style-name="P32"/>
      <text:p text:style-name="P32">Tenha um planejamento para backup e restore. Mantenha várias cópias do site (todos os arquivos e o banco) e faça testes locais de restauração. </text:p>
      <text:p text:style-name="P32"/>
      <text:p text:style-name="P32">Como você nunca sabe quando um ataque pode acontecer então faça backup e vários. </text:p>
      <text:p text:style-name="P32">Faça backup full do site com muita frequência: simplebackup e akeba backup ajudam (mas apenas para sites abaixo de 100MB, acima disso faça um backup manual). </text:p>
      <text:p text:style-name="P32"/>
      <text:p text:style-name="P32">Guarde não apenas uma cópia do backup, mas várias, pois pode ser que a última esteja comprometida ou corrompida. </text:p>
      <text:p text:style-name="P32"/>
      <text:p text:style-name="P32">Idealmente faça teste de restauração do site em micro local para se certificar logo após o backup. </text:p>
      <text:p text:style-name="P32"/>
      <text:p text:style-name="P32">Atualize o servidor com frequência.</text:p>
      <text:p text:style-name="P32"/>
      <text:p text:style-name="P32"/>
      <text:h text:style-name="Heading_20_2" text:outline-level="2"><text:bookmark-start text:name="__RefHeading___Toc394_942421216"/>Cuidados Iniciais<text:bookmark-end text:name="__RefHeading___Toc394_942421216"/></text:h>
      <text:p text:style-name="P32"/>
      <text:p text:style-name="P4">Usuários e Shell</text:p>
      <text:p text:style-name="P33"/>
      <text:p text:style-name="P33">Por questões de segurança é melhor usar o shell padrão do FreeBSD e na criação de usuários forçe senha forte e evite criar usuários sem necessidade.</text:p>
      <text:p text:style-name="P33"/>
      <text:p text:style-name="P33">Não esqueça dos seus clientes, eles podem ser uma fragilidade do servidor, portanto reforçe a importância de senhas fortes.</text:p>
      <text:p text:style-name="P33"/>
      <text:p text:style-name="P33">Use apenas ssh para conectar ao servidor. Em caso de sites, se precisar efetuar login use SSL e autenticação em áreas administrativas.</text:p>
      <text:p text:style-name="P33"/>
      <text:p text:style-name="P4"><text:span text:style-name="T4">Para s</text:span>aber o que oo sitema está carregando na inicialização</text:p>
      <text:p text:style-name="P33"/>
      <text:p text:style-name="P33">grep YES /etc/defaults/rc.conf</text:p>
      <text:p text:style-name="P33"><text:soft-page-break/>grep YES /etc/rc.conf</text:p>
      <text:p text:style-name="P33">ls /usr/local/etc/rc.d</text:p>
      <text:p text:style-name="P33">/etc/inetd.conf</text:p>
      <text:p text:style-name="P33"/>
      <text:p text:style-name="P4"/>
      <text:p text:style-name="P4">Delete serviços que não está usando</text:p>
      <text:p text:style-name="P33">Mude as entradas "YES” no rc.conf para "NO”</text:p>
      <text:p text:style-name="P33"/>
      <text:p text:style-name="P33">Remova scripts de /usr/local/etc/rc.d</text:p>
      <text:p text:style-name="P33"/>
      <text:p text:style-name="P33">Comente serviços em</text:p>
      <text:p text:style-name="P33">/etc/inetd.conf caso inetd esteja rodando</text:p>
      <text:p text:style-name="P33"/>
      <text:p text:style-name="P33">Cheque o crontab </text:p>
      <text:p text:style-name="P33">Veja se não encontra alguma entrada estranha no crontab </text:p>
      <text:p text:style-name="P33"/>
      <text:p text:style-name="P33">Verificar se inetd está rodando com</text:p>
      <text:p text:style-name="P33"/>
      <text:p text:style-name="P33">service inetd onestatus</text:p>
      <text:p text:style-name="P33"/>
      <text:p text:style-name="P4">Senhas</text:p>
      <text:p text:style-name="P33"/>
      <text:p text:style-name="P33">Use senhas fortes para o cPanel, para usuários dos bancos, e-mails, para o Joomla, etc. De nada vai adiantar todo o cuidado com a segurança, se você deixa seu usuário com uma senha bem fácil ou medianamente fácil. A senha deve ser forte e senha forte é senha grande (8 ou maiis) e complexa (misturar letras maúsculas, minuúsculas, números e siímbolos).</text:p>
      <text:p text:style-name="P33"/>
      <text:p text:style-name="P33">Não use FTP, pois as senhas navegam em texto claro. Em seu lugar prefira sftp, FileZilla, scp, o gerenciador de arquivos do cPanel, etc. </text:p>
      <text:p text:style-name="P33"/>
      <text:p text:style-name="P33">Não dê oportunidade aos Crackers</text:p>
      <text:p text:style-name="P33">Um cracker precisa ter duas coisas: oportunidade e habilidade. Vários crackers têm habilidade, não dê a eles a oportunidade.</text:p>
      <text:p text:style-name="P33"/>
      <text:p text:style-name="P4">Notícias Realistas</text:p>
      <text:p text:style-name="P33"/>
      <text:p text:style-name="P33">- Não existe segurança perfeita, portanto é melhor prevenir com backup </text:p>
      <text:p text:style-name="P33">- Não existe a forma perfeita, sempre existem várias formas de se fazer, seja criativo e esforce-se </text:p>
      <text:p text:style-name="P33">- Nada substitui a experiência, portanto estude e pratique. Aqui o que precisamos aprender: GNU/Linux, Apache, MySQL, SQL, PHP, HTTP, CSS, XML, RSS, TCP/IP, FTP, Subversion, JavaScript e Joomla, Linux, FreeBSD, etc. </text:p>
      <text:p text:style-name="P33"/>
      <text:p text:style-name="P33">Um sistema que é baseado no FreeBSD e que reforça a segurança é o </text:p>
      <text:p text:style-name="P33">HerdenedBSD - <text:a xlink:type="simple" xlink:href="https://hardenedbsd.org/" text:style-name="Internet_20_link" text:visited-style-name="Visited_20_Internet_20_Link">https://hardenedbsd.org/</text:a> </text:p>
      <text:p text:style-name="P33"/>
      <text:h text:style-name="Heading_20_2" text:outline-level="2"><text:soft-page-break/></text:h>
      <text:h text:style-name="Heading_20_2" text:outline-level="2"><text:bookmark-start text:name="__RefHeading___Toc396_942421216"/>Níveis de Segurança<text:bookmark-end text:name="__RefHeading___Toc396_942421216"/></text:h>
      <text:p text:style-name="P35"/>
      <text:p text:style-name="P35">Existem 5 níveis, -1, 0, 1, 2, 3.</text:p>
      <text:p text:style-name="P35">O -1 é o mais baixo e o 3 o mais alto.</text:p>
      <text:p text:style-name="P35"/>
      <text:p text:style-name="P35">Para aprender sobre o sistema é recomendado o nível -1</text:p>
      <text:p text:style-name="P35">Para um sistema em produção com segurança reforçada o nível 3. Lembrando que ao usar o nível 3 o firewall do host é imutável.</text:p>
      <text:p text:style-name="P35">Nos níveis 1 e 2 não se pode ajustar os filtros de pacotes.</text:p>
      <text:p text:style-name="P35"/>
      <text:p text:style-name="P35">Em fases de manutenção configure como -1 e finalmente ajuste para 3:</text:p>
      <text:p text:style-name="P35"/>
      <text:p text:style-name="P35">sysctl kern.securelevel=3</text:p>
      <text:p text:style-name="P35"/>
      <text:p text:style-name="P35">Uma vez que você tenha apenas as portas de rede necessárias abertas, e você sabe quais programas estão usando essas portas, você sabe quais programas você deve estar</text:p>
      <text:p text:style-name="P36">mais preocupado em garantir. Se a equipe de segurança do FreeBSD enviar um anúncio de um problema com um serviço que você não executa, você pode seguramente atrasar a implementação de uma correção até a próxima manutenção. Se, no entanto, a equipe de segurança anuncia um buraco nos programas que você está usando, você sabe que tem que implementar uma correção o mais rápido possível. Se eles anunciam uma correção para um sério problema de segurança com um software de rede que você está usando, você sabe que deve ajir rapidamente. Simplesmente sendo capaz de responder de forma inteligente e rápida ao real riscos ajuda a protegê-lo contra a maioria dos intrusos. </text:p>
      <text:p text:style-name="P36"/>
      <text:p text:style-name="P36">Ferramentas como sinalizadores de arquivo e securelevels minimizam o dano que intrusos bem-sucedidos podem fazer. Finalmente, usando grupos para restringir seus próprios administradores de sistema a determinados seções do sistema podem proteger seus computadores de ambos os e danos deliberados.</text:p>
      <text:p text:style-name="P35"/>
      <text:p text:style-name="P88"><text:span text:style-name="T5">Para</text:span> chec<text:span text:style-name="T5">ar</text:span> <text:span text:style-name="T5">o</text:span> status <text:span text:style-name="T5">do nível de segurança que o sistema está rodando</text:span></text:p>
      <text:p text:style-name="P35"/>
      <text:p text:style-name="P35">sysctl -n kern.securelevel</text:p>
      <text:p text:style-name="P35"/>
      <text:p text:style-name="P35">Existem 5 níveis, -1, 0, 1, 2, 3.</text:p>
      <text:p text:style-name="P35">O -1 é o mais baixo e o 3 o mais alto.</text:p>
      <text:p text:style-name="P35"/>
      <text:p text:style-name="P35">-1 não tem nenhuma segurança implementada, destina-se apenas ao estudo.</text:p>
      <text:p text:style-name="P35"/>
      <text:p text:style-name="P35">Maior que 0 tem alguma segurança implementada.</text:p>
      <text:p text:style-name="P35"/>
      <text:p text:style-name="P35">Para aprender sobre o sistema é recomendado o nível -1</text:p>
      <text:p text:style-name="P35">Para um sistema em produção com segurança reforçada o nível 3. Lembrando que ao usar o nívell 3 o firewall do host é imutável.</text:p>
      <text:p text:style-name="P35"/>
      <text:p text:style-name="P35">Nos níveis 1 e 2 não se pode ajustar os filtros de pacotes.</text:p>
      <text:p text:style-name="P35"/>
      <text:p text:style-name="P37">Em fases de manutenção configure como -1 e finalmente</text:p>
      <text:p text:style-name="P37"/>
      <text:p text:style-name="P5"><text:soft-page-break/><text:span text:style-name="T6">A</text:span>pós tudo pronto ajuste para 3:</text:p>
      <text:p text:style-name="P35"/>
      <text:p text:style-name="P35">sysctl kern.securelevel=3</text:p>
      <text:p text:style-name="P35"/>
      <text:p text:style-name="P6">Para ficar permanente</text:p>
      <text:p text:style-name="P38"/>
      <text:p text:style-name="P84"><text:span text:style-name="Source_20_Text">kern_securelevel_enable="YES"</text:span></text:p>
      <text:p text:style-name="P85"><text:span text:style-name="Source_20_Text">kern_securelevel="</text:span><text:span text:style-name="Source_20_Text"><text:span text:style-name="T7">3</text:span></text:span><text:span text:style-name="Source_20_Text">"</text:span></text:p>
      <text:p text:style-name="P35">Uma vez que você tenha apenas as portas de rede necessárias abertas, e você sabe quais programas estão usando essas portas, você sabe quais programas você deve estar</text:p>
      <text:p text:style-name="P35">mais preocupado em garantir. </text:p>
      <text:p text:style-name="P35"/>
      <text:p text:style-name="P35">Se a equipe de segurança do FreeBSD enviar um anúncio de um problema com um serviço que você não executa, você pode seguramente atrasar a implementação de uma correção até a próxima manutenção. </text:p>
      <text:p text:style-name="P35"/>
      <text:p text:style-name="P35">Se, no entanto, a equipe de segurança anuncia um buraco nos programas que você está usando, você sabe que tem que implementar uma correção o mais rápido possível. </text:p>
      <text:p text:style-name="P35"/>
      <text:p text:style-name="P35">Se eles anunciam uma correção para um sério problema de segurança com um software de rede que você está usando, você sabe que deve ajir rapidamente. </text:p>
      <text:p text:style-name="P35"/>
      <text:p text:style-name="P35">Simplesmente sendo capaz de responder de forma inteligente e rápida ao real risco ajuda a protegê-lo contra a maioria dos intrusos. </text:p>
      <text:p text:style-name="P35"/>
      <text:p text:style-name="P35">Ferramentas como sinalizadores de arquivo e securelevels minimizam o dano que intrusos bem-sucedidos podem fazer. </text:p>
      <text:p text:style-name="P35"/>
      <text:p text:style-name="P35">Finalmente, usando grupos para restringir seus próprios administradores de sistema a determinados seções do sistema podem proteger seus computadores de ambos os e danos deliberados.</text:p>
      <text:p text:style-name="P35"/>
      <text:p text:style-name="P35"/>
      <text:h text:style-name="Heading_20_2" text:outline-level="2"><text:bookmark-start text:name="__RefHeading___Toc398_942421216"/>Restringindo Permissões de Arquivos<text:bookmark-end text:name="__RefHeading___Toc398_942421216"/></text:h>
      <text:p text:style-name="P39"/>
      <text:p text:style-name="P40">Restrições de acesso somente para o usuário, o dono</text:p>
      <text:p text:style-name="P40"/>
      <text:p text:style-name="P40">Por padrão as permissões são assim:</text:p>
      <text:p text:style-name="P40"/>
      <text:p text:style-name="P40">ls -la /etc/sysctl.conf</text:p>
      <text:p text:style-name="P40">-rw-r--r-- <text:s/>1 root <text:s/>wheel</text:p>
      <text:p text:style-name="P40"/>
      <text:p text:style-name="P40">Com as configurações abaixo ficarão assim:</text:p>
      <text:p text:style-name="P40"/>
      <text:p text:style-name="P40">-rw-r----- <text:s/>1 root <text:s/>wheel</text:p>
      <text:p text:style-name="P40"/>
      <text:p text:style-name="P7">Alguns arquivos importantes</text:p>
      <text:p text:style-name="P40"/>
      <text:p text:style-name="P40">chmod o= /etc/sysctl.conf</text:p>
      <text:p text:style-name="P40">chmod o= /etc/ttys</text:p>
      <text:p text:style-name="P40"><text:soft-page-break/>chmod o= /etc/inetd.conf</text:p>
      <text:p text:style-name="P40">chmod o= /etc/login.*</text:p>
      <text:p text:style-name="P40">chmod o= /etc/fstab</text:p>
      <text:p text:style-name="P40">chmod o= /etc/rc.conf</text:p>
      <text:p text:style-name="P40">chmod o= /etc/ftpusers</text:p>
      <text:p text:style-name="P40">chmod o= /etc/group</text:p>
      <text:p text:style-name="P40">chmod o= /etc/host*</text:p>
      <text:p text:style-name="P40">chmod o= /etc/inetd.conf</text:p>
      <text:p text:style-name="P40">chmod o= /usr/bin/users</text:p>
      <text:p text:style-name="P40">chmod o= /usr/bin/w</text:p>
      <text:p text:style-name="P40">chmod o= /usr/bin/who</text:p>
      <text:p text:style-name="P40">chmod o= /usr/bin/lastcomm</text:p>
      <text:p text:style-name="P40">chmod o= /usr/bin/last</text:p>
      <text:p text:style-name="P40"/>
      <text:p text:style-name="P40">Atacantes tendem a limpar os logs quando finalizam seu ataque. Mudemos as permissões dos arquivos de log</text:p>
      <text:p text:style-name="P40"/>
      <text:p text:style-name="P40">chmod o= /var/log</text:p>
      <text:p text:style-name="P40">chflags sappnd /var/log</text:p>
      <text:p text:style-name="P40">chflags sappnd /var/log/*</text:p>
      <text:p text:style-name="P40"/>
      <text:p text:style-name="P40">Agora os logs não podem ser rodados</text:p>
      <text:p text:style-name="P40"/>
      <text:p text:style-name="P7">Criar o script</text:p>
      <text:p text:style-name="P40"/>
      <text:p text:style-name="P40">nano /usr/local/bin/perms</text:p>
      <text:p text:style-name="P40"/>
      <text:p text:style-name="P40">#!/bin/sh</text:p>
      <text:p text:style-name="P40">clear;</text:p>
      <text:p text:style-name="P40">echo "Aguarde enquanto configuro as permissões do /usr/local/www/apache24/data/$1";</text:p>
      <text:p text:style-name="P40">echo "";</text:p>
      <text:p text:style-name="P40">chown -R www:www /usr/local/www/apache24/data/$1;</text:p>
      <text:p text:style-name="P40">find /usr/local/www/apache24/data/$1 -type d -exec chmod 755 {} \;</text:p>
      <text:p text:style-name="P40">find /usr/local/www/apache24/data/$1 -type f -exec chmod 644 {} \;</text:p>
      <text:p text:style-name="P40">echo "";</text:p>
      <text:p text:style-name="P40">echo "Concluído!";</text:p>
      <text:p text:style-name="P40"/>
      <text:p text:style-name="P40">chmod +x /usr/local/bin/perms</text:p>
      <text:p text:style-name="P40"/>
      <text:p text:style-name="P40">Executar sempre que copiar arquivos ou descompactar em </text:p>
      <text:p text:style-name="P40">/usr/local/www/apache24/data</text:p>
      <text:p text:style-name="P40"/>
      <text:p text:style-name="P40">Supondo que tenha criado a pasta</text:p>
      <text:p text:style-name="P40">/usr/local/www/apache24/data/joomla </text:p>
      <text:p text:style-name="P40">E tenha descompactado o joomla dentro dela então execute:</text:p>
      <text:p text:style-name="P40"/>
      <text:p text:style-name="P40">perms joomla</text:p>
      <text:p text:style-name="P40"/>
      <text:p text:style-name="P7">Harden executáveis</text:p>
      <text:p text:style-name="P40"/>
      <text:p text:style-name="P40">chflags -F schg /kernel</text:p>
      <text:p text:style-name="P40">chflags -F schg /bin /sbin</text:p>
      <text:p text:style-name="P40"><text:soft-page-break/><text:span text:style-name="T10">Desabilitar cgi no httpd.conf</text:span></text:p>
      <text:p text:style-name="P40"/>
      <text:p text:style-name="P40">chmod 750 /usr/bin/perl</text:p>
      <text:p text:style-name="P40">chmod 750 /usr/local/bin/perl</text:p>
      <text:p text:style-name="P40"/>
      <text:h text:style-name="Heading_20_2" text:outline-level="2"><text:bookmark-start text:name="__RefHeading___Toc400_942421216"/>Remover Serviços Não Usados<text:bookmark-end text:name="__RefHeading___Toc400_942421216"/></text:h>
      <text:p text:style-name="P41"/>
      <text:p text:style-name="P41">Caso não use estes serviços abaixo:</text:p>
      <text:p text:style-name="P41"/>
      <text:p text:style-name="P41">pkg delete xinetd ypserv tftp-server telnet-server rsh-server</text:p>
      <text:p text:style-name="P41"/>
      <text:p text:style-name="P41">pkg list</text:p>
      <text:p text:style-name="P41">pkg delete nome</text:p>
      <text:p text:style-name="P41"/>
      <text:p text:style-name="P41">Procurando portas escutando na rede (em seu desktop)</text:p>
      <text:p text:style-name="P41"/>
      <text:p text:style-name="P41">nmap -sT -O localhost</text:p>
      <text:p text:style-name="P41"/>
      <text:p text:style-name="P41">Procurar arquivos e diretórios com 777 e 666:</text:p>
      <text:p text:style-name="P41"/>
      <text:p text:style-name="P41">find /dir -xdev -type d \( -perm -0002 -a ! -perm -1000 \) -print</text:p>
      <text:p text:style-name="P41"/>
      <text:p text:style-name="P41">Procurar arquivos sem dono</text:p>
      <text:p text:style-name="P41">find /dir -xdev \( -nouser -o -nogroup \) -print</text:p>
      <text:p text:style-name="P41"/>
      <text:p text:style-name="P41"/>
      <text:h text:style-name="Heading_20_2" text:outline-level="2"><text:bookmark-start text:name="__RefHeading___Toc402_942421216"/>Memória Compartilhada<text:bookmark-end text:name="__RefHeading___Toc402_942421216"/></text:h>
      <text:p text:style-name="P42"/>
      <text:p text:style-name="P42">Melhorar a segurança da memória compartilhada</text:p>
      <text:p text:style-name="P42"/>
      <text:p text:style-name="P42">Checar valores atuais</text:p>
      <text:p text:style-name="P42">sysctl -a | grep -E "shmall|shmmax"</text:p>
      <text:p text:style-name="P42"/>
      <text:p text:style-name="P42">kern.ipc.shmall: 8192</text:p>
      <text:p text:style-name="P42">kern.ipc.shmmax: 33554432</text:p>
      <text:p text:style-name="P42"/>
      <text:p text:style-name="P42">ou alternativamente:</text:p>
      <text:p text:style-name="P42"/>
      <text:p text:style-name="P42">ipcs -M</text:p>
      <text:p text:style-name="P42"/>
      <text:p text:style-name="P42">shminfo:</text:p>
      <text:p text:style-name="P42"><text:tab/>shmmax: <text:s text:c="4"/>33554432<text:tab/>(max shared memory segment size)</text:p>
      <text:p text:style-name="P42"><text:tab/>shmmin: <text:s text:c="11"/>1<text:tab/>(min shared memory segment size)</text:p>
      <text:p text:style-name="P42"><text:tab/>shmmni: <text:s text:c="9"/>192<text:tab/>(max number of shared memory identifiers)</text:p>
      <text:p text:style-name="P42"><text:tab/>shmseg: <text:s text:c="9"/>128<text:tab/>(max shared memory segments per process)</text:p>
      <text:p text:style-name="P42"><text:tab/>shmall: <text:s text:c="8"/>8192<text:tab/>(max amount of shared memory in pages)</text:p>
      <text:p text:style-name="P42"/>
      <text:p text:style-name="P42"/>
      <text:p text:style-name="P42">Para fazer com que a configuração seja persistente, adicione as duas linhas para o :</text:p>
      <text:p text:style-name="P42"><text:soft-page-break/></text:p>
      <text:p text:style-name="P42">nano /etc/sysctl.conf</text:p>
      <text:p text:style-name="P42"/>
      <text:p text:style-name="P42"><text:s/>kern.ipc.shmall=2097152</text:p>
      <text:p text:style-name="P42"><text:s/>kern.ipc.shmmax=134217728</text:p>
      <text:p text:style-name="P42"/>
      <text:p text:style-name="P42">Descrição dos parâmetros:</text:p>
      <text:p text:style-name="P42"/>
      <text:p text:style-name="P42"><text:s/>kern.ipc.shmall: Número máximo de páginas (normalmente 4096 bytes) disponível para shared memory </text:p>
      <text:p text:style-name="P42"><text:s/>kern.ipc.shmmax: Máximo tamanho do segmento da memória compartilhada em bytes</text:p>
      <text:p text:style-name="P42"/>
      <text:p text:style-name="P42">Para aplicar as alterações imediatamente em /etc/sysctl.conf, execute:</text:p>
      <text:p text:style-name="P42"/>
      <text:p text:style-name="P42">service sysctl restart</text:p>
      <text:p text:style-name="P42"/>
      <text:h text:style-name="Heading_20_2" text:outline-level="2"><text:bookmark-start text:name="__RefHeading___Toc404_942421216"/>Impedir login direto do root<text:bookmark-end text:name="__RefHeading___Toc404_942421216"/></text:h>
      <text:p text:style-name="P44"/>
      <text:p text:style-name="P44">Para que somente usuários comuns possam fazer login no servidor, inclusive na console da hospedagem, edite o arquivo</text:p>
      <text:p text:style-name="P44"/>
      <text:p text:style-name="P44">Antes disso instale e use o sudo para fazer login como usuário comum e mudar para sudo quando precisar.</text:p>
      <text:p text:style-name="P44"/>
      <text:p text:style-name="P44">nano /etc/ttys </text:p>
      <text:p text:style-name="P44"/>
      <text:p text:style-name="P44">Faça um backup full do sistema ou atualize o snapshot</text:p>
      <text:p text:style-name="P44"/>
      <text:p text:style-name="P44">E troque todas as ocorrências de 'secure' por 'insecure'</text:p>
      <text:p text:style-name="P44"/>
      <text:h text:style-name="Heading_20_2" text:outline-level="2"><text:bookmark-start text:name="__RefHeading___Toc406_942421216"/>Reforçando a Segurança dos usuários<text:bookmark-end text:name="__RefHeading___Toc406_942421216"/></text:h>
      <text:p text:style-name="P44"/>
      <text:p text:style-name="P44">Cada usuário deve ter sua conta restrita</text:p>
      <text:p text:style-name="P44">Devem usar senhas fortes</text:p>
      <text:p text:style-name="P44">A senha do root deve ser conhecida pela menor quantidade de pessoas possível</text:p>
      <text:p text:style-name="P44">As contas de usuários devem ser auditadas periodicamente e desabilitar ou remover usuários que não são mais usados</text:p>
      <text:p text:style-name="P44"/>
      <text:h text:style-name="Heading_20_2" text:outline-level="2"><text:bookmark-start text:name="__RefHeading___Toc408_942421216"/>Comando sudo do linux<text:bookmark-end text:name="__RefHeading___Toc408_942421216"/></text:h>
      <text:p text:style-name="P44">É uma boa forma de ganhar acesso de root temporariamente. Não vem instalado por default no FreeBSD 11, mas pode ser instalado com</text:p>
      <text:p text:style-name="P44"/>
      <text:p text:style-name="P44">pkg install sudo</text:p>
      <text:p text:style-name="P44"/>
      <text:p text:style-name="P44">Pelos ports</text:p>
      <text:p text:style-name="P44">cd /usr/ports/security/sudo</text:p>
      <text:p text:style-name="P44">make install</text:p>
      <text:p text:style-name="P44"/>
      <text:p text:style-name="P44"><text:soft-page-break/>Adicionar um usuário ao sudoers ou para um grupo que já esteja lá, como o wheel</text:p>
      <text:p text:style-name="P44"/>
      <text:p text:style-name="P44">nano /usr/local/etc/sudoers</text:p>
      <text:p text:style-name="P44"/>
      <text:p text:style-name="P44">ribafs <text:s/>ALL=(ALL) <text:s text:c="2"/>ALL</text:p>
      <text:p text:style-name="P44"/>
      <text:p text:style-name="P44">ou adicionar ao grupo wheel, que é um grupo com privilégios administrativos</text:p>
      <text:p text:style-name="P44"/>
      <text:p text:style-name="P44">pw usermod ribafs -G wheel</text:p>
      <text:p text:style-name="P44"/>
      <text:p text:style-name="P11">Reforçando</text:p>
      <text:p text:style-name="P44"/>
      <text:p text:style-name="P44">Meu exemplo</text:p>
      <text:p text:style-name="P44"/>
      <text:p text:style-name="P44">hostname="ribafs"</text:p>
      <text:p text:style-name="P44">cloudinit_enable="YES"</text:p>
      <text:p text:style-name="P44">sshd_enable="YES"</text:p>
      <text:p text:style-name="P44">digitaloceanpre="YES"</text:p>
      <text:p text:style-name="P44">digitalocean="YES"</text:p>
      <text:p text:style-name="P44">zfs_enable="YES"</text:p>
      <text:p text:style-name="P44"/>
      <text:p text:style-name="P44">ntpd_enable="YES"</text:p>
      <text:p text:style-name="P44">ntpd_sync_on_start="YES"</text:p>
      <text:p text:style-name="P44"/>
      <text:p text:style-name="P44">clear_tmp_enable="YES"</text:p>
      <text:p text:style-name="P44">syslog_flags="-ss"</text:p>
      <text:p text:style-name="P44">sendmail_enable="NONE"</text:p>
      <text:p text:style-name="P44">sendmail_submit_enable="NO"</text:p>
      <text:p text:style-name="P44">sendmail_outbount_enable="NO"</text:p>
      <text:p text:style-name="P44">sendmail_msp_queue_enable="NO"</text:p>
      <text:p text:style-name="P44">sendmail_cert_create="NO"</text:p>
      <text:p text:style-name="P44">kern_securelevel_enable="YES</text:p>
      <text:p text:style-name="P44">indet_enable="NO"</text:p>
      <text:p text:style-name="P44">icmp_drop_redirect="YES"</text:p>
      <text:p text:style-name="P44">tcp_drop_synfin="YES"</text:p>
      <text:p text:style-name="P44">icmp_log_redirect="YES"</text:p>
      <text:p text:style-name="P44">portmap_enable="NO"</text:p>
      <text:p text:style-name="P44">log_in_vain="YES"</text:p>
      <text:p text:style-name="P44"/>
      <text:p text:style-name="P44">sshguard_enable="YES"</text:p>
      <text:p text:style-name="P44"/>
      <text:p text:style-name="P44">apache24_enable="yes"</text:p>
      <text:p text:style-name="P44">mysql_enable="yes"</text:p>
      <text:p text:style-name="P44"/>
      <text:p text:style-name="P44">#Adicionei</text:p>
      <text:p text:style-name="P44">firewall_enable="YES"</text:p>
      <text:p text:style-name="P44">firewall_quiet="YES"</text:p>
      <text:p text:style-name="P44">firewall_type="workstation"</text:p>
      <text:p text:style-name="P44">firewall_myservices="65522 80 443"</text:p>
      <text:p text:style-name="P44">firewall_allowservices="any"</text:p>
      <text:p text:style-name="P44">firewall_logdeny="YES"</text:p>
      <text:p text:style-name="P44">#firewall_script="/usr/local/etc/IPFW.rules"</text:p>
      <text:p text:style-name="P44"><text:soft-page-break/># DigitalOcean Dynamic Configuration lines and the immediate line below it,</text:p>
      <text:p text:style-name="P44"># are removed each boot.</text:p>
      <text:p text:style-name="P44"/>
      <text:p text:style-name="P44"># DigitalOcean Dynamic Configuration</text:p>
      <text:p text:style-name="P44">defaultrouter="167.99.160.1"</text:p>
      <text:p text:style-name="P44"># DigitalOcean Dynamic Configuration</text:p>
      <text:p text:style-name="P44">ipv6_defaultrouter=""</text:p>
      <text:p text:style-name="P44"># DigitalOcean Dynamic Configuration</text:p>
      <text:p text:style-name="P44">ipv6_activate_all_interfaces="yes"</text:p>
      <text:p text:style-name="P44"/>
      <text:p text:style-name="P44">sudo nano /etc/sysctl.conf</text:p>
      <text:p text:style-name="P44"/>
      <text:p text:style-name="P44">Adicionar ou mudar</text:p>
      <text:p text:style-name="P44"/>
      <text:p text:style-name="P44">security.bsd.see_other_uids=0</text:p>
      <text:p text:style-name="P44">security.bsd.see_other_gids=0</text:p>
      <text:p text:style-name="P44">security.bsd.unprivileged_read_msgbuf=0</text:p>
      <text:p text:style-name="P44">security.bsd.unprivileged_proc_debug=0</text:p>
      <text:p text:style-name="P44">security.bsd.stack_guard_page=1</text:p>
      <text:p text:style-name="P44">kern.randompid=$(jot -r 1 9999)</text:p>
      <text:p text:style-name="P44">kern.securelevel=3</text:p>
      <text:p text:style-name="P44">kern.ps.showallprocs=0</text:p>
      <text:p text:style-name="P44">net.inet.tcp.blackhole=2</text:p>
      <text:p text:style-name="P44">net.inet.udp.blackhole=1</text:p>
      <text:p text:style-name="P44">net.inet.ip.random_id=1</text:p>
      <text:p text:style-name="P44"/>
      <text:p text:style-name="P44">net.inet.tcp.sendbuf_max=16777216</text:p>
      <text:p text:style-name="P44">net.inet.tcp.recvbuf_max=16777216</text:p>
      <text:p text:style-name="P44">net.inet.tcp.sendbuf_auto=1</text:p>
      <text:p text:style-name="P44">net.inet.tcp.recvbuf_auto=1</text:p>
      <text:p text:style-name="P44">net.inet.tcp.sendbuf_inc=16384</text:p>
      <text:p text:style-name="P44">net.inet.tcp.recvbuf_inc=524288</text:p>
      <text:p text:style-name="P44"/>
      <text:p text:style-name="P44">net.inet.tcp.mssdflt=1460</text:p>
      <text:p text:style-name="P44">net.inet.tcp.minmss=1300</text:p>
      <text:p text:style-name="P44">net.inet.tcp.syncache.rexmtlimit=0</text:p>
      <text:p text:style-name="P44">net.inet.tcp.syncookies=0</text:p>
      <text:p text:style-name="P44">net.inet.tcp.tso=0</text:p>
      <text:p text:style-name="P44">net.inet.ip.check_interface=1</text:p>
      <text:p text:style-name="P44">net.inet.ip.process_options=0</text:p>
      <text:p text:style-name="P44">net.inet.ip.redirect=0</text:p>
      <text:p text:style-name="P44">net.inet.icmp.drop_redirect=1</text:p>
      <text:p text:style-name="P44">net.inet.tcp.always_keepalive=0</text:p>
      <text:p text:style-name="P44">net.inet.tcp.drop_synfin=1</text:p>
      <text:p text:style-name="P44">net.inet.tcp.ecn.enable=1</text:p>
      <text:p text:style-name="P44">net.inet.tcp.icmp_may_rst=0</text:p>
      <text:p text:style-name="P44">net.inet.tcp.msl=5000</text:p>
      <text:p text:style-name="P44">net.inet.carp.preempt=1</text:p>
      <text:p text:style-name="P44"/>
      <text:p text:style-name="P44">e estas linhas para /etc/rc.conf:</text:p>
      <text:p text:style-name="P44"/>
      <text:p text:style-name="P44">clear_tmp_enable="YES"</text:p>
      <text:p text:style-name="P44"><text:soft-page-break/>syslog_flags="-ss"</text:p>
      <text:p text:style-name="P44">sendmail_enable="NONE"</text:p>
      <text:p text:style-name="P44">sendmail_submit_enable="NO"</text:p>
      <text:p text:style-name="P44">sendmail_outbount_enable="NO"</text:p>
      <text:p text:style-name="P44">sendmail_msp_queue_enable="NO"</text:p>
      <text:p text:style-name="P44">sendmail_cert_create="NO"</text:p>
      <text:p text:style-name="P44">kern_securelevel_enable="YES</text:p>
      <text:p text:style-name="P44">indet_enable="NO"</text:p>
      <text:p text:style-name="P44">icmp_drop_redirect="YES"</text:p>
      <text:p text:style-name="P44">tcp_drop_synfin="YES"</text:p>
      <text:p text:style-name="P44">icmp_log_redirect="YES"</text:p>
      <text:p text:style-name="P44">portmap_enable="NO"</text:p>
      <text:p text:style-name="P44">log_in_vain="YES"</text:p>
      <text:p text:style-name="P44"/>
      <text:p text:style-name="P44">Se usar o Firewall PF</text:p>
      <text:p text:style-name="P44"/>
      <text:p text:style-name="P44">pf_enable="YES"</text:p>
      <text:p text:style-name="P44">pf_rules="/etc/firewall"</text:p>
      <text:p text:style-name="P44">pf_flags=""</text:p>
      <text:p text:style-name="P44">pflog_enable="YES"</text:p>
      <text:p text:style-name="P44">pflog_logfile="/var/log/pflog"</text:p>
      <text:p text:style-name="P44">pflog_flags=""</text:p>
      <text:p text:style-name="P44"/>
      <text:p text:style-name="P44">Digital Ocean adicionou</text:p>
      <text:p text:style-name="P44"/>
      <text:p text:style-name="P44"># DigitalOcean Dynamic Configuration</text:p>
      <text:p text:style-name="P44">defaultrouter="167.99.160.1"</text:p>
      <text:p text:style-name="P44"># DigitalOcean Dynamic Configuration</text:p>
      <text:p text:style-name="P44">ifconfig_vtnet0="inet 167.99.175.44 netmask 255.255.240.0"</text:p>
      <text:p text:style-name="P44"># DigitalOcean Dynamic Configuration</text:p>
      <text:p text:style-name="P44">ifconfig_vtnet0_alias0="inet 10.46.0.5 netmask 255.255.0.0"</text:p>
      <text:p text:style-name="P44"># DigitalOcean Dynamic Configuration</text:p>
      <text:p text:style-name="P44">ipv6_defaultrouter=""</text:p>
      <text:p text:style-name="P44"># DigitalOcean Dynamic Configuration</text:p>
      <text:p text:style-name="P44">ipv6_activate_all_interfaces="yes"</text:p>
      <text:p text:style-name="P44"/>
      <text:p text:style-name="P44">Ao instalar o FreeBSD ele cria dois diretórios temporários: /tmp e /var/tmp. Vamos excluir o último e criar um link simbólico de /tmp para ele</text:p>
      <text:p text:style-name="P44"/>
      <text:p text:style-name="P44">sudo su</text:p>
      <text:p text:style-name="P44"/>
      <text:p text:style-name="P44">mv /var/tmp/* /tmp/</text:p>
      <text:p text:style-name="P44">rm -rf /var/tmp</text:p>
      <text:p text:style-name="P44">ln -s /tmp /var/tmp</text:p>
      <text:p text:style-name="P44"/>
      <text:p text:style-name="P44"/>
      <text:p text:style-name="P11">Timezone</text:p>
      <text:p text:style-name="P44"/>
      <text:p text:style-name="P44">sudo tzsetup</text:p>
      <text:p text:style-name="P44"/>
      <text:p text:style-name="P44"/>
      <text:p text:style-name="P11"/>
      <text:p text:style-name="P97">NTP</text:p>
      <text:p text:style-name="P44"/>
      <text:p text:style-name="P44">sudo nano /etc/rc.conf</text:p>
      <text:p text:style-name="P44"/>
      <text:p text:style-name="P44">ntpd_enable="YES"</text:p>
      <text:p text:style-name="P44">ntpd_sync_on_start="YES"</text:p>
      <text:p text:style-name="P44"/>
      <text:p text:style-name="P44">sudo service ntpd restart</text:p>
      <text:p text:style-name="P44"/>
      <text:p text:style-name="P44">Configurações</text:p>
      <text:p text:style-name="P44">/etc/ntp.conf</text:p>
      <text:p text:style-name="P44"/>
      <text:h text:style-name="Heading_20_2" text:outline-level="2"><text:bookmark-start text:name="__RefHeading___Toc410_942421216"/>Checando vulnerabilidade conhecidas de softwares<text:bookmark-end text:name="__RefHeading___Toc410_942421216"/></text:h>
      <text:p text:style-name="P44">sudo pkg audit -F</text:p>
      <text:p text:style-name="P44"/>
      <text:p text:style-name="P44"/>
      <text:p text:style-name="P11">Configurações</text:p>
      <text:p text:style-name="P44"/>
      <text:p text:style-name="P44">Base do sistema em</text:p>
      <text:p text:style-name="P44">/etc</text:p>
      <text:p text:style-name="P44"/>
      <text:p text:style-name="P44">E atualziado com</text:p>
      <text:p text:style-name="P44">freebsd-update</text:p>
      <text:p text:style-name="P44"/>
      <text:p text:style-name="P44">Softwares opcionais em</text:p>
      <text:p text:style-name="P44">/usr/local/etc</text:p>
      <text:p text:style-name="P44"/>
      <text:p text:style-name="P44">Ports em</text:p>
      <text:p text:style-name="P44">/usr/ports</text:p>
      <text:p text:style-name="P44"/>
      <text:p text:style-name="P44">Atualizados com:</text:p>
      <text:p text:style-name="P44">sudo portsnap fetch update</text:p>
      <text:p text:style-name="P44"/>
      <text:p text:style-name="P44">Ao procurar por um software opcional e somente o encontrar na pasta dos ports, significa que ele não está instalado.</text:p>
      <text:p text:style-name="P44"/>
      <text:h text:style-name="Heading_20_2" text:outline-level="2"><text:bookmark-start text:name="__RefHeading___Toc431_942421216"/>Monitorando/Auditando - <text:span text:style-name="T11">AIDE</text:span><text:bookmark-end text:name="__RefHeading___Toc431_942421216"/></text:h>
      <text:p text:style-name="P44"/>
      <text:p text:style-name="P44">pkg install aide</text:p>
      <text:p text:style-name="P44"/>
      <text:p text:style-name="P44">via ports</text:p>
      <text:p text:style-name="P44">make install /usr/ports/security/aide</text:p>
      <text:p text:style-name="P44"/>
      <text:p text:style-name="P51">sudo su</text:p>
      <text:p text:style-name="P51">pkg install aide</text:p>
      <text:p text:style-name="P51"/>
      <text:p text:style-name="P51">ou com pors </text:p>
      <text:p text:style-name="P51">make install /usr/ports/security/aide</text:p>
      <text:p text:style-name="P51"/>
      <text:p text:style-name="P51"><text:soft-page-break/>aide --help</text:p>
      <text:p text:style-name="P51"/>
      <text:p text:style-name="P51">aide -v</text:p>
      <text:p text:style-name="P51"/>
      <text:p text:style-name="P51">aide --init</text:p>
      <text:p text:style-name="P51"/>
      <text:p text:style-name="P51">cd /var/lib/aide</text:p>
      <text:p text:style-name="P51">ou</text:p>
      <text:p text:style-name="P51">cd /var/db/aide/database</text:p>
      <text:p text:style-name="P51"/>
      <text:p text:style-name="P51">ls -lt</text:p>
      <text:p text:style-name="P51"/>
      <text:p text:style-name="P51">mv /var/lib/aide/aide.db.new.gz /var/lib/aide/aide.db.gz</text:p>
      <text:p text:style-name="P51"/>
      <text:p text:style-name="P51">ls -lt</text:p>
      <text:p text:style-name="P51"/>
      <text:p text:style-name="P51">aide --check</text:p>
      <text:p text:style-name="P51"/>
      <text:p text:style-name="P51">Para comparar os bancos de dados execute</text:p>
      <text:p text:style-name="P51"/>
      <text:p text:style-name="P51">aide</text:p>
      <text:p text:style-name="P51"/>
      <text:p text:style-name="P51">Criar arquivo de teste</text:p>
      <text:p text:style-name="P51">touch /usr/sbin/mytestfile.txt</text:p>
      <text:p text:style-name="P51"/>
      <text:p text:style-name="P51">aide --check</text:p>
      <text:p text:style-name="P51"/>
      <text:p text:style-name="P51">aide --update</text:p>
      <text:p text:style-name="P51"/>
      <text:p text:style-name="P51">ls -lt</text:p>
      <text:p text:style-name="P51"/>
      <text:p text:style-name="P51">mv aide.db.gz aide.db.gz-Marc152018`</text:p>
      <text:p text:style-name="P51"/>
      <text:p text:style-name="P51">mv aide.db.new.gz aide.db.gz</text:p>
      <text:p text:style-name="P51"/>
      <text:p text:style-name="P51">Automatizar</text:p>
      <text:p text:style-name="P51"/>
      <text:p text:style-name="P51">crontab -e</text:p>
      <text:p text:style-name="P51"/>
      <text:p text:style-name="P51">06 01 * * 0-6 /var/log/aide/chkaide.sh</text:p>
      <text:p text:style-name="P51"/>
      <text:p text:style-name="P51">cat /var/log/aide/chaide.sh</text:p>
      <text:p text:style-name="P51"/>
      <text:p text:style-name="P51">Configurações</text:p>
      <text:p text:style-name="P51">/etc/aide.conf</text:p>
      <text:p text:style-name="P51"/>
      <text:p text:style-name="P51">Crédito</text:p>
      <text:p text:style-name="P51"><text:a xlink:type="simple" xlink:href="https://www.digitalocean.com/community/tutorials/how-to-install-aide-on-a-digitalocean-vps" text:style-name="Internet_20_link" text:visited-style-name="Visited_20_Internet_20_Link">https://www.digitalocean.com/community/tutorials/how-to-install-aide-on-a-digitalocean-vps</text:a> </text:p>
      <text:p text:style-name="P44"/>
      <text:h text:style-name="P100" text:outline-level="2"/>
      <text:h text:style-name="P101" text:outline-level="2"><text:bookmark-start text:name="__RefHeading___Toc414_942421216"/>LYNIS<text:bookmark-end text:name="__RefHeading___Toc414_942421216"/></text:h>
      <text:p text:style-name="P44"/>
      <text:p text:style-name="P44">Este software nasceu no FreeBSD e atualmente ta<text:span text:style-name="T12">m</text:span>bém é utilizado nos Linux. <text:span text:style-name="T12">É um software open surce para auditoria do sistema.</text:span></text:p>
      <text:p text:style-name="P44"/>
      <text:p text:style-name="P12">Instalação</text:p>
      <text:p text:style-name="P44"/>
      <text:p text:style-name="P44">Via ports</text:p>
      <text:p text:style-name="P44">cd /usr/ports/security/lynis</text:p>
      <text:p text:style-name="P44">make install clean</text:p>
      <text:p text:style-name="P44"/>
      <text:p text:style-name="P44">Via PKG</text:p>
      <text:p text:style-name="P44">pkg install security/lynis</text:p>
      <text:p text:style-name="P44"/>
      <text:p text:style-name="P12">Executar</text:p>
      <text:p text:style-name="P44">lynis -c -Q</text:p>
      <text:p text:style-name="P44"/>
      <text:p text:style-name="P44">-c - executa scan com todos os testes habilitados</text:p>
      <text:p text:style-name="P44">-Q - evitar aguardar por feedback do usuário</text:p>
      <text:p text:style-name="P44"/>
      <text:p text:style-name="P44">Logs</text:p>
      <text:p text:style-name="P44">/var/log/lynis.log</text:p>
      <text:p text:style-name="P44"/>
      <text:p text:style-name="P44"/>
      <text:p text:style-name="P44">nano /etc/periodic.conf</text:p>
      <text:p text:style-name="P44"/>
      <text:p text:style-name="P44">daily_clean_tmps_enable="YES"</text:p>
      <text:p text:style-name="P44">daily_clean_hoststat_enable="NO"</text:p>
      <text:p text:style-name="P44">daily_status_include_submit_mailq="NO"</text:p>
      <text:p text:style-name="P44">daily_status_mail_rejects_enable="NO"</text:p>
      <text:p text:style-name="P44">daily_queuerun_enable="NO"</text:p>
      <text:p text:style-name="P44">daily_submit_queuerun="NO"</text:p>
      <text:p text:style-name="P44"/>
      <text:p text:style-name="P44"/>
      <text:h text:style-name="Heading_20_2" text:outline-level="2"><text:bookmark-start text:name="__RefHeading___Toc416_942421216"/>Firewall com PF<text:bookmark-end text:name="__RefHeading___Toc416_942421216"/></text:h>
      <text:p text:style-name="P44"/>
      <text:p text:style-name="P44">O Packet Filter é bem simples de configurar. Somente habilite se deseja acesso externo <text:span text:style-name="T13">ao servidor</text:span>.</text:p>
      <text:p text:style-name="P44"/>
      <text:p text:style-name="P44">O PF já vem embutido no kernel do FreeBSD, portanto não requer instalação de nenhum pacote.</text:p>
      <text:p text:style-name="P44"/>
      <text:p text:style-name="P13">Configurações e Regras</text:p>
      <text:p text:style-name="P44">nano /etc/pf.conf</text:p>
      <text:p text:style-name="P44"/>
      <text:p text:style-name="P11">Testar regras</text:p>
      <text:p text:style-name="P44">pfctl -nf /etc/pf.conf</text:p>
      <text:p text:style-name="P44"/>
      <text:p text:style-name="P11"/>
      <text:p text:style-name="P97">Aplicar regras</text:p>
      <text:p text:style-name="P44">pfctl -f /etc/pf.conf</text:p>
      <text:p text:style-name="P44"/>
      <text:p text:style-name="P11">Habilitar</text:p>
      <text:p text:style-name="P44">pfctl -e</text:p>
      <text:p text:style-name="P44"/>
      <text:p text:style-name="P44"><text:span text:style-name="T13">Exemplo com r</text:span>egras simples:</text:p>
      <text:p text:style-name="P44"/>
      <text:p text:style-name="P44">nano /etc/pf.conf</text:p>
      <text:p text:style-name="P44"/>
      <text:p text:style-name="P48"># Início</text:p>
      <text:p text:style-name="P44"/>
      <text:p text:style-name="P44">ext_if="bge0"</text:p>
      <text:p text:style-name="P44"/>
      <text:p text:style-name="P44">IP_FREEBSD_HOST="192.168.0.xxx"</text:p>
      <text:p text:style-name="P44">IP_WEB="192.168.0.xxx"</text:p>
      <text:p text:style-name="P44">SSH_HOSTS= "{" $IP_FREEBSD_HOST $IP_WEB "}"</text:p>
      <text:p text:style-name="P44">ICMP_TYPES="{echoreq,unreach}"</text:p>
      <text:p text:style-name="P44"/>
      <text:p text:style-name="P44">PORT_WEB="{80,443}"</text:p>
      <text:p text:style-name="P44">PORT_SSH="{22,1413}"</text:p>
      <text:p text:style-name="P44">PORT_ZABBIX="{10059}"</text:p>
      <text:p text:style-name="P44"/>
      <text:p text:style-name="P44">scrub in all</text:p>
      <text:p text:style-name="P44">set skip on lo0</text:p>
      <text:p text:style-name="P44">block in on vtnet0</text:p>
      <text:p text:style-name="P44">pass in on vtnet0 proto icmp</text:p>
      <text:p text:style-name="P44">pass in on vtnet0 proto icmp6</text:p>
      <text:p text:style-name="P44">pass in on vtnet0 proto tcp from any to any port 65522</text:p>
      <text:p text:style-name="P44">pass in on vtnet0 proto tcp from any to any port 80</text:p>
      <text:p text:style-name="P44">pass in on vtnet0 proto tcp from any to any port 443</text:p>
      <text:p text:style-name="P44"/>
      <text:p text:style-name="P44">pass quick proto tcp from 177.x.x.x to vtnet0 port 65522 flags S/SA keep state</text:p>
      <text:p text:style-name="P44">pass in quick proto tcp from &lt;workssh&gt; to $SSH_HOSTS port $PORT_SSH flags S/SA keep state (max-src-conn 10, max-src-conn-rate 3/5, overload &lt;fail2ban&gt; flush)</text:p>
      <text:p text:style-name="P44"/>
      <text:p text:style-name="P48"># Final</text:p>
      <text:p text:style-name="P44"/>
      <text:p text:style-name="P44">pfctl -f /etc/pf.conf</text:p>
      <text:p text:style-name="P44"/>
      <text:p text:style-name="P44">service pf reload</text:p>
      <text:p text:style-name="P44"/>
      <text:p text:style-name="P44">reboot</text:p>
      <text:p text:style-name="P44"/>
      <text:p text:style-name="P44">Logs</text:p>
      <text:p text:style-name="P44">/var/log/pflog</text:p>
      <text:p text:style-name="P44"/>
      <text:p text:style-name="P44">Criar o arquivo e adicionar os IPs confiáveis</text:p>
      <text:p text:style-name="P44"/>
      <text:p text:style-name="P44">nano /etc/trusted</text:p>
      <text:p text:style-name="P44"/>
      <text:p text:style-name="P44"># Hosting</text:p>
      <text:p text:style-name="P44"><text:soft-page-break/>1.2.0.0/16</text:p>
      <text:p text:style-name="P44"/>
      <text:p text:style-name="P44"># My friends</text:p>
      <text:p text:style-name="P44">1.2.4.0/24</text:p>
      <text:p text:style-name="P44"/>
      <text:p text:style-name="P11">Outro Exemplo</text:p>
      <text:p text:style-name="P44">#These limits are far beyond FreeBSD's pf default limit.</text:p>
      <text:p text:style-name="P44">set limit { states 100000, frags 25000, src-nodes 50000 }</text:p>
      <text:p text:style-name="P44"/>
      <text:p text:style-name="P44">pass quick on lo0 all</text:p>
      <text:p text:style-name="P44"/>
      <text:p text:style-name="P44">#The default Vulture's pf policy is:</text:p>
      <text:p text:style-name="P44"># - Drop and log everything in input</text:p>
      <text:p text:style-name="P44"># - Accept any outgoing traffic</text:p>
      <text:p text:style-name="P44"># - IPV6 is enabled by default</text:p>
      <text:p text:style-name="P44"/>
      <text:p text:style-name="P44">block in log all</text:p>
      <text:p text:style-name="P44">pass in proto icmp6 all</text:p>
      <text:p text:style-name="P44">pass out proto icmp6 all</text:p>
      <text:p text:style-name="P44">pass out all keep state</text:p>
      <text:p text:style-name="P44"/>
      <text:p text:style-name="P44"># Whitelist for Vulture Cluster</text:p>
      <text:p text:style-name="P44"># This table is auto managed by Vulture</text:p>
      <text:p text:style-name="P44">table &lt;vulture_cluster&gt; persist file "/usr/local/etc/pf.vulturecluster.conf"</text:p>
      <text:p text:style-name="P44">pass in quick from &lt;vulture_cluster&gt;</text:p>
      <text:p text:style-name="P44"/>
      <text:p text:style-name="P44"># Brute force / SYN Flood / DDOS mitigation rule</text:p>
      <text:p text:style-name="P44"># Use pfctl -t abusive_hosts -T show to show currently blacklisted hosts</text:p>
      <text:p text:style-name="P44"># You can add manual persistent IP in this file</text:p>
      <text:p text:style-name="P44">table &lt;abusive_hosts&gt; persist file "/usr/local/etc/pf.abuse.conf"</text:p>
      <text:p text:style-name="P44">block in log quick from &lt;abusive_hosts&gt;</text:p>
      <text:p text:style-name="P44"/>
      <text:p text:style-name="P44"># SSH brute-force protection</text:p>
      <text:p text:style-name="P44"># Use pfctl -t ssh_abusive_hosts -T show to show currently blacklisted hosts for ssh port</text:p>
      <text:p text:style-name="P44"># You can add manual persistent IP in this file</text:p>
      <text:p text:style-name="P44">table &lt;ssh_abusive_hosts&gt; persist file "/usr/local/etc/pf.sshabuse.conf"</text:p>
      <text:p text:style-name="P44">block in log quick from &lt;ssh_abusive_hosts&gt;</text:p>
      <text:p text:style-name="P44"/>
      <text:p text:style-name="P44"># Incoming policy: By default, HTTP and HTTPS ports are accepted from everywhere on em0</text:p>
      <text:p text:style-name="P44">pass log quick inet proto tcp from any to em0 port { 80, 443 } flags S/SA keep state \</text:p>
      <text:p text:style-name="P44"><text:s text:c="32"/>(max-src-conn 100, max-src-conn-rate 15/5, \</text:p>
      <text:p text:style-name="P44"><text:s text:c="33"/>overload &lt;abusive_hosts&gt; flush global)</text:p>
      <text:p text:style-name="P44"/>
      <text:p text:style-name="P44"># Incoming policy: By default, SSH port is accepted from everywhere</text:p>
      <text:p text:style-name="P44">pass log quick inet proto tcp from any to em0 port 22 flags S/SA keep state \</text:p>
      <text:p text:style-name="P44"><text:s text:c="32"/>(max-src-conn 100, max-src-conn-rate 3/5, \</text:p>
      <text:p text:style-name="P44"><text:s text:c="33"/>overload &lt;ssh_abusive_hosts&gt; flush global)</text:p>
      <text:p text:style-name="P44"/>
      <text:p text:style-name="P44"># Incoming policy: By default inter-cluster communication are allowed from everywhere on em0</text:p>
      <text:p text:style-name="P44">pass quick proto tcp from any to em0 port 8000 flags S/SA keep state</text:p>
      <text:p text:style-name="P44"><text:soft-page-break/>pass quick proto tcp from any to em0 port { 6379, 9091, 26379 } flags S/SA keep state</text:p>
      <text:p text:style-name="P44"/>
      <text:p text:style-name="P44"># ---- Allow CARP communications between nodes</text:p>
      <text:p text:style-name="P44">pass in proto carp all</text:p>
      <text:p text:style-name="P44"/>
      <text:p text:style-name="P44"><text:span text:style-name="T10">Ver quem está tentando conectar para nosso servidor</text:span></text:p>
      <text:p text:style-name="P44">tcpdump -n -e -ttt -i pflog0</text:p>
      <text:p text:style-name="P44"/>
      <text:p text:style-name="P44">Mostrar histórico</text:p>
      <text:p text:style-name="P44">tcpdump -n -e -ttt -r /var/log/pflog</text:p>
      <text:p text:style-name="P44"/>
      <text:p text:style-name="P44">Tentativas de força bruta</text:p>
      <text:p text:style-name="P44">pfctl -t bruteforcers -T show</text:p>
      <text:p text:style-name="P44"/>
      <text:p text:style-name="P11">Monitorar segurança das atualizações dos ports instalados</text:p>
      <text:p text:style-name="P44"/>
      <text:p text:style-name="P44">cd /usr/ports/ports-mgmt/portaudit</text:p>
      <text:p text:style-name="P44">usr/ports/ports-mgmt/portaudir</text:p>
      <text:p text:style-name="P44">make install clean</text:p>
      <text:p text:style-name="P44"/>
      <text:p text:style-name="P11">Verificar que portas tcp e udp estão abertas</text:p>
      <text:p text:style-name="P44"/>
      <text:p text:style-name="P44">Portas IPv4</text:p>
      <text:p text:style-name="P44">sockstat -4l</text:p>
      <text:p text:style-name="P44"/>
      <text:p text:style-name="P44">Portas IPv6</text:p>
      <text:p text:style-name="P44">sockstat -6l</text:p>
      <text:p text:style-name="P44"/>
      <text:p text:style-name="P44">Ambos</text:p>
      <text:p text:style-name="P44">sockstat -l</text:p>
      <text:p text:style-name="P44"/>
      <text:p text:style-name="P11">Reforçar Chave pública do SSH</text:p>
      <text:p text:style-name="P44"/>
      <text:p text:style-name="P44">Preferir acesso com chaves do SSH do que com senha</text:p>
      <text:p text:style-name="P44"/>
      <text:p text:style-name="P44">Temos diversas opções para gerar a chave, da menos para a mais segura:</text:p>
      <text:p text:style-name="P44"/>
      <text:p text:style-name="P44">ssh-keygen -t rsa -b 4096</text:p>
      <text:p text:style-name="P44">ssh-keygen -t dsa</text:p>
      <text:p text:style-name="P44">ssh-keygen -t ecdsa -b 521</text:p>
      <text:p text:style-name="P44">ssh-keygen -t ed25519</text:p>
      <text:p text:style-name="P44"/>
      <text:p text:style-name="P44">Após gerar a chave enviar para o servidor, do desktop assim:</text:p>
      <text:p text:style-name="P44"/>
      <text:p text:style-name="P44">ssh-copy-id -i ribafs@ribafs.org -p 65522</text:p>
      <text:p text:style-name="P44"/>
      <text:p text:style-name="P44">ssh-copy-id -i ~/.ssh/tatu-key-ecdsa user@host</text:p>
      <text:p text:style-name="P44"/>
      <text:p text:style-name="P44"/>
      <text:h text:style-name="P100" text:outline-level="2"/>
      <text:h text:style-name="P101" text:outline-level="2"><text:bookmark-start text:name="__RefHeading___Toc418_942421216"/>Usando Denyhosts para bloquear tentativas falhas de login<text:bookmark-end text:name="__RefHeading___Toc418_942421216"/></text:h>
      <text:p text:style-name="P44"/>
      <text:p text:style-name="P54">Scannear logs e banir hosts suspeitos</text:p>
      <text:p text:style-name="P54"/>
      <text:p text:style-name="P54">Denyhosts – bloqueia ataques de SSH adicionando entradas ao /etc/hosts.dny. Também avisa ao administrador sobre hosts suspeitos, ataques de usuários e logins suspeitos.</text:p>
      <text:p text:style-name="P54"/>
      <text:p text:style-name="P44">pkg install denyhosts</text:p>
      <text:p text:style-name="P44"/>
      <text:p text:style-name="P44">E referir para ele em:</text:p>
      <text:p text:style-name="P44"/>
      <text:p text:style-name="P44">/etc/hosts.deny</text:p>
      <text:p text:style-name="P44"/>
      <text:p text:style-name="P44">nano /usr/local/etc/denyhosts.conf</text:p>
      <text:p text:style-name="P44"/>
      <text:p text:style-name="P44">Adicionar a linha</text:p>
      <text:p text:style-name="P44">SSHD_PORT = 65522</text:p>
      <text:p text:style-name="P44"/>
      <text:p text:style-name="P44">Descomentar a linha</text:p>
      <text:p text:style-name="P44">BLOCK_SERVICE <text:s/>= sshd</text:p>
      <text:p text:style-name="P44"/>
      <text:p text:style-name="P44">Habilitar</text:p>
      <text:p text:style-name="P44"/>
      <text:p text:style-name="P44">nano /etc/rc.conf</text:p>
      <text:p text:style-name="P44"/>
      <text:p text:style-name="P44">denyhosts_enable="YES"</text:p>
      <text:p text:style-name="P44"/>
      <text:p text:style-name="P44">service denyhosts start</text:p>
      <text:p text:style-name="P53"/>
      <text:p text:style-name="P53">nano /etc/rc.conf</text:p>
      <text:p text:style-name="P53"/>
      <text:p text:style-name="P53">denyhosts_enable=YES</text:p>
      <text:p text:style-name="P53"/>
      <text:p text:style-name="P53">Após instalar edite o</text:p>
      <text:p text:style-name="P53">nano /usr/local/etc/denyhosts.conf</text:p>
      <text:p text:style-name="P53"/>
      <text:p text:style-name="P53">E atualize seu e-mail e outras configurações que desejar.</text:p>
      <text:p text:style-name="P53"/>
      <text:p text:style-name="P53">ADMIN_EMAIL = ribafs@gmail.com</text:p>
      <text:p text:style-name="P53">SMTP_HOST = localhost</text:p>
      <text:p text:style-name="P53">SMTP_PORT = 25</text:p>
      <text:p text:style-name="P53">#SMTP_USERNAME=foo</text:p>
      <text:p text:style-name="P53">#SMTP_PASSWORD=bar</text:p>
      <text:p text:style-name="P53">SMTP_FROM = DenyHosts nobody@localhost</text:p>
      <text:p text:style-name="P53">#SYSLOG_REPORT=YES</text:p>
      <text:p text:style-name="P53">service denyhosts restart</text:p>
      <text:p text:style-name="P53"/>
      <text:p text:style-name="P53">Criar o hosts.allow</text:p>
      <text:p text:style-name="P53">nano /etc/hosts.allow</text:p>
      <text:p text:style-name="P53"/>
      <text:p text:style-name="P53">ftpd : all : deny</text:p>
      <text:p text:style-name="P53"><text:soft-page-break/></text:p>
      <text:p text:style-name="P53"/>
      <text:p text:style-name="P53">#Permitindo somente casa e trabalho</text:p>
      <text:p text:style-name="P53">sshd : 177.130.208.59 187.130.18.59 : deny</text:p>
      <text:p text:style-name="P53"/>
      <text:p text:style-name="P53">ALL : 216.136.204.0/255.255.255.0 : deny</text:p>
      <text:p text:style-name="P53"/>
      <text:p text:style-name="P53">Exemplo</text:p>
      <text:p text:style-name="P53"/>
      <text:p text:style-name="P53">#reject all connections from hosts with invalid DNS and from our competitor</text:p>
      <text:p text:style-name="P53">ALL : PARANOID 10.5.4.0/23 : deny</text:p>
      <text:p text:style-name="P53">#localhost can talk to itself</text:p>
      <text:p text:style-name="P53">ALL : localhost : allow</text:p>
      <text:p text:style-name="P53">#our local network may access portmap, but no others</text:p>
      <text:p text:style-name="P53">portmap : ALL EXCEPT 192.168.0.0/16 : deny</text:p>
      <text:p text:style-name="P53">#allow SSH, pop3, and ftp, deny everything else</text:p>
      <text:p text:style-name="P53">sshd, POP3, ftpd : ALL : allow</text:p>
      <text:p text:style-name="P53">ALL : ALL : deny</text:p>
      <text:p text:style-name="P53"/>
      <text:p text:style-name="P53">service denyhosts start</text:p>
      <text:p text:style-name="P44"/>
      <text:h text:style-name="Heading_20_2" text:outline-level="2"><text:bookmark-start text:name="__RefHeading___Toc420_942421216"/>Senhas Fortes<text:bookmark-end text:name="__RefHeading___Toc420_942421216"/></text:h>
      <text:p text:style-name="P49"/>
      <text:p text:style-name="P49">De que vai adiantar ter todo este trabalho de escolher uma boa hospedagem, de isntalar um sistema operacional seguro, atualizar o sistema e efetuar diversas medidas para melhorar a segurança, nada vai adiantar se usarmos senhas fracas.</text:p>
      <text:p text:style-name="P49"/>
      <text:p text:style-name="P49">É como cagar e não limpar o c*.</text:p>
      <text:p text:style-name="P49"/>
      <text:p text:style-name="P49">Senhas fortes são grandes (8 dígitos ou mais) e usam uma mistura de algarismos, letras minúsculas, letras maiúsculas e símbolos.</text:p>
      <text:p text:style-name="P49"/>
      <text:p text:style-name="P49"/>
      <text:p text:style-name="P49">Pequena página em JavaScript que critica a força de senhas</text:p>
      <text:p text:style-name="P49"/>
      <text:p text:style-name="P49">&lt;script&gt; </text:p>
      <text:p text:style-name="P49"><text:s/>function TestaSenha(valor) { </text:p>
      <text:p text:style-name="P49"><text:s text:c="4"/>var d = document.getElementById('seguranca'); <text:s text:c="3"/></text:p>
      <text:p text:style-name="P49"><text:s text:c="4"/>// Expressões Regulares </text:p>
      <text:p text:style-name="P49"><text:s text:c="4"/>ERaz = /[a-z]/; </text:p>
      <text:p text:style-name="P49"><text:s text:c="4"/>ERAZ = /[A-Z]/; </text:p>
      <text:p text:style-name="P49"><text:s text:c="4"/>ER09 = /[0-9]/; </text:p>
      <text:p text:style-name="P49"><text:s text:c="4"/>ERxx = /[@!#$%&amp;*+=?|-]/; </text:p>
      <text:p text:style-name="P49"><text:s text:c="4"/>// Teste da String </text:p>
      <text:p text:style-name="P49"><text:s text:c="4"/>if(valor.length == ''){ </text:p>
      <text:p text:style-name="P49"><text:s text:c="6"/>d.innerHTML = '&lt;b&gt;Segurança da senha: !&lt;/b&gt;'; </text:p>
      <text:p text:style-name="P49"><text:s text:c="4"/>} else { </text:p>
      <text:p text:style-name="P49"><text:s text:c="6"/>if(valor.length &lt; 5){ </text:p>
      <text:p text:style-name="P49"><text:s text:c="8"/>d.innerHTML = '&lt;b&gt;Segurança da senha: &lt;font color=\'red\'&gt; BAIXA&lt;/font&gt;&lt;/b&gt;'; </text:p>
      <text:p text:style-name="P49"><text:s text:c="6"/>} else { </text:p>
      <text:p text:style-name="P49"><text:soft-page-break/><text:s text:c="8"/>if(valor.length &gt; 7 &amp;&amp; valor.search(ERaz) != -1 &amp;&amp; valor.search(ERAZ) != -1 &amp;&amp; valor.search(ER09) != -1 || valor.search(ERaz) != -1 &amp;&amp; valor.search(ERAZ) != -1 &amp;&amp; valor.search(ERxx) || valor.search(ERaz) != -1 &amp;&amp; valor.search(ERxx) != -1 &amp;&amp; valor.search(ER09) || valor.search(ERxx) != -1 &amp;&amp; valor.search(ERAZ) != -1 &amp;&amp; valor.search(ER09)){ </text:p>
      <text:p text:style-name="P49"><text:s text:c="10"/>d.innerHTML = '&lt;b&gt;Segurança da senha: &lt;font color=\'green\'&gt; ALTA&lt;/font&gt;&lt;/b&gt;'; </text:p>
      <text:p text:style-name="P49"><text:s text:c="8"/>} else { </text:p>
      <text:p text:style-name="P49"><text:s text:c="10"/>if(valor.search(ERaz) != -1 &amp;&amp; valor.search(ERAZ) != -1 || valor.search(ERaz) != -1 &amp;&amp; valor.search(ER09) != -1 || valor.search(ERaz) != -1 &amp;&amp; valor.search(ERxx) != -1 ||valor.search(ERAZ) != -1 &amp;&amp; valor.search(ER09) != -1 ||valor.search(ERAZ) != -1 &amp;&amp; valor.search(ERxx) != -1 ||valor.search(ER09) != -1 &amp;&amp; valor.search(ERxx) != -1){ </text:p>
      <text:p text:style-name="P49"><text:s text:c="12"/>d.innerHTML = '&lt;b&gt;Segurança da senha: &lt;font color=\'orange\'&gt; MEDIA&lt;/font&gt;&lt;/b&gt;'; </text:p>
      <text:p text:style-name="P49"><text:s text:c="10"/>} else { </text:p>
      <text:p text:style-name="P49"><text:s text:c="12"/>d.innerHTML = '&lt;b&gt;Segurança da senha: &lt;font color=\'red\'&gt; BAIXA&lt;/font&gt;&lt;/b&gt;'; </text:p>
      <text:p text:style-name="P49"><text:s text:c="10"/>} </text:p>
      <text:p text:style-name="P49"><text:s text:c="8"/>} </text:p>
      <text:p text:style-name="P49"><text:s text:c="6"/>} </text:p>
      <text:p text:style-name="P49"><text:s text:c="4"/>} </text:p>
      <text:p text:style-name="P49"><text:s/>} </text:p>
      <text:p text:style-name="P49">&lt;/script&gt; </text:p>
      <text:p text:style-name="P49"/>
      <text:p text:style-name="P49">&lt;body&gt; </text:p>
      <text:p text:style-name="P49">&lt;h2&gt;Teste de Segurança de Senha (JavaScript)&lt;/h2&gt; </text:p>
      <text:p text:style-name="P49">&lt;form name=frm&gt; </text:p>
      <text:p text:style-name="P49">Login &amp;nbsp;&lt;input name="login"&gt;&lt;br&gt; </text:p>
      <text:p text:style-name="P49">Senha &lt;input type=password name=senha onKeyPress="TestaSenha(senha.value)"&gt;&lt;div id="seguranca"&gt;&lt;/div&gt;&lt;br&gt; </text:p>
      <text:p text:style-name="P49">&lt;input type=submit onClick="TestaSenha(senha.value)" value="Acessar"&gt; </text:p>
      <text:p text:style-name="P49">&lt;/form&gt; </text:p>
      <text:p text:style-name="P49">&lt;pre&gt; </text:p>
      <text:p text:style-name="P49"/>
      <text:p text:style-name="P49">Teste de Segurança da senha em JavaScript </text:p>
      <text:p text:style-name="P49"/>
      <text:p text:style-name="P49">Autor: André Lourenço Pedroso </text:p>
      <text:p text:style-name="P49"/>
      <text:p text:style-name="P49"/>
      <text:p text:style-name="P49">Alguns de vocês devem ter visto no Hotmail(tm), por exemplo, um recuro onde </text:p>
      <text:p text:style-name="P49">é feito um teste da senha, mostrando o seu nivél de segurança. </text:p>
      <text:p text:style-name="P49"/>
      <text:p text:style-name="P49">Para aqueles que acharam esse recurso interessante, mostro nesse pequeno </text:p>
      <text:p text:style-name="P49">artigo um exemplo em JavaScript. </text:p>
      <text:p text:style-name="P49"/>
      <text:p text:style-name="P49">Os testes seguem a seguinte lógica: </text:p>
      <text:p text:style-name="P49"/>
      <text:p text:style-name="P49">- Baixa segurança - Senha que contem um tipo de caracter. </text:p>
      <text:p text:style-name="P49">- Média segurança - Senha que tenha mais de quatro digitos e contenha no mínimo dois tipos de caracteres. </text:p>
      <text:p text:style-name="P49">- Alta segurança <text:s/>- Senha que tenha mais de sete digitos e contenha no mínimo três tipos de caracteres diferentes. </text:p>
      <text:p text:style-name="P49"/>
      <text:p text:style-name="P49">Dica recebida da Dicas-L (http://www.dicas-l.com.br). </text:p>
      <text:p text:style-name="P49"><text:soft-page-break/>&lt;/pre&gt; </text:p>
      <text:p text:style-name="P49"/>
      <text:p text:style-name="P49">&lt;/body&gt;</text:p>
      <text:p text:style-name="P49"/>
      <text:p text:style-name="P44"/>
      <text:h text:style-name="Heading_20_2" text:outline-level="2"><text:bookmark-start text:name="__RefHeading___Toc433_942421216"/>Criptografia<text:bookmark-end text:name="__RefHeading___Toc433_942421216"/></text:h>
      <text:p text:style-name="P52">OpenSSL</text:p>
      <text:p text:style-name="P52"/>
      <text:p text:style-name="P52"/>
      <text:p text:style-name="P52">Criptografar um arquivo texto ou tar. O arquivo é criptografado com uma senha e quem a conhecer poderá descriprografar</text:p>
      <text:p text:style-name="P52"/>
      <text:p text:style-name="P52">Criptografar o arquivo.txt para arquivo.aes</text:p>
      <text:p text:style-name="P52"/>
      <text:p text:style-name="P52">openssl aes-128-cbc -salt -in arquivo.txt -out arquivo.aes</text:p>
      <text:p text:style-name="P52"/>
      <text:p text:style-name="P52">Descriptografar o arquivo.aes para arquivo.txt</text:p>
      <text:p text:style-name="P52">openssl aes-128-cbc -d -salt -in arquivo.aes -out arquivo.txt</text:p>
      <text:p text:style-name="P52"/>
      <text:p text:style-name="P52"/>
      <text:p text:style-name="P52">Empacotar com tar e criptografar todo um diretório</text:p>
      <text:p text:style-name="P52"/>
      <text:p text:style-name="P52">tar -cf - pasta | openssl aes-128-cbc -salt -out pasta.tar.aes</text:p>
      <text:p text:style-name="P52"/>
      <text:p text:style-name="P52">Desempacotar e descriptografar</text:p>
      <text:p text:style-name="P52"/>
      <text:p text:style-name="P52">openssl aes-128-cbc -d -salt -in pasta.tar.aes | tar -x -f -</text:p>
      <text:p text:style-name="P52"/>
      <text:p text:style-name="P52"/>
      <text:p text:style-name="P52">Empacotar e zipar todo um diretório <text:s/>criptografar</text:p>
      <text:p text:style-name="P52"/>
      <text:p text:style-name="P52">tar -zcf - pasta | openssl aes-128-cbc -salt -out pasta.tar.gz.aes</text:p>
      <text:p text:style-name="P52"/>
      <text:p text:style-name="P52">Deszipar e descriptografar</text:p>
      <text:p text:style-name="P52"/>
      <text:p text:style-name="P52">openssl aes-128-cbc -d -salt -in pasta.tar.gz.aes | tar -xz -f -</text:p>
      <text:p text:style-name="P52"/>
      <text:p text:style-name="P52">Use -k senha após aes-128-cbc para evitar a requisição interativa da senha</text:p>
      <text:p text:style-name="P52">Use aes-256-cbc ao invés de aes-128-cbc para ter uma criptografia mais forte, mas exigirá mais CPU</text:p>
      <text:p text:style-name="P52"/>
      <text:p text:style-name="P52"/>
      <text:p text:style-name="P14">GPG</text:p>
      <text:p text:style-name="P52"/>
      <text:p text:style-name="P52">O arquivo é criptografado com uma senha e quem a conhecer poderá descriprografar</text:p>
      <text:p text:style-name="P52"/>
      <text:p text:style-name="P52">GPG adiciona uma extensão .gpg ao arquivo criptografado</text:p>
      <text:p text:style-name="P52"/>
      <text:p text:style-name="P52">Criptografar o arquivo file</text:p>
      <text:p text:style-name="P52">gpg -c file</text:p>
      <text:p text:style-name="P52"/>
      <text:p text:style-name="P52"><text:soft-page-break/>Descriptografar</text:p>
      <text:p text:style-name="P52">gpg file.gpg</text:p>
      <text:p text:style-name="P52"/>
      <text:p text:style-name="P52">Usando chaves</text:p>
      <text:p text:style-name="P52">gpg --gen-key</text:p>
      <text:p text:style-name="P52"/>
      <text:p text:style-name="P52">Isso pode demorar</text:p>
      <text:p text:style-name="P52"/>
      <text:p text:style-name="P52">~/.gnupg/pubring.gpg <text:s text:c="16"/># Contains your public keys and all others imported</text:p>
      <text:p text:style-name="P52">~/.gnupg/secring.gpg <text:s text:c="16"/># Can contain more than one private key</text:p>
      <text:p text:style-name="P52"/>
      <text:p text:style-name="P52">Opções mais usadas</text:p>
      <text:p text:style-name="P52"/>
      <text:p text:style-name="P52">-e encrypt data</text:p>
      <text:p text:style-name="P52">-d decrypt data</text:p>
      <text:p text:style-name="P52">-r NAME encrypt for recipient NAME (or 'Full Name' or 'email@domain')</text:p>
      <text:p text:style-name="P52">-a create ascii armored output of a key</text:p>
      <text:p text:style-name="P52">-o use as output file</text:p>
      <text:p text:style-name="P52"/>
      <text:p text:style-name="P52">Criptografia apenas para uso pessoal</text:p>
      <text:p text:style-name="P52"/>
      <text:p text:style-name="P52">gpg -e -r 'Your Name' file <text:s text:c="17"/># Encrypt with your public key</text:p>
      <text:p text:style-name="P52">gpg -o file -d file.gpg <text:s text:c="20"/># Decrypt. Use -o or it goes to stdout</text:p>
      <text:p text:style-name="P52"/>
      <text:p text:style-name="P52">Criptografar e Descriptografar com chave</text:p>
      <text:p text:style-name="P52"/>
      <text:p text:style-name="P52">gpg -a -o alicekey.asc --export 'Alice' <text:s text:c="4"/># Alice exported her key in ascii file.</text:p>
      <text:p text:style-name="P52">gpg --send-keys --keyserver subkeys.pgp.net KEYID <text:s text:c="2"/># Alice put her key on a server.</text:p>
      <text:p text:style-name="P52">gpg --import alicekey.asc <text:s text:c="18"/># You import her key into your pubring.</text:p>
      <text:p text:style-name="P52">gpg --search-keys --keyserver subkeys.pgp.net 'Alice' # or get her key from a server.</text:p>
      <text:p text:style-name="P52"/>
      <text:p text:style-name="P52">Logo que a chave é importada fica fácil de criptografar e descriptografar</text:p>
      <text:p text:style-name="P52"/>
      <text:p text:style-name="P52">gpg -e -r 'Alice' file <text:s text:c="21"/># Encrypt the file for Alice.</text:p>
      <text:p text:style-name="P52">gpg -d file.gpg -o file <text:s text:c="20"/># Decrypt a file encrypted by Alice for you.</text:p>
      <text:p text:style-name="P52"/>
      <text:p text:style-name="P52">Administração de chaves</text:p>
      <text:p text:style-name="P52"/>
      <text:p text:style-name="P52">Key administration</text:p>
      <text:p text:style-name="P52"/>
      <text:p text:style-name="P52"># gpg --list-keys <text:s text:c="28"/># list public keys and see the KEYIDS</text:p>
      <text:p text:style-name="P52"><text:s text:c="4"/>The KEYID follows the '/' e.g. for: pub <text:s text:c="2"/>1024D/D12B77CE the KEYID is D12B77CE</text:p>
      <text:p text:style-name="P52"># gpg --gen-revoke 'Your Name' <text:s text:c="15"/># generate revocation certificate</text:p>
      <text:p text:style-name="P52"># gpg --list-secret-keys <text:s text:c="21"/># list private keys</text:p>
      <text:p text:style-name="P52"># gpg --delete-keys NAME <text:s text:c="21"/># delete a public key from local key ring</text:p>
      <text:p text:style-name="P52"># gpg --delete-secret-key NAME <text:s text:c="15"/># delete a secret key from local key ring</text:p>
      <text:p text:style-name="P52"># gpg --fingerprint KEYID <text:s text:c="20"/># Show the fingerprint of the key</text:p>
      <text:p text:style-name="P52"># gpg --edit-key KEYID <text:s text:c="23"/># Edit key (e.g sign or add/del email)</text:p>
      <text:p text:style-name="P52"/>
      <text:p text:style-name="P52"/>
      <text:p text:style-name="P52"/>
      <text:h text:style-name="Heading_20_2" text:outline-level="2"><text:bookmark-start text:name="__RefHeading___Toc435_942421216"/><text:soft-page-break/>Fail2Ban<text:bookmark-end text:name="__RefHeading___Toc435_942421216"/></text:h>
      <text:p text:style-name="P55">Fail2Ban</text:p>
      <text:p text:style-name="P55"/>
      <text:p text:style-name="P55">O fail2ban deve ser instalado após a instalação do AMP/EMP</text:p>
      <text:p text:style-name="P55"/>
      <text:p text:style-name="P55">O fail2ban é mais eficiente que o denyhosts, pois ele extende a monitoração de logs para outros serviços além do ssh, como o apache, courier, ftp e mais.</text:p>
      <text:p text:style-name="P55"/>
      <text:p text:style-name="P55">O fail2ban escaneia arquivos de log e bane IPs que parecem suspeitos (muitas tentativas erradas de senha, procurando por exploits, etc)</text:p>
      <text:p text:style-name="P55">Geralmente bloqueia através do firewall por um certo tempo que é configurável</text:p>
      <text:p text:style-name="P55"/>
      <text:p text:style-name="P15">Instalação</text:p>
      <text:p text:style-name="P55"/>
      <text:p text:style-name="P56">É sempre bom verificar o que existe antes de instalar, <text:span text:style-name="T15">assim como atualizar o pkg</text:span></text:p>
      <text:p text:style-name="P56"/>
      <text:p text:style-name="P56">pkg search fail2ban</text:p>
      <text:p text:style-name="P56"/>
      <text:p text:style-name="P57">pkg update</text:p>
      <text:p text:style-name="P55"/>
      <text:p text:style-name="P55"><text:span text:style-name="T14">pkg</text:span> install fail2ban</text:p>
      <text:p text:style-name="P55"/>
      <text:p text:style-name="P55">Após instalar edite</text:p>
      <text:p text:style-name="P55"/>
      <text:p text:style-name="P55">nano /<text:span text:style-name="T16">usr/local/</text:span>etc/fail2ban/jail.conf</text:p>
      <text:p text:style-name="P55"/>
      <text:p text:style-name="P55">E crie o filtro de regras requerido</text:p>
      <text:p text:style-name="P55">Ative todos os serviços que deseja que o fail2ban monitore</text:p>
      <text:p text:style-name="P55"/>
      <text:p text:style-name="P55">Para que monitore o ssh, altere ou adicione</text:p>
      <text:p text:style-name="P55">enable<text:tab/>= true</text:p>
      <text:p text:style-name="P55"/>
      <text:p text:style-name="P55">OBS: atente para mudar de ssh para o número que escolheu, caso não use a 22.</text:p>
      <text:p text:style-name="P55"/>
      <text:p text:style-name="P55">[sshd]</text:p>
      <text:p text:style-name="P55"/>
      <text:p text:style-name="P55">enabled <text:s/>= true</text:p>
      <text:p text:style-name="P55">port <text:s text:c="4"/>= ssh</text:p>
      <text:p text:style-name="P55">filter <text:s text:c="2"/>= sshd</text:p>
      <text:p text:style-name="P55">logpath <text:s/>= /var/log/auth.log</text:p>
      <text:p text:style-name="P55">maxretry = 3</text:p>
      <text:p text:style-name="P55">Caso o seu ssh esteja usando outra porta, mude port = suaporta</text:p>
      <text:p text:style-name="P55"/>
      <text:p text:style-name="P55">Checar status:</text:p>
      <text:p text:style-name="P55"/>
      <text:p text:style-name="P58">nano /etc/rc.conf</text:p>
      <text:p text:style-name="P58"/>
      <text:p text:style-name="P58">fail2ban_enable=”YES”</text:p>
      <text:p text:style-name="P58"/>
      <text:p text:style-name="P58">service fail2ban start</text:p>
      <text:p text:style-name="P55"/>
      <text:p text:style-name="P55">fail2ban-client status</text:p>
      <text:p text:style-name="P55"><text:soft-page-break/>Whitelisting</text:p>
      <text:p text:style-name="P55"/>
      <text:p text:style-name="P55">Whitelisting é configurada no jail.conf usando uma lista separada por espaço</text:p>
      <text:p text:style-name="P55"/>
      <text:p text:style-name="P55">[DEFAULT]</text:p>
      <text:p text:style-name="P55"># "ignoreip" can be an IP address, a CIDR mask or a DNS host. Fail2ban will not</text:p>
      <text:p text:style-name="P55"># ban a host which matches an address in this list. Several addresses can be</text:p>
      <text:p text:style-name="P55"># defined using space separator.</text:p>
      <text:p text:style-name="P55">Ignoreip = 127.0.0.1 192.168.1.0/24 8.8.8.8</text:p>
      <text:p text:style-name="P55"/>
      <text:p text:style-name="P55"/>
      <text:h text:style-name="Heading_20_2" text:outline-level="2"><text:bookmark-start text:name="__RefHeading___Toc437_942421216"/>ModSecurity<text:bookmark-end text:name="__RefHeading___Toc437_942421216"/></text:h>
      <text:p text:style-name="P59">Instalação e configurações do mod_secutiry no FreeBSD 11 com Apache 2.4</text:p>
      <text:p text:style-name="P59"/>
      <text:p text:style-name="P59">O mod_security é um firewall de aplicativos web (WAF), que pode bloquear ataques genéricos e específicos.</text:p>
      <text:p text:style-name="P59"/>
      <text:p text:style-name="P16">Instalar</text:p>
      <text:p text:style-name="P59"/>
      <text:p text:style-name="P59">pkg install ap24-mod_security</text:p>
      <text:p text:style-name="P59"/>
      <text:p text:style-name="P59">Aparece:</text:p>
      <text:p text:style-name="P59"/>
      <text:p text:style-name="P59">Message from ap24-mod_security-2.9.2_2:</text:p>
      <text:p text:style-name="P59"/>
      <text:p text:style-name="P59">You have installed ModSecurity.</text:p>
      <text:p text:style-name="P59">To enable ModSecurity in Apache, follow the instructions in</text:p>
      <text:p text:style-name="P59"/>
      <text:p text:style-name="P59"><text:s/>/usr/local/etc/apache24/modules.d/280_mod_security.conf</text:p>
      <text:p text:style-name="P59"/>
      <text:p text:style-name="P59">Most users will use the signatures from the OWASP Core Rule Set (CRS).</text:p>
      <text:p text:style-name="P59">For configuration instructions, see /usr/local/share/doc/mod_security2/README.</text:p>
      <text:p text:style-name="P59"/>
      <text:p text:style-name="P16">Habilitar mod_security no Apache 2.4</text:p>
      <text:p text:style-name="P59"/>
      <text:p text:style-name="P59">nano /usr/local/etc/apache24/modules.d/280_mod_security.conf</text:p>
      <text:p text:style-name="P59"/>
      <text:p text:style-name="P59">## module file for mod_security</text:p>
      <text:p text:style-name="P59">##</text:p>
      <text:p text:style-name="P59">## PROVIDE: mod_security2</text:p>
      <text:p text:style-name="P59">## REQUIRE: mod_unique_id</text:p>
      <text:p text:style-name="P59"/>
      <text:p text:style-name="P59">##</text:p>
      <text:p text:style-name="P59">## To enable ModSecurity in Apache, enable the modules</text:p>
      <text:p text:style-name="P59">## <text:s/>mod_unique_id (in httpd.conf) and</text:p>
      <text:p text:style-name="P59">## <text:s/>mod_security2 in this config file</text:p>
      <text:p text:style-name="P59">##</text:p>
      <text:p text:style-name="P59">## Additionally, load configuration and rules with an Include line from</text:p>
      <text:p text:style-name="P59">## <text:s/>/usr/local/etc/modsecurity/*.conf</text:p>
      <text:p text:style-name="P59">##</text:p>
      <text:p text:style-name="P59">## Most users will use the signatures from the OWASP Core Rule Set (CRS).</text:p>
      <text:p text:style-name="P59"><text:soft-page-break/>## For configuration instructions, see /usr/local/share/doc/mod_security2/README.</text:p>
      <text:p text:style-name="P59">##</text:p>
      <text:p text:style-name="P59"/>
      <text:p text:style-name="P59">## apache modules for mod_security</text:p>
      <text:p text:style-name="P59">LoadModule unique_id_module libexec/apache24/mod_unique_id.so</text:p>
      <text:p text:style-name="P59">LoadModule security2_module libexec/apache24/mod_security2.so</text:p>
      <text:p text:style-name="P59">Include /usr/local/etc/modsecurity/*.conf</text:p>
      <text:p text:style-name="P59"/>
      <text:p text:style-name="P59">apachectl restart</text:p>
      <text:p text:style-name="P59"/>
      <text:p text:style-name="P59"/>
      <text:p text:style-name="P16">Verificar se mod_security está carregado</text:p>
      <text:p text:style-name="P59"/>
      <text:p text:style-name="P59">tail -f /var/log/httpd-error.log</text:p>
      <text:p text:style-name="P59"/>
      <text:p text:style-name="P59"/>
      <text:p text:style-name="P16">Recebendo o conjunto de regras do core</text:p>
      <text:p text:style-name="P59"/>
      <text:p text:style-name="P59">pkg install git</text:p>
      <text:p text:style-name="P59">cd /usr/local/etc/modsecurity </text:p>
      <text:p text:style-name="P59">git clone https://github.com/SpiderLabs/owasp-modsecurity-crs </text:p>
      <text:p text:style-name="P59"/>
      <text:p text:style-name="P59">cp owasp-modsecurity-crs/crs-setup.conf.example crs.conf</text:p>
      <text:p text:style-name="P59"/>
      <text:p text:style-name="P59">nano /usr/local/etc/apache24/modules.d/280_mod_security.conf</text:p>
      <text:p text:style-name="P59"/>
      <text:p text:style-name="P59">vim: set filetype=apache:</text:p>
      <text:p text:style-name="P59">##</text:p>
      <text:p text:style-name="P59">## module file for mod_security</text:p>
      <text:p text:style-name="P59">##</text:p>
      <text:p text:style-name="P59">## PROVIDE: mod_security2</text:p>
      <text:p text:style-name="P59">## REQUIRE: mod_unique_id</text:p>
      <text:p text:style-name="P59"/>
      <text:p text:style-name="P59">##</text:p>
      <text:p text:style-name="P59">## To enable ModSecurity in Apache, enable the modules</text:p>
      <text:p text:style-name="P59">## <text:s/>mod_unique_id (in httpd.conf) and</text:p>
      <text:p text:style-name="P59">## <text:s/>mod_security2 in this config file</text:p>
      <text:p text:style-name="P59">##</text:p>
      <text:p text:style-name="P59">## Additionally, load configuration and rules with an Include line from</text:p>
      <text:p text:style-name="P59">## <text:s/>/usr/local/etc/modsecurity/*.conf</text:p>
      <text:p text:style-name="P59">##</text:p>
      <text:p text:style-name="P59">## Most users will use the signatures from the OWASP Core Rule Set (CRS).</text:p>
      <text:p text:style-name="P59">## For configuration instructions, see /usr/local/share/doc/mod_security2/README.</text:p>
      <text:p text:style-name="P59">##</text:p>
      <text:p text:style-name="P59"/>
      <text:p text:style-name="P59">## apache modules for mod_security</text:p>
      <text:p text:style-name="P59">LoadModule unique_id_module libexec/apache24/mod_unique_id.so</text:p>
      <text:p text:style-name="P59">LoadModule security2_module libexec/apache24/mod_security2.so</text:p>
      <text:p text:style-name="P59">Include /usr/local/etc/modsecurity/*.conf</text:p>
      <text:p text:style-name="P59">Include /usr/local/etc/modsecurity/owasp-modsecurity-crs/rules/*.conf</text:p>
      <text:p text:style-name="P59"/>
      <text:p text:style-name="P16"/>
      <text:p text:style-name="P98">Configurar para bloquear</text:p>
      <text:p text:style-name="P59"/>
      <text:p text:style-name="P59">nano /usr/local/etc/modsecurity/modsecurity.conf</text:p>
      <text:p text:style-name="P59"/>
      <text:p text:style-name="P59">#SecRuleEngine DetectionOnly</text:p>
      <text:p text:style-name="P59">SecRuleEngine On</text:p>
      <text:p text:style-name="P59"/>
      <text:p text:style-name="P59">apachectl restart</text:p>
      <text:p text:style-name="P59"/>
      <text:p text:style-name="P16">Log Rotation</text:p>
      <text:p text:style-name="P59"/>
      <text:p text:style-name="P59">mkdir /usr/local/etc/newsyslog.conf.d</text:p>
      <text:p text:style-name="P59"/>
      <text:p text:style-name="P59">touch /usr/local/etc/newsyslog.conf.d/httpdlog.conf</text:p>
      <text:p text:style-name="P59"/>
      <text:p text:style-name="P59">nano /usr/local/etc/newsyslog.conf.d/httpdlog.conf</text:p>
      <text:p text:style-name="P59"/>
      <text:p text:style-name="P59">Adicionar</text:p>
      <text:p text:style-name="P59"/>
      <text:p text:style-name="P59">/var/log/httpd-access.log <text:s text:c="14"/>600 <text:s/>7 <text:s text:c="4"/>* <text:s text:c="3"/>@T12 <text:s text:c="2"/>B <text:s text:c="3"/>/var/run/httpd.pid 30</text:p>
      <text:p text:style-name="P59">/var/log/httpd-error.log <text:s text:c="15"/>600 <text:s/>7 <text:s text:c="4"/>* <text:s text:c="3"/>@T12 <text:s text:c="2"/>B <text:s text:c="3"/>/var/run/httpd.pid 30</text:p>
      <text:p text:style-name="P59">/var/log/httpd-ssl_request.log <text:s text:c="9"/>600 <text:s/>7 <text:s text:c="4"/>* <text:s text:c="3"/>@T12 <text:s text:c="2"/>B <text:s text:c="3"/>/var/run/httpd.pid 30</text:p>
      <text:p text:style-name="P59">/var/log/modsec_audit.log <text:s text:c="14"/>600 <text:s/>7 <text:s text:c="4"/>* <text:s text:c="3"/>@T12 <text:s text:c="2"/>B <text:s text:c="3"/>/var/run/httpd.pid 30</text:p>
      <text:p text:style-name="P59"/>
      <text:p text:style-name="P59">service newsyslog restart</text:p>
      <text:p text:style-name="P59"/>
      <text:p text:style-name="P59"/>
      <text:p text:style-name="P16">Atualizar o CRS</text:p>
      <text:p text:style-name="P59"/>
      <text:p text:style-name="P59">cd /usr/local/etc/modsecurity/owasp-modsecurity-crs</text:p>
      <text:p text:style-name="P59">git pull</text:p>
      <text:p text:style-name="P59">apachectl restart</text:p>
      <text:p text:style-name="P59"/>
      <text:p text:style-name="P59"/>
      <text:p text:style-name="P16">Referência</text:p>
      <text:p text:style-name="P59">https://loga.us/2017/02/22/freebsd-apache-modsecurity/</text:p>
      <text:p text:style-name="P59"/>
      <text:p text:style-name="P16">Testando segurança de sites</text:p>
      <text:p text:style-name="P59"/>
      <text:p text:style-name="P59">Chame:</text:p>
      <text:p text:style-name="P59">http://ribafs.org/index.php?secret_file=/etc/passwd </text:p>
      <text:p text:style-name="P59"/>
      <text:p text:style-name="P59">Será barrado com o aviso:</text:p>
      <text:p text:style-name="P59">Forbidden</text:p>
      <text:p text:style-name="P59">You don't have permission to access / on this server.</text:p>
      <text:p text:style-name="P59"/>
      <text:p text:style-name="P59">Simulação básica de ataque de SQL Injection</text:p>
      <text:p text:style-name="P59">http://ribafs.org/?id=23' or '1'='1</text:p>
      <text:p text:style-name="P59"/>
      <text:p text:style-name="P59">Também barrado.</text:p>
      <text:p text:style-name="P59"/>
      <text:p text:style-name="P59"><text:soft-page-break/>Ao efetuar os testes acima em servidor local eles não foram recusados,mas o segundo recebeu 404 de um site em Joomla com Helix.</text:p>
      <text:p text:style-name="P59"/>
      <text:p text:style-name="P59"/>
      <text:h text:style-name="Heading_20_2" text:outline-level="2"><text:bookmark-start text:name="__RefHeading___Toc439_942421216"/>ModEvasiive<text:bookmark-end text:name="__RefHeading___Toc439_942421216"/></text:h>
      <text:p text:style-name="P60"/>
      <text:p text:style-name="P60">pkg search evasive</text:p>
      <text:p text:style-name="P60"/>
      <text:p text:style-name="P60">pkg install ap24-mod_evasive</text:p>
      <text:p text:style-name="P60"/>
      <text:p text:style-name="P60">[preparing module `evasive20' in /usr/local/etc/apache24/httpd.conf]</text:p>
      <text:p text:style-name="P60"/>
      <text:p text:style-name="P60">mkdir /var/log/mod_evasive</text:p>
      <text:p text:style-name="P60">chown www:www /var/log/mod_evasive/</text:p>
      <text:p text:style-name="P60"/>
      <text:p text:style-name="P17">Criar</text:p>
      <text:p text:style-name="P60">nano /usr/local/etc/apache24/modules.d/mod-evasive.conf</text:p>
      <text:p text:style-name="P60"/>
      <text:p text:style-name="P60">Adicione:</text:p>
      <text:p text:style-name="P60"/>
      <text:p text:style-name="P60">&lt;ifmodule mod_evasive20.c&gt;</text:p>
      <text:p text:style-name="P60">DOSHashTableSize 3097</text:p>
      <text:p text:style-name="P60">DOSPageCount 2</text:p>
      <text:p text:style-name="P60">DOSSiteCount 50</text:p>
      <text:p text:style-name="P60">DOSPageInterval 1</text:p>
      <text:p text:style-name="P60">DOSSiteInterval 1</text:p>
      <text:p text:style-name="P60">DOSBlockingPeriod 10</text:p>
      <text:p text:style-name="P60">DOSLogDir /var/log/mod_evasive</text:p>
      <text:p text:style-name="P60">DOSEmailNotify ribafs@gmail.com</text:p>
      <text:p text:style-name="P60">DOSWhitelist 127.0.0.1</text:p>
      <text:p text:style-name="P60">DOSWhitelist 177.130.202.171</text:p>
      <text:p text:style-name="P60">&lt;/ifmodule&gt;</text:p>
      <text:p text:style-name="P60"/>
      <text:p text:style-name="P60">Lembrando que o IP 177… é o IP que será liberado, o do meu desktop.</text:p>
      <text:p text:style-name="P60"/>
      <text:p text:style-name="P60">service apache24 restart</text:p>
      <text:p text:style-name="P60"/>
      <text:p text:style-name="P18">Logs</text:p>
      <text:p text:style-name="P60">tail /var/log/httpd-access.log</text:p>
      <text:p text:style-name="P60"/>
      <text:p text:style-name="P60">Para adicionar um IP na white list adicione uma linha no arquivo acima:</text:p>
      <text:p text:style-name="P60">DOSWhitelist 162.13.23.127</text:p>
      <text:p text:style-name="P60"/>
      <text:p text:style-name="P60">Devemos adicionar o IP de cada computador que usamos para administrar o servidor.</text:p>
      <text:p text:style-name="P60"/>
      <text:p text:style-name="P60">É bom lembrar que softwares como o mod_evasive e o denyhosts precisam ter em sua whitelist nossos IP de acesso, caso contrário teremos problema. Ainda bem que o Ocean tem uma console via web.</text:p>
      <text:p text:style-name="P60"/>
      <text:p text:style-name="P60">Com isso quando ele considerar algo que mereça mandará para a blacklist e te enviará um e-mail</text:p>
      <text:p text:style-name="P60"><text:soft-page-break/></text:p>
      <text:p text:style-name="P60">Para não mais receber os e-mails mude para DOSSystemCommand ao invés de DOSEmailNotify, assim:</text:p>
      <text:p text:style-name="P60"/>
      <text:p text:style-name="P60">nano /usr/local/etc/apache24/modules.d/mod-evasive.conf</text:p>
      <text:p text:style-name="P60"/>
      <text:p text:style-name="P60">DOSSystemCommand "echo 'mod_evasive HTTP Blacklisted %s more info here:</text:p>
      <text:p text:style-name="P60">www.projecthoneypot.org/ip_%s' | mail -s 'Blocked IP by mod_evasive' <text:a xlink:type="simple" xlink:href="mailto:root@localhost" text:style-name="Internet_20_link" text:visited-style-name="Visited_20_Internet_20_Link">root@localhost</text:a>"</text:p>
      <text:p text:style-name="P60"/>
      <text:p text:style-name="P60"/>
      <text:h text:style-name="Heading_20_2" text:outline-level="2"><text:bookmark-start text:name="__RefHeading___Toc441_942421216"/>SSHGuard<text:bookmark-end text:name="__RefHeading___Toc441_942421216"/></text:h>
      <text:p text:style-name="P60"/>
      <text:p text:style-name="P61">Reforçar a segurança do SSH no FreeBSD com SSHGUARD</text:p>
      <text:p text:style-name="P61"/>
      <text:p text:style-name="P61">Após a instalação e configuração com sucesso do PF</text:p>
      <text:p text:style-name="P61"/>
      <text:p text:style-name="P61">pkg install sshguard</text:p>
      <text:p text:style-name="P61"/>
      <text:p text:style-name="P61">2.0.0_1</text:p>
      <text:p text:style-name="P61"/>
      <text:p text:style-name="P61">Após a instalação mostra:</text:p>
      <text:p text:style-name="P61"/>
      <text:p text:style-name="P61"><text:s text:c="2"/>Sshguard installed successfully.</text:p>
      <text:p text:style-name="P61"/>
      <text:p text:style-name="P61"><text:s text:c="2"/>You can start sshguard as a daemon by using the</text:p>
      <text:p text:style-name="P61"><text:s text:c="2"/>rc.d script installed at /usr/local/etc/rc.d/sshguard .</text:p>
      <text:p text:style-name="P61"/>
      <text:p text:style-name="P61"><text:s text:c="2"/>See sshguard-setup(7) and http://www.sshguard.net/docs/setup for additional info.</text:p>
      <text:p text:style-name="P61"/>
      <text:p text:style-name="P61"><text:s text:c="2"/>Please note that a few rc script parameters have been renamed to better reflect the documentation:</text:p>
      <text:p text:style-name="P61"/>
      <text:p text:style-name="P61"><text:s text:c="2"/>sshguard_safety_thresh -&gt; sshguard_danger_thresh</text:p>
      <text:p text:style-name="P61"><text:s text:c="2"/>sshguard_pardon_min_interval -&gt; sshguard_release_interval</text:p>
      <text:p text:style-name="P61"><text:s text:c="2"/>sshguard_prescribe_interval -&gt; sshguard_reset_interval</text:p>
      <text:p text:style-name="P61"/>
      <text:p text:style-name="P61"/>
      <text:p text:style-name="P61">nano /etc/rc.conf</text:p>
      <text:p text:style-name="P61"/>
      <text:p text:style-name="P61">Adicione</text:p>
      <text:p text:style-name="P61"/>
      <text:p text:style-name="P61"># sshguard</text:p>
      <text:p text:style-name="P61">sshguard_enable="YES"</text:p>
      <text:p text:style-name="P61">sshguard_danger_thresh="30"</text:p>
      <text:p text:style-name="P61">sshguard_release_interval="600"</text:p>
      <text:p text:style-name="P61">sshguard_reset_interval="7200"</text:p>
      <text:p text:style-name="P61"/>
      <text:p text:style-name="P61">nano /etc/pf.conf</text:p>
      <text:p text:style-name="P61"/>
      <text:p text:style-name="P61">table &lt;sshguard&gt; persist</text:p>
      <text:p text:style-name="P61">#...</text:p>
      <text:p text:style-name="P61"><text:soft-page-break/>block in quick on bge0 from &lt;sshguard&gt; label "ssh bruteforce"</text:p>
      <text:p text:style-name="P61"/>
      <text:p text:style-name="P61"># A ordem das linhas acima é importante, se alterada pode causar erro no pf</text:p>
      <text:p text:style-name="P61"/>
      <text:p text:style-name="P61">service sshguard start</text:p>
      <text:p text:style-name="P61"/>
      <text:p text:style-name="P61">pfctl -f /etc/pf.conf</text:p>
      <text:p text:style-name="P61"/>
      <text:p text:style-name="P61">service pf start</text:p>
      <text:p text:style-name="P61"/>
      <text:p text:style-name="P61">Após o comando acima travou meu terminal e saiu com:</text:p>
      <text:p text:style-name="P61">packet_write_wait: Connection to 46.101.50.99 port 65522: Broken pipe</text:p>
      <text:p text:style-name="P61"/>
      <text:p text:style-name="P61">Então fui até a hospedagem e acessei pela console</text:p>
      <text:p text:style-name="P61"/>
      <text:p text:style-name="P61">Ao efetuar o acesso pela console aparece a mensagem de que tenho e-mail</text:p>
      <text:p text:style-name="P61"/>
      <text:p text:style-name="P61">Digito mail e teclo enter</text:p>
      <text:p text:style-name="P61">Aparecem 3. Digito 1 para ler o security</text:p>
      <text:p text:style-name="P61"/>
      <text:p text:style-name="P61">Ele me avisa para checar o setuid de arquivos e dispositivos em:</text:p>
      <text:p text:style-name="P61">var/log/setuid.today</text:p>
      <text:p text:style-name="P61"/>
      <text:p text:style-name="P61">Também para checar permissões negativas de grupos em:</text:p>
      <text:p text:style-name="P61">/var/log/mount.today</text:p>
      <text:p text:style-name="P61"/>
      <text:p text:style-name="P61">Checar os uid 0</text:p>
      <text:p text:style-name="P61">root 0</text:p>
      <text:p text:style-name="P61">toor 0</text:p>
      <text:p text:style-name="P61"/>
      <text:p text:style-name="P61">Checar contas sem senha:</text:p>
      <text:p text:style-name="P61">/etc/login.conf</text:p>
      <text:p text:style-name="P61"/>
      <text:p text:style-name="P61">Depois de ler estes e-mails eu carreguei as regras do pf e o reiniciei</text:p>
      <text:p text:style-name="P61"/>
      <text:p text:style-name="P61">Voltei ao meu desktop e acessei o servidor sem problema</text:p>
      <text:p text:style-name="P61"/>
      <text:p text:style-name="P61">Testando</text:p>
      <text:p text:style-name="P61"/>
      <text:p text:style-name="P61">pgrep -lfa ssh</text:p>
      <text:p text:style-name="P61"/>
      <text:p text:style-name="P61">pfctl -t sshguard -T show</text:p>
      <text:p text:style-name="P61"/>
      <text:p text:style-name="P61">pfctl -sr</text:p>
      <text:p text:style-name="P61"/>
      <text:p text:style-name="P61"/>
      <text:p text:style-name="P61">Questões</text:p>
      <text:p text:style-name="P61"><text:a xlink:type="simple" xlink:href="https://forums.freebsd.org/threads/howto-set-up-and-configure-security-sshguard-pf.39196/" text:style-name="Internet_20_link" text:visited-style-name="Visited_20_Internet_20_Link">https://forums.freebsd.org/threads/howto-set-up-and-configure-security-sshguard-pf.39196/</text:a> </text:p>
      <text:p text:style-name="P61"/>
      <text:p text:style-name="P61"><text:a xlink:type="simple" xlink:href="https://blog.mwzhang.com/2016/02/20/secure-ssh-using-sshguard-and-pf-in-freebsd/" text:style-name="Internet_20_link" text:visited-style-name="Visited_20_Internet_20_Link">https://blog.mwzhang.com/2016/02/20/secure-ssh-using-sshguard-and-pf-in-freebsd/</text:a> </text:p>
      <text:p text:style-name="P61"><text:a xlink:type="simple" xlink:href="https://gist.github.com/WillSquire/b0546bb8ab901f16555aba2e953767d9" text:style-name="Internet_20_link" text:visited-style-name="Visited_20_Internet_20_Link">https://gist.github.com/WillSquire/b0546bb8ab901f16555aba2e953767d9</text:a> </text:p>
      <text:h text:style-name="Heading_20_2" text:outline-level="2"><text:bookmark-start text:name="__RefHeading___Toc443_942421216"/><text:soft-page-break/>Protegendo o Administrator com a Autenticação do Apache<text:bookmark-end text:name="__RefHeading___Toc443_942421216"/></text:h>
      <text:p text:style-name="P62"/>
      <text:p text:style-name="P62">Ou para proteger outro diretório qualquer do servidor.</text:p>
      <text:p text:style-name="P62"/>
      <text:p text:style-name="P62">Protegendo diretório com a autenticação do Apache 2.4 no FreeBSD 11.1</text:p>
      <text:p text:style-name="P62"/>
      <text:p text:style-name="P62">htpasswd -c /usr/local/etc/apache24/.httpd_access ribafs</text:p>
      <text:p text:style-name="P62"/>
      <text:p text:style-name="P62">cat /usr/local/etc/apache24/.httpd_access</text:p>
      <text:p text:style-name="P62"/>
      <text:p text:style-name="P62">Criar um directório protegido</text:p>
      <text:p text:style-name="P62"/>
      <text:p text:style-name="P62">Adicionar</text:p>
      <text:p text:style-name="P62"/>
      <text:p text:style-name="P62">nano /usr/local/etc/apache24/httpd.conf</text:p>
      <text:p text:style-name="P62"/>
      <text:p text:style-name="P62">Abaixo do bloco &lt;Directory&gt; existente</text:p>
      <text:p text:style-name="P62"/>
      <text:p text:style-name="P62">&lt;Directory "/usr/local/www/apache24/data/administrator"&gt;</text:p>
      <text:p text:style-name="P62"><text:s text:c="6"/>AuthType Basic</text:p>
      <text:p text:style-name="P62"><text:s text:c="6"/>AuthName "Restricted Content"</text:p>
      <text:p text:style-name="P62"><text:s text:c="6"/>IndexIgnore .*</text:p>
      <text:p text:style-name="P62"><text:s text:c="6"/>AuthName protectthis</text:p>
      <text:p text:style-name="P62"><text:s text:c="6"/>AuthUserFile <text:s/>/usr/local/etc/apache24/.httpd_access</text:p>
      <text:p text:style-name="P62"><text:s text:c="6"/>AuthGroupFile /usr/local/etc/apache24/.httpd_access_group</text:p>
      <text:p text:style-name="P62"><text:s text:c="6"/>AuthType Basic</text:p>
      <text:p text:style-name="P62"><text:s text:c="6"/>&lt;Limit GET&gt;</text:p>
      <text:p text:style-name="P62"><text:s text:c="10"/># A linha abaixo é para um grupo</text:p>
      <text:p text:style-name="P62"><text:s text:c="10"/>#Require valid-user</text:p>
      <text:p text:style-name="P62"><text:s text:c="10"/>require user ribafs</text:p>
      <text:p text:style-name="P62"><text:s text:c="6"/>&lt;/Limit&gt;</text:p>
      <text:p text:style-name="P62">&lt;/Directory&gt;</text:p>
      <text:p text:style-name="P62"/>
      <text:p text:style-name="P62">mkdir /usr/local/www/apache24/data/administrator</text:p>
      <text:p text:style-name="P62"/>
      <text:p text:style-name="P62">service apache24 restart</text:p>
      <text:p text:style-name="P62"/>
      <text:p text:style-name="P19">Testando</text:p>
      <text:p text:style-name="P62"/>
      <text:p text:style-name="P62">https://ribafs.org/administrator/</text:p>
      <text:p text:style-name="P62"/>
      <text:p text:style-name="P62">Caso o DNS não tenha propagado ainda use o iP.</text:p>
      <text:p text:style-name="P62"/>
      <text:p text:style-name="P62"/>
      <text:p text:style-name="P62"/>
      <text:h text:style-name="Heading_20_2" text:outline-level="2">Usando o SSL para Criptografar sites</text:h>
      <text:p text:style-name="P63"/>
      <text:p text:style-name="P64">Se o site usa login e precisa autenticar usuários é importante que se instale o SSL para criptografar as senhas. Sempre que alguém fizer login no site sua senha será criptografada antes de ser enviada para o servidor.</text:p>
      <text:p text:style-name="P63"><text:soft-page-break/></text:p>
      <text:p text:style-name="P63">Instalação do SSL no Apache 2.4 do FreeBSD 11.1</text:p>
      <text:p text:style-name="P63"/>
      <text:p text:style-name="P63">Criar o certificado:</text:p>
      <text:p text:style-name="P63"/>
      <text:p text:style-name="P63">Criar o script abaixo</text:p>
      <text:p text:style-name="P63"/>
      <text:p text:style-name="P63">nano ssl.sh</text:p>
      <text:p text:style-name="P63"/>
      <text:p text:style-name="P63">#!/bin/sh</text:p>
      <text:p text:style-name="P63">mkdir -p /root/mycert</text:p>
      <text:p text:style-name="P63">cd /root/mycert</text:p>
      <text:p text:style-name="P63">mkdir -p /usr/local/etc/apache24/ssl.key</text:p>
      <text:p text:style-name="P63">mkdir -p /usr/local/etc/apache24/ssl.crt</text:p>
      <text:p text:style-name="P63">chmod 0400 /usr/local/etc/apache24/ssl.key</text:p>
      <text:p text:style-name="P63">chmod 0400 /usr/local/etc/apache24/ssl.crt</text:p>
      <text:p text:style-name="P63">openssl genrsa -des3 -out $1.key 1024</text:p>
      <text:p text:style-name="P63">openssl req -new -x509 -nodes -sha256 -days 365 -key $1.key -out $1.crt</text:p>
      <text:p text:style-name="P63">cp $1.key $1.key.orig</text:p>
      <text:p text:style-name="P63">openssl rsa -in $1.key.orig -out $1.key</text:p>
      <text:p text:style-name="P63">cp $1.key /usr/local/etc/apache24/ssl.key/</text:p>
      <text:p text:style-name="P63">cp $1.crt /usr/local/etc/apache24/ssl.crt/</text:p>
      <text:p text:style-name="P63">chmod 0400 /usr/local/etc/apache24/ssl.key/$1.key</text:p>
      <text:p text:style-name="P63">chmod 0400 /usr/local/etc/apache24/ssl.crt/$1.crt</text:p>
      <text:p text:style-name="P63">### Final</text:p>
      <text:p text:style-name="P63"/>
      <text:p text:style-name="P63">/usr/local/etc/apache24/ssl.crt/ribafs</text:p>
      <text:p text:style-name="P63">chmod +x ssl.sh</text:p>
      <text:p text:style-name="P63"/>
      <text:p text:style-name="P63">Executar:</text:p>
      <text:p text:style-name="P63"/>
      <text:p text:style-name="P63">./ssl.sh ribafs</text:p>
      <text:p text:style-name="P63"/>
      <text:p text:style-name="P63">nano /usr/local/etc/apache24/httpd.conf</text:p>
      <text:p text:style-name="P63"/>
      <text:p text:style-name="P63">Descomentar a<text:span text:style-name="T17">s</text:span> linha<text:span text:style-name="T17">s</text:span></text:p>
      <text:p text:style-name="P63">Include etc/apache24/extra/httpd-ssl.conf</text:p>
      <text:p text:style-name="P63">LoadModule ssl_module libexec/apache24/mod_ssl.so</text:p>
      <text:p text:style-name="P63"/>
      <text:p text:style-name="P63">cp nano /usr/local/etc/apache24/extra/httpd-ssl.conf nano /usr/local/etc/apache24/extra/httpd-ssl.conf.BAK</text:p>
      <text:p text:style-name="P63"/>
      <text:p text:style-name="P63">Remova todo o conteúdo e adicione este</text:p>
      <text:p text:style-name="P63"/>
      <text:p text:style-name="P63">Mais prático</text:p>
      <text:p text:style-name="P63"/>
      <text:p text:style-name="P63">rm /usr/local/etc/apache24/extra/httpd-ssl.conf</text:p>
      <text:p text:style-name="P63"/>
      <text:p text:style-name="P63">nano /usr/local/etc/apache24/extra/httpd-ssl.conf</text:p>
      <text:p text:style-name="P63"/>
      <text:p text:style-name="P63">Listen 443</text:p>
      <text:p text:style-name="P63">AddType application/x-x509-ca-cert .crt</text:p>
      <text:p text:style-name="P63"><text:soft-page-break/>AddType application/x-pkcs7-crl <text:s text:c="3"/>.crl</text:p>
      <text:p text:style-name="P63">&lt;VirtualHost _default_:443&gt;</text:p>
      <text:p text:style-name="P63"><text:s text:c="2"/>DocumentRoot "/usr/local/www/apache24/data"</text:p>
      <text:p text:style-name="P63"><text:s text:c="2"/>ServerName www.ribafs.org:443</text:p>
      <text:p text:style-name="P63"><text:s text:c="2"/>ServerAdmin ribafs@gmail.com</text:p>
      <text:p text:style-name="P63"><text:s text:c="2"/>ErrorLog "/var/log/httpd-error.log"</text:p>
      <text:p text:style-name="P63"><text:s text:c="2"/>TransferLog "/var/log/httpd-access.log"</text:p>
      <text:p text:style-name="P63"/>
      <text:p text:style-name="P63"><text:s text:c="2"/>SSLEngine on</text:p>
      <text:p text:style-name="P63"/>
      <text:p text:style-name="P63"><text:s text:c="2"/>SSLCipherSuite ALL:!ADH:!EXPORT56:RC4+RSA:+HIGH:+MEDIUM:+LOW:+SSLv2:+EXP:+eNULL</text:p>
      <text:p text:style-name="P63"/>
      <text:p text:style-name="P63"><text:s text:c="2"/>SSLCertificateFile "/usr/local/etc/apache24/ssl.crt/ribafs.crt"</text:p>
      <text:p text:style-name="P63"/>
      <text:p text:style-name="P63"><text:s text:c="2"/>SSLCertificateKeyFile "/usr/local/etc/apache24/ssl.key/ribafs.key"</text:p>
      <text:p text:style-name="P63"/>
      <text:p text:style-name="P63"><text:s text:c="2"/>&lt;FilesMatch "\.(cgi|shtml|phtml|php)$"&gt;</text:p>
      <text:p text:style-name="P63"><text:s text:c="4"/>SSLOptions +StdEnvVars</text:p>
      <text:p text:style-name="P63"><text:s text:c="2"/>&lt;/FilesMatch&gt;</text:p>
      <text:p text:style-name="P63"><text:s text:c="2"/>&lt;Directory "/usr/local/www/apache24/cgi-bin"&gt;</text:p>
      <text:p text:style-name="P63"><text:s text:c="4"/>SSLOptions +StdEnvVars</text:p>
      <text:p text:style-name="P63"><text:s text:c="2"/>&lt;/Directory&gt;</text:p>
      <text:p text:style-name="P63"/>
      <text:p text:style-name="P63"><text:s text:c="2"/>BrowserMatch ".*MSIE.*" \</text:p>
      <text:p text:style-name="P63"><text:s text:c="9"/>nokeepalive ssl-unclean-shutdown \</text:p>
      <text:p text:style-name="P63"><text:s text:c="9"/>downgrade-1.0 force-response-1.0</text:p>
      <text:p text:style-name="P63"/>
      <text:p text:style-name="P63"><text:s text:c="2"/>CustomLog "/var/log/httpd-ssl_request.log" "%t %h %{SSL_PROTOCOL}x %{SSL_CIPHER}x \"%r\" %b"</text:p>
      <text:p text:style-name="P63">&lt;/VirtualHost&gt;</text:p>
      <text:p text:style-name="P63"/>
      <text:p text:style-name="P63">Dica: Cuidado com caracteres malucos criados com copiar e colar. Se precisar digite tudo.</text:p>
      <text:p text:style-name="P63"/>
      <text:p text:style-name="P63">service apache24 restart</text:p>
      <text:p text:style-name="P63"/>
      <text:p text:style-name="P63">Testar:</text:p>
      <text:p text:style-name="P63"><text:a xlink:type="simple" xlink:href="https://www.ribafs.org/info.php" text:style-name="Internet_20_link" text:visited-style-name="Visited_20_Internet_20_Link">https://www.ribafs.org/info.php</text:a> </text:p>
      <text:p text:style-name="P63"/>
      <text:p text:style-name="P63"><text:a xlink:type="simple" xlink:href="https://www.rhyous.com/2009/11/06/installing-an-apache-ssl-on-freebsd-using-the-ports-tree/" text:style-name="Internet_20_link" text:visited-style-name="Visited_20_Internet_20_Link">https://www.rhyous.com/2009/11/06/installing-an-apache-ssl-on-freebsd-using-the-ports-tree/</text:a></text:p>
      <text:p text:style-name="P63"/>
      <text:p text:style-name="P63"/>
      <text:p text:style-name="P63"/>
      <text:h text:style-name="Heading_20_2" text:outline-level="2"><text:bookmark-start text:name="__RefHeading___Toc445_942421216"/>Reforçando a Segurança do Apache<text:bookmark-end text:name="__RefHeading___Toc445_942421216"/></text:h>
      <text:p text:style-name="P65"/>
      <text:p text:style-name="P65">Configurações do Apache </text:p>
      <text:p text:style-name="P65"/>
      <text:p text:style-name="P65">Sobre o .htaccess</text:p>
      <text:p text:style-name="P65">O arquivo .htaccess, que num Unix é um arquivo oculto (inicia com ponto), é um arquivo muito útil para a administração de segurança e vários outros recursos em sites que usam <text:soft-page-break/>o Apache como servidor web. Em especial quando não temos acesso direto às configurações do Apache.</text:p>
      <text:p text:style-name="P65"/>
      <text:p text:style-name="P65">Usado para configurar o Apache e também o PHP (somente se instalado como módulo do Apache). </text:p>
      <text:p text:style-name="P65"/>
      <text:p text:style-name="P65">Veja alguns dos seus vários e úteis usos. </text:p>
      <text:p text:style-name="P65">Li certa vez: "Use e abuse do .htaccess, pois ele é seu amigo." </text:p>
      <text:p text:style-name="P65"/>
      <text:p text:style-name="P65"><text:span text:style-name="T10">Listar Arquivos de Diretóri</text:span>o </text:p>
      <text:p text:style-name="P65">Se por exemplo você quer que o diretório onde você colocou o .htaccess liste os arquivos caso não haja um index.html da vida, você adiciona o seguinte no .htaccess: </text:p>
      <text:p text:style-name="P65">Options +Indexes </text:p>
      <text:p text:style-name="P65"/>
      <text:p text:style-name="P65">Segurança no Apache/Nginx</text:p>
      <text:p text:style-name="P65"/>
      <text:p text:style-name="P65">ServerTokens Prod</text:p>
      <text:p text:style-name="P65">ServerSignature Off</text:p>
      <text:p text:style-name="P65">TraceEnable Off</text:p>
      <text:p text:style-name="P65">Options all -Indexes</text:p>
      <text:p text:style-name="P65">Header always unset X-Powered-By</text:p>
      <text:p text:style-name="P65"/>
      <text:p text:style-name="P65"/>
      <text:p text:style-name="P65">E para tirar essa opção: </text:p>
      <text:p text:style-name="P65">Options -Indexes</text:p>
      <text:p text:style-name="P65"/>
      <text:p text:style-name="P65">Permitir acesso somente para uma faixa de IPs: </text:p>
      <text:p text:style-name="P65">&lt;Files pagina_erro_403.php&gt; </text:p>
      <text:p text:style-name="P65">Order Deny,Allow </text:p>
      <text:p text:style-name="P65">Deny from all </text:p>
      <text:p text:style-name="P65">Allow from 192.168. </text:p>
      <text:p text:style-name="P65">&lt;/Files&gt; </text:p>
      <text:p text:style-name="P65"/>
      <text:p text:style-name="P65">Como personalizar páginas de erro: </text:p>
      <text:p text:style-name="P65">ErrorDocument 403 /acesso_negado.php </text:p>
      <text:p text:style-name="P65">ErrorDocument 404 /nao_encontrado.php </text:p>
      <text:p text:style-name="P65">ErrorDocument 500 /erro_interno_servidor.php </text:p>
      <text:p text:style-name="P65"/>
      <text:p text:style-name="P65">401 - Authorization Required </text:p>
      <text:p text:style-name="P65">400 - Bad request </text:p>
      <text:p text:style-name="P65">403 - Forbidden </text:p>
      <text:p text:style-name="P65">404 - Wrong page </text:p>
      <text:p text:style-name="P65">500 - Internal Server Error </text:p>
      <text:p text:style-name="P65"/>
      <text:p text:style-name="P65">Ativar mod_rewrite </text:p>
      <text:p text:style-name="P65">RewriteEngine On </text:p>
      <text:p text:style-name="P65">RewriteCond %{SCRIPT_FILENAME} !-f </text:p>
      <text:p text:style-name="P65">RewriteCond %{SCRIPT_FILENAME} !-d </text:p>
      <text:p text:style-name="P65">RewriteRule ^(.*)$ index.php?pagina=$1</text:p>
      <text:p text:style-name="P65"/>
      <text:p text:style-name="P65">Bloqueia uma lista de IPs:</text:p>
      <text:p text:style-name="P65">order allow, deny</text:p>
      <text:p text:style-name="P65"><text:soft-page-break/>deny from 210.140.98.160</text:p>
      <text:p text:style-name="P65">deny from 69.197.132.70</text:p>
      <text:p text:style-name="P65">deny from 74.14.13.236</text:p>
      <text:p text:style-name="P65">allow from all</text:p>
      <text:p text:style-name="P65"/>
      <text:p text:style-name="P65">Deixa a Intranet acessar </text:p>
      <text:p text:style-name="P65">Order allow,deny </text:p>
      <text:p text:style-name="P65">allow from 192.168.0. </text:p>
      <text:p text:style-name="P65">deny from all</text:p>
      <text:p text:style-name="P65"/>
      <text:p text:style-name="P65">Deixa todo mundo acessar, menos o IP 192.168.0.25 </text:p>
      <text:p text:style-name="P65">Order deny,allow </text:p>
      <text:p text:style-name="P65">deny from 192.168.0.25 </text:p>
      <text:p text:style-name="P65">allow from all </text:p>
      <text:p text:style-name="P65"/>
      <text:p text:style-name="P65">Impedir todos de visitarem o site </text:p>
      <text:p text:style-name="P65">deny from all</text:p>
      <text:p text:style-name="P65">Obs.: no caso acima somente permite acesso pelo cpanel, ftp ou outro, nunca pela web.</text:p>
      <text:p text:style-name="P65"/>
      <text:p text:style-name="P65">Restringe o arquivo "secreto.html" somente para o IP 192.168.0.30 </text:p>
      <text:p text:style-name="P65">&lt;Files secreto.html&gt; </text:p>
      <text:p text:style-name="P65">Order allow,Deny </text:p>
      <text:p text:style-name="P65">Allow from 192.168.0.30 </text:p>
      <text:p text:style-name="P65">Deny from all </text:p>
      <text:p text:style-name="P65">&lt;/Files&gt; </text:p>
      <text:p text:style-name="P65"/>
      <text:p text:style-name="P65"/>
      <text:p text:style-name="P65">Nega o acesso dos clientes ao .htaccess (bom colocar no httpd.conf) </text:p>
      <text:p text:style-name="P65">Vem com a configuração padrão do Apache </text:p>
      <text:p text:style-name="P65">&lt;Files ~ "^\.ht"&gt; </text:p>
      <text:p text:style-name="P65">Order allow,deny </text:p>
      <text:p text:style-name="P65">Deny from all </text:p>
      <text:p text:style-name="P65">&lt;/Files&gt; </text:p>
      <text:p text:style-name="P65"/>
      <text:p text:style-name="P65">Redirecionar todos os visitantes que chegarem na pasta /antigo para o site http://www.novosite.com/novo </text:p>
      <text:p text:style-name="P65">Redirect /antigo http://www.site.com/novo </text:p>
      <text:p text:style-name="P65"/>
      <text:p text:style-name="P65">No caso, o arquivo http://www.site.com/antigo/teste.png será redirecionado para http://www.site.com/novo/teste.png</text:p>
      <text:p text:style-name="P65"/>
      <text:p text:style-name="P65">Proteger Diretório com Login e Senha </text:p>
      <text:p text:style-name="P65">Usar o comando htpasswd para criar a senha com a seguinte sintaxe: </text:p>
      <text:p text:style-name="P65"/>
      <text:p text:style-name="P65">htpasswd -c arquivodasenha login</text:p>
      <text:p text:style-name="P65">htpasswd -c senha joao </text:p>
      <text:p text:style-name="P65"/>
      <text:p text:style-name="P65">O arquivo gerado conterá uma linha com login:senhacriptografada</text:p>
      <text:p text:style-name="P65">Inserir no diretório um arquivo .htaccess com o conteúdo:</text:p>
      <text:p text:style-name="P65"/>
      <text:p text:style-name="P65">AuthName "Acesso Restrito" </text:p>
      <text:p text:style-name="P65">AuthType Basic </text:p>
      <text:p text:style-name="P65"><text:soft-page-break/>AuthUserFile /backup/www/diretorio/senha </text:p>
      <text:p text:style-name="P65">Require valid-user</text:p>
      <text:p text:style-name="P65"/>
      <text:p text:style-name="P65">/backup/www/diretorio/senha - é o caminho complato para o arquivo com a senha</text:p>
      <text:p text:style-name="P65"/>
      <text:p text:style-name="P65">Exige senha para acessar o diretório administrator </text:p>
      <text:p text:style-name="P65">&lt;Directory /administrator&gt; </text:p>
      <text:p text:style-name="P65">AuthName "Acesso Restrito à Usuários" </text:p>
      <text:p text:style-name="P65">AuthType Basic </text:p>
      <text:p text:style-name="P65">AuthUserFile /etc/httpd/auth/acesso </text:p>
      <text:p text:style-name="P65">AuthGroupFile /etc/httpd/auth/grupos </text:p>
      <text:p text:style-name="P65">require group admin </text:p>
      <text:p text:style-name="P65">&lt;/Directory&gt; </text:p>
      <text:p text:style-name="P65"/>
      <text:p text:style-name="P65">Bloquear Perl</text:p>
      <text:p text:style-name="P65">Muitos scripts de ataque são criados em Perl, portanto para bloquear perl e outros bots para que não acessem seu site, adicione o código abaixo em um .htaccess (no raiz do domínio):</text:p>
      <text:p text:style-name="P65">SetEnvIfNoCase User-Agent libwww-perl bad_bots </text:p>
      <text:p text:style-name="P65">order deny,allow </text:p>
      <text:p text:style-name="P65">deny from env=bad_bots </text:p>
      <text:p text:style-name="P65"/>
      <text:p text:style-name="P65">bogus handler para perl</text:p>
      <text:p text:style-name="P65">Caso não esteja usando scripts em Perl em seu site adicione um "bogus handler" para estes scripts no .htaccess:</text:p>
      <text:p text:style-name="P65">##Deny access to all CGI, Perl, Python and text files </text:p>
      <text:p text:style-name="P65">&lt;FilesMatch "\.(cgi|pl|py|txt)"&gt; </text:p>
      <text:p text:style-name="P65">Deny from all </text:p>
      <text:p text:style-name="P65">&lt;/FilesMatch&gt; </text:p>
      <text:p text:style-name="P65">## Se não está usando um arquivo robots.txt, então comente </text:p>
      <text:p text:style-name="P65"># as 3 linhas abaixo para evitar o acesso somente ao arquivo robots.txt </text:p>
      <text:p text:style-name="P65">&lt;FilesMatch robots.txt&gt; </text:p>
      <text:p text:style-name="P65">Allow from all </text:p>
      <text:p text:style-name="P65">&lt;/FilesMatch&gt; </text:p>
      <text:p text:style-name="P65"/>
      <text:p text:style-name="P65">Outros recursos importantes para o .htaccess: </text:p>
      <text:p text:style-name="P65">#Enable mod_rewrite and insert some sample rules: </text:p>
      <text:p text:style-name="P65">RewriteEngine On </text:p>
      <text:p text:style-name="P65">RewriteCond %{REQUEST_FILENAME} !-f </text:p>
      <text:p text:style-name="P65">RewriteCond %{REQUEST_FILENAME} !-d </text:p>
      <text:p text:style-name="P65">#RewriteCond %{REQUEST_URI} ^(/component/option,com) [NC,OR] ##optional - see notes## </text:p>
      <text:p text:style-name="P65">RewriteCond %{REQUEST_URI} (/|\.htm|\.php|\.html|/[^.]*)$ [NC] </text:p>
      <text:p text:style-name="P65">RewriteRule ^(content/|component/) index.php</text:p>
      <text:p text:style-name="P65"/>
      <text:p text:style-name="P65">Protegendo o acesso direto ao .htaccess e ao configuration.php: </text:p>
      <text:p text:style-name="P65">&lt;Files .htaccess&gt; </text:p>
      <text:p text:style-name="P65">order allow,deny </text:p>
      <text:p text:style-name="P65">deny from all </text:p>
      <text:p text:style-name="P65">&lt;/Files&gt; </text:p>
      <text:p text:style-name="P65"/>
      <text:p text:style-name="P65">&lt;FilesMatch "configuration.php"&gt; </text:p>
      <text:p text:style-name="P65"><text:soft-page-break/>Order allow,deny </text:p>
      <text:p text:style-name="P65">Deny from all </text:p>
      <text:p text:style-name="P65">&lt;/FilesMatch&gt;</text:p>
      <text:p text:style-name="P65"/>
      <text:p text:style-name="P65">E outros </text:p>
      <text:p text:style-name="P65">&lt;FilesMatch "\.(htaccess|htpasswd|ini|phps|log|sh|conf)$"&gt; </text:p>
      <text:p text:style-name="P65">Order allow,deny </text:p>
      <text:p text:style-name="P65">Deny from all </text:p>
      <text:p text:style-name="P65">&lt;/FilesMatch&gt; </text:p>
      <text:p text:style-name="P65"/>
      <text:p text:style-name="P65">Muito Importante </text:p>
      <text:p text:style-name="P65">Adicione ao final do .htaccess:</text:p>
      <text:p text:style-name="P65"># Block out any script trying to set a mosConfig value through the URL </text:p>
      <text:p text:style-name="P65">RewriteCond %{QUERY_STRING} mosConfig_[a-zA-Z_]{1,21}(=|\%3D) [OR] </text:p>
      <text:p text:style-name="P65"># Block out any script trying to base64_encode crap to send via URL </text:p>
      <text:p text:style-name="P65">RewriteCond %{QUERY_STRING} base64_encode.*\(.*\) [OR] </text:p>
      <text:p text:style-name="P65"># Block out any script that includes a &lt;script&gt; tag in URL </text:p>
      <text:p text:style-name="P65">RewriteCond %{QUERY_STRING} (\&lt;|%3C).*script.*(\&gt;|%3E) [NC,OR] </text:p>
      <text:p text:style-name="P65"># Block out any script trying to set a PHP GLOBALS variable via URL </text:p>
      <text:p text:style-name="P65">RewriteCond %{QUERY_STRING} GLOBALS(=|\[|\%[0-9A-Z]{0,2}) [OR] </text:p>
      <text:p text:style-name="P65"># Block out any script trying to modify a _REQUEST variable via URL </text:p>
      <text:p text:style-name="P65">RewriteCond %{QUERY_STRING} _REQUEST(=|\[|\%[0-9A-Z]{0,2}) </text:p>
      <text:p text:style-name="P65"># Send all blocked request to homepage with 403 Forbidden error! </text:p>
      <text:p text:style-name="P65">RewriteRule ^(.*)$ index.php [F,L]</text:p>
      <text:p text:style-name="P65"># Dica de http://forum.codecall.net/security-tutorials/4867-joomla-hacking-script.html </text:p>
      <text:p text:style-name="P65"/>
      <text:p text:style-name="P65">Criando um sistema de detecção de intrusão com o .htaccess</text:p>
      <text:p text:style-name="P65"/>
      <text:p text:style-name="P65">URL encoding attacks such as SQL injection, white space, javascript, etc and redirects the URL to log.php. Log.php will then alert you via email.</text:p>
      <text:p text:style-name="P65"/>
      <text:p text:style-name="P66">Referência: <text:a xlink:type="simple" xlink:href="http://www.hackosis.com/simple-htaccess-intrusion-detection-system/" text:style-name="Internet_20_link" text:visited-style-name="Visited_20_Internet_20_Link">http://www.hackosis.com/simple-htaccess-intrusion-detection-system/</text:a> </text:p>
      <text:p text:style-name="P66"><text:s/></text:p>
      <text:p text:style-name="P65">Options +FollowSymLinks </text:p>
      <text:p text:style-name="P65">RewriteEngine On </text:p>
      <text:p text:style-name="P65">RewriteCond %{QUERY_STRING} (\"|%22).*(\&gt;|%3E|&lt;|%3C).* [NC] </text:p>
      <text:p text:style-name="P65">RewriteRule ^(.*)$ log.php [NC] </text:p>
      <text:p text:style-name="P65">RewriteCond %{QUERY_STRING} (\&lt;|%3C).*script.*(\&gt;|%3E) [NC] </text:p>
      <text:p text:style-name="P65">RewriteRule ^(.*)$ log.php [NC] </text:p>
      <text:p text:style-name="P65">RewriteCond %{QUERY_STRING} (javascript:).*(\;).* [NC] </text:p>
      <text:p text:style-name="P65">RewriteRule ^(.*)$ log.php [NC] </text:p>
      <text:p text:style-name="P65">RewriteCond %{QUERY_STRING} (\;|\’|\"|\%22).*(union|select|insert|drop|update|md5|benchmark|or|and|if).* [NC] </text:p>
      <text:p text:style-name="P65">RewriteRule ^(.*)$ log.php [NC] </text:p>
      <text:p text:style-name="P65">RewriteRule (,|;|&lt;|&gt;|’|`) /log.php [NC]</text:p>
      <text:p text:style-name="P65"/>
      <text:p text:style-name="P65">Criar o arquivo lop.php no raiz do site. Mudar o e-mail dmin@site.com Este endereço de e-mail está protegido contra spambots. Você deve habilitar o JavaScript para visualizá-lo para receber a notificação: </text:p>
      <text:p text:style-name="P65"/>
      <text:p text:style-name="P65">&lt;?php </text:p>
      <text:p text:style-name="P65">$r= $_SERVER['REQUEST_URI']; </text:p>
      <text:p text:style-name="P65"><text:soft-page-break/>$q= $_SERVER['QUERY_STRING']; </text:p>
      <text:p text:style-name="P65">$i= $_SERVER['REMOTE_ADDR']; </text:p>
      <text:p text:style-name="P65">$u= $_SERVER['HTTP_USER_AGENT']; </text:p>
      <text:p text:style-name="P65">$mess = $r . ' | ' . $q . ' | ' . $i . ' | ' .$u; </text:p>
      <text:p text:style-name="P65">mail(" admin@site.com este endereço de e-mail está protegido contra spambots. Você deve habilitar o JavaScript para visualizá-lo. ","bad request",$mess,"from: bot@site.com este endereço de e-mail está protegido contra spambots. Você deve habilitar o JavaScript para visualizá-lo. "); </text:p>
      <text:p text:style-name="P65">echo "Hot Damn!"; </text:p>
      <text:p text:style-name="P65">?&gt; </text:p>
      <text:p text:style-name="P65"/>
      <text:p text:style-name="P65"/>
      <text:h text:style-name="Heading_20_2" text:outline-level="2"><text:bookmark-start text:name="__RefHeading___Toc447_942421216"/>Reforçar a Segurança do PHP<text:bookmark-end text:name="__RefHeading___Toc447_942421216"/></text:h>
      <text:p text:style-name="P67"/>
      <text:p text:style-name="P67">Reforçar a segurança do PHP</text:p>
      <text:p text:style-name="P67"/>
      <text:p text:style-name="P67">Uma boa forma de melhorar a segurança do php é instalando o phpsecinfo:</text:p>
      <text:p text:style-name="P67"><text:a xlink:type="simple" xlink:href="https://github.com/funkatron/phpsecinfo" text:style-name="Internet_20_link" text:visited-style-name="Visited_20_Internet_20_Link">https://github.com/funkatron/phpsecinfo</text:a> <text:s/></text:p>
      <text:p text:style-name="P67"><text:a xlink:type="simple" xlink:href="http://phpsec.org/projects/phpsecinfo/" text:style-name="Internet_20_link" text:visited-style-name="Visited_20_Internet_20_Link">http://phpsec.org/projects/phpsecinfo/</text:a> </text:p>
      <text:p text:style-name="P67"/>
      <text:p text:style-name="P67">E corrigir os erros apontados com as respectivas recomendações.</text:p>
      <text:p text:style-name="P67"/>
      <text:p text:style-name="P67">Algumas sugestões para reforçar a segurança do PHP:</text:p>
      <text:p text:style-name="P67"/>
      <text:p text:style-name="P67">edite o php.ini e faça as alterações:</text:p>
      <text:p text:style-name="P67">nano /etc/php.ini</text:p>
      <text:p text:style-name="P67"/>
      <text:p text:style-name="P67"><text:span text:style-name="T10">ALERTA</text:span> – ao efetuar as alterações abaixo faça uma a uma, sempre reiniciando o apache e abrindo o site e efetuando um refresh para testar. Caso tenha problema desfaça ou ajuste o parâmetro com problema.</text:p>
      <text:p text:style-name="P67"/>
      <text:p text:style-name="P67">disable_functions = exec,system,shell_exec,passthru,</text:p>
      <text:p text:style-name="P67">html_errors = Off</text:p>
      <text:p text:style-name="P67">mail.add_x_header = Off</text:p>
      <text:p text:style-name="P67">session.name = NEWSESSID</text:p>
      <text:p text:style-name="P67"/>
      <text:p text:style-name="P67">Na linha com disable_functions já existem várias funções por padrão que são desabilitadas. Não as remova, apenas adicione as recomendações acima ao início, separadas por vírgula.</text:p>
      <text:p text:style-name="P67"/>
      <text:p text:style-name="P67">Com a ajuda do PHPsecinfo também ajustei estes abaixo:</text:p>
      <text:p text:style-name="P67"/>
      <text:p text:style-name="P67">allow_url_fopen = Off</text:p>
      <text:p text:style-name="P67">upload_tmp_dir = /usr/share/nginx/html/phpup</text:p>
      <text:p text:style-name="P67"/>
      <text:p text:style-name="P67">Criei o diretório /usr/share/nginx/html/phpup</text:p>
      <text:p text:style-name="P67"/>
      <text:p text:style-name="P67">Estes dois últimos parâmetros devem ser adotados com cuidado, de acordo com a sua necessidade. Abaixo são os valores default na versão 7 do php:</text:p>
      <text:p text:style-name="P67">post_max_size = 8M</text:p>
      <text:p text:style-name="P67">upload_max_filesize = 2M</text:p>
      <text:p text:style-name="P67"><text:soft-page-break/></text:p>
      <text:p text:style-name="P67"/>
      <text:p text:style-name="P67">service nginx restart</text:p>
      <text:p text:style-name="P67">Depois dos ajustes acima alguma coisa pode não funcionar. Então efetue os ajustes devidos, sem exagerar.</text:p>
      <text:p text:style-name="P67"/>
      <text:p text:style-name="P67">Proteger arquivos de configuração do apache, php e mysql contra escrita:</text:p>
      <text:p text:style-name="P67"/>
      <text:p text:style-name="P67">/etc/php//php.ini</text:p>
      <text:p text:style-name="P67">/etc/nginx/conf.d/default.conf e demais</text:p>
      <text:p text:style-name="P67">/etc/mysql/my.cnf</text:p>
      <text:p text:style-name="P67"/>
      <text:p text:style-name="P67"/>
      <text:p text:style-name="P67">Configurações do PHP</text:p>
      <text:p text:style-name="P67">php.ini e ini_set()</text:p>
      <text:p text:style-name="P67"/>
      <text:p text:style-name="P67">display_errors </text:p>
      <text:p text:style-name="P67">Estes só devem estar ativos quando estamos em ambiente de testes, criando ou programando, antes de enviar para o servidor devemos desativar. Se alguma extensão ou aplicativo precisa dessas extensões ativas o prudente é não usar essas extensões. Aliás, para quando estamos instalando, testando e programando, devemos exibir ao máximo os erros. Idealmente o php.ini deve estar com:</text:p>
      <text:p text:style-name="P67"/>
      <text:p text:style-name="P67">error_reporting = E_ALL &amp; ~E_DEPRECATED</text:p>
      <text:p text:style-name="P67"/>
      <text:p text:style-name="P67">Quando usar php.ini, ini_set() ou .htaccess</text:p>
      <text:p text:style-name="P67">Isso vai depender de como o servidor está configurado.</text:p>
      <text:p text:style-name="P67">- Algumas configurações do PHP podem ser alteradas usando a função ini_set(), sendo que as alterações são válidas somente enquanto o script estiver em execução.</text:p>
      <text:p text:style-name="P67">- Outras configurações devem ser adicionadas num script php.ini ou no .htaccess.</text:p>
      <text:p text:style-name="P67">- Outras em qualquer uma das formas acima. </text:p>
      <text:p text:style-name="P67">- E algumas configurações não podem ser alteradas, como é o caso de memory_limit e execution_time. Caso alteremos essas podemos prejudicar a performance do site.</text:p>
      <text:p text:style-name="P67">Quando e onde usar cada um vai depender de como o PHP está instalado no servidor, que pode ser como módulo CGI ou como um módulo do Apache. </text:p>
      <text:p text:style-name="P67"/>
      <text:p text:style-name="P67">PHP como Módulo do Apache ou como CGI</text:p>
      <text:p text:style-name="P68">Para saber como foi instalado o PHP no seu servidor poderá consultar o help desk. Alguns servidores armazenam as respostas do suporte numa área chamada de </text:p>
      <text:p text:style-name="P68">Knowledge Base até com busca.</text:p>
      <text:p text:style-name="P67"/>
      <text:p text:style-name="P67">A instalação como módulo CGI é mais segura, portanto preferível. Alguns servidores oferecem as duas modalidades e geralmente para servidores compartilhados é oferecido como módulo CGI, mas para ter certeza pergunte ou faça testes para identificar. Veja detalhes abaixo.</text:p>
      <text:p text:style-name="P67"/>
      <text:p text:style-name="P67">Como CGI - mais segura, portanto mais restritiva para alterar as configurações do PHP. Não podemos criar um php.ini no raiz e ele valer recursivamente para todos os sub-diretórios. Temos que criar um php.ini para cada diretório. </text:p>
      <text:p text:style-name="P67">Também não podemos adicionar configurações do PHP nos scripts .htaccess. Se o fizermos receberemos um erro e o script não funcionará. Temos que remover o que adicionamos para o site voltar. <text:s/>Podemos usar a função ini_set().</text:p>
      <text:p text:style-name="P67"><text:soft-page-break/>Como módulo do Apache - Aqui podemos criar um php.ini no raiz do domínio e ele valerá para todos os sites, ou seja, tem efeito global. Também podemos usar as configurações do PHP em scripts .htaccess e podemos usar a função ini_set().</text:p>
      <text:p text:style-name="P67"/>
      <text:p text:style-name="P20">Como Configurar o PHP </text:p>
      <text:p text:style-name="P67">ini_set() - Esta função é muito útil para efetuar configurações em servidores onde o PHP foi instalado como CGI, especialmente para sites com Joomla. No caso entramos com as linhas da ini_set() no configuration.php, que é visto por todos os scripts.</text:p>
      <text:p text:style-name="P67"/>
      <text:p text:style-name="P67">Exemplo usando ini_set()</text:p>
      <text:p text:style-name="P67">ini_set('extension', 'sourceguardian.so'); </text:p>
      <text:p text:style-name="P67">ini_set('session.save_path', '/home/joao/public_html/tmp'); </text:p>
      <text:p text:style-name="P67">ini_set('cgi.force_redirect', 1); </text:p>
      <text:p text:style-name="P67">ini_set('allow_url_fopen', 0); </text:p>
      <text:p text:style-name="P67">ini_set('display_errors', 0); </text:p>
      <text:p text:style-name="P67">ini_set('allow_url_include', 0); </text:p>
      <text:p text:style-name="P67">ini_set('expose_php', 0); </text:p>
      <text:p text:style-name="P67">ini_set('magic_quotes_gpc', 0); </text:p>
      <text:p text:style-name="P67">ini_set('post_max_size', 262144); </text:p>
      <text:p text:style-name="P67">ini_set('upload_max_filesize', 262144); </text:p>
      <text:p text:style-name="P67">ini_set('upload_tmp_dir','/home/joao/public_html/tmp'); </text:p>
      <text:p text:style-name="P67">$disfunctions = 'proc_open, popen, disk_free_space, set_time_limit, leak, tempfile, exec, system, shell_exec, passthru, curl_exec, curl_multi_exec, parse_ini_file, show_source, apache_get_modules, apache_get_version, apache_getenv, apache_note, apache_setenv, disk_free_space, diskfreespace, dl, highlight_file, ini_alter, ini_restore, openlog, proc_nice, symlink, phpinfo'; </text:p>
      <text:p text:style-name="P67">ini_set('disable_functions', $disfunctions); </text:p>
      <text:p text:style-name="P67"/>
      <text:p text:style-name="P67">// Verifique se pode usar estes abaixo em seu servidor</text:p>
      <text:p text:style-name="P67">ini_set('zend_extension', '/usr/local/php52/lib/php/extensions/ioncube.so'); </text:p>
      <text:p text:style-name="P67">ini_set('zend_extension_manager.optimizer=', '/usr/local/Zend/lib/Optimizer-3.3.3'); </text:p>
      <text:p text:style-name="P67">ini_set('zend_extension_manager.optimizer_ts', '/usr/local/Zend/lib/Optimizer_TS-3.3.3'); </text:p>
      <text:p text:style-name="P67">ini_set('zend_optimizer.version', '3.3.3'); </text:p>
      <text:p text:style-name="P67">ini_set('zend_extension', '/usr/local/Zend/lib/ZendExtensionManager.so'); </text:p>
      <text:p text:style-name="P67">ini_set('zend_extension_ts', '/usr/local/Zend/lib/ZendExtensionManager_TS.so');</text:p>
      <text:p text:style-name="P67"/>
      <text:p text:style-name="P67"><text:span text:style-name="T10">php.ini</text:span> - Quando criamos um php.ini e adcionamos a um certo diretório, as diretivas dele sobrescreverão as existentes no script php.ini do servidor, mudando o valor das diretivas, mas perdendo alguns recursos importantes, como é o caso do ionCube. Veja exemplo abaixo para contornar isso.</text:p>
      <text:p text:style-name="P67"/>
      <text:p text:style-name="P67">Exemplo de php.ini para reforçar a segurança </text:p>
      <text:p text:style-name="P67">extension=sourceguardian.so </text:p>
      <text:p text:style-name="P67">session.save_path = "/home/ribafs03/public_html/tmp" </text:p>
      <text:p text:style-name="P67">cgi.force_redirect = 1 </text:p>
      <text:p text:style-name="P67">allow_url_fopen= 0 </text:p>
      <text:p text:style-name="P67">display_errors = 0 </text:p>
      <text:p text:style-name="P67">expose_php = 0 </text:p>
      <text:p text:style-name="P67">magic_quotes_gpc = 0 </text:p>
      <text:p text:style-name="P67">memory_limit = 8388608 </text:p>
      <text:p text:style-name="P67">#open_basedir = 1 </text:p>
      <text:p text:style-name="P67">post_max_size = 262144 </text:p>
      <text:p text:style-name="P67"><text:soft-page-break/>upload_max_filesize = 262144 </text:p>
      <text:p text:style-name="P67">upload_tmp_dir = "/home/ribafs03/public_html/tmp" </text:p>
      <text:p text:style-name="P67">disable_functions = proc_open, popen, disk_free_space, set_time_limit, leak, tempfile, exec, system, shell_exec, passthru, curl_exec, curl_multi_exec, parse_ini_file, show_source, apache_get_modules,apache_get_version,apache_getenv,apache_note, apache_setenv, disk_free_space, diskfreespace, dl, highlight_file, ini_alter, ini_restore, openlog, proc_nice, symlink, phpinfo </text:p>
      <text:p text:style-name="P67"/>
      <text:p text:style-name="P67">// Checar se seu servidor suporta os abaixo e as versões</text:p>
      <text:p text:style-name="P67">zend_extension=/usr/local/php56/lib/php/extensions/ioncube.so </text:p>
      <text:p text:style-name="P67">zend_extension_manager.optimizer=/usr/local/Zend/lib/Optimizer-3.3.3 </text:p>
      <text:p text:style-name="P67">zend_extension_manager.optimizer_ts=/usr/local/Zend/lib/Optimizer_TS-3.3.3 </text:p>
      <text:p text:style-name="P67">zend_optimizer.version=3.3.3 </text:p>
      <text:p text:style-name="P67">zend_extension=/usr/local/Zend/lib/ZendExtensionManager.so </text:p>
      <text:p text:style-name="P67">zend_extension_ts=/usr/local/Zend/lib/ZendExtensionManager_TS.so</text:p>
      <text:p text:style-name="P67"/>
      <text:p text:style-name="P67">Lista de todas as diretivas só php.ini</text:p>
      <text:p text:style-name="P67"><text:a xlink:type="simple" xlink:href="http://www.php.net/manual/pt_BR/ini.list.php" text:style-name="Internet_20_link" text:visited-style-name="Visited_20_Internet_20_Link">http://www.php.net/manual/pt_BR/ini.list.php</text:a> </text:p>
      <text:p text:style-name="P67">Descrição das diretivas do principais do arquivo php.ini</text:p>
      <text:p text:style-name="P67"><text:a xlink:type="simple" xlink:href="http://www.php.net/manual/pt_BR/ini.core.php" text:style-name="Internet_20_link" text:visited-style-name="Visited_20_Internet_20_Link">http://www.php.net/manual/pt_BR/ini.core.php</text:a> <text:s/></text:p>
      <text:p text:style-name="P67"/>
      <text:h text:style-name="Heading_20_2" text:outline-level="2"/>
      <text:h text:style-name="Heading_20_2" text:outline-level="2"><text:bookmark-start text:name="__RefHeading___Toc449_942421216"/>Reforçando a Segurança do MySQL<text:bookmark-end text:name="__RefHeading___Toc449_942421216"/></text:h>
      <text:p text:style-name="P69"/>
      <text:p text:style-name="P69">Melhorando a Segurança do MySQL/MariaDB</text:p>
      <text:p text:style-name="P69"/>
      <text:p text:style-name="P69">Uma forma de melhorar a segurança do mysql é criar usuários restritos, que somente tenham poder de agir num banco específico.</text:p>
      <text:p text:style-name="P69"/>
      <text:p text:style-name="P69">O exemplo abaixo é usado para criar um usuário a ser usado em site com Joomla:</text:p>
      <text:p text:style-name="P69"/>
      <text:p text:style-name="P69">mysql -u root -p</text:p>
      <text:p text:style-name="P69">create database portal;</text:p>
      <text:p text:style-name="P69"/>
      <text:p text:style-name="P69">GRANT ALL PRIVILEGES ON portal.* TO portal@localhost IDENTIFIED BY 'senha' WITH GRANT OPTION; </text:p>
      <text:p text:style-name="P69">\q</text:p>
      <text:p text:style-name="P69"/>
      <text:p text:style-name="P21">Alerta</text:p>
      <text:p text:style-name="P70">Geralmente se cria usuário deste forma, concedendo todos os privilégios ao usuário, mas para melhorar a segurança veja o exemplo abaixo onde somente concedemos os privilégios que o usuário ncessitará.</text:p>
      <text:p text:style-name="P69"/>
      <text:p text:style-name="P69">Importar Script:</text:p>
      <text:p text:style-name="P69">mysql -u root -p portal &lt; portal.sql</text:p>
      <text:p text:style-name="P69"/>
      <text:p text:style-name="P69">Exportar banco para script:</text:p>
      <text:p text:style-name="P69">mysqldump -u root -p portal &gt; portal.sql</text:p>
      <text:p text:style-name="P69"/>
      <text:p text:style-name="P22"><text:soft-page-break/>Também importante é executar</text:p>
      <text:p text:style-name="P69"/>
      <text:p text:style-name="P69">mysql_secure_installation</text:p>
      <text:p text:style-name="P69"/>
      <text:p text:style-name="P21">Criando um banco e um usuário para ele</text:p>
      <text:p text:style-name="P69"/>
      <text:p text:style-name="P69">mysql -u root -p</text:p>
      <text:p text:style-name="P69"/>
      <text:p text:style-name="P69">CREATE DATABASE familia CHARACTER SET utf8 COLLATE utf8_general_ci;</text:p>
      <text:p text:style-name="P69">CREATE USER 'us_familia'@'localhost' IDENTIFIED BY 'senhaforte';</text:p>
      <text:p text:style-name="P69">GRANT SELECT, INSERT, UPDATE, DELETE, CREATE, DROP, INDEX, ALTER, CREATE TEMPORARY TABLES, LOCK TABLES ON familia.* TO 'us_familia'@'localhost' IDENTIFIED BY 'yourpassword';</text:p>
      <text:p text:style-name="P69">FLUSH PRIVILEGES;</text:p>
      <text:p text:style-name="P69">\q</text:p>
      <text:p text:style-name="P69"/>
      <text:p text:style-name="P22">Outros privilégios</text:p>
      <text:p text:style-name="P69"/>
      <text:p text:style-name="P69">ALL PRIVILEGES- como vimos anteriormente, isso daria a um usuário do MySQL todo o acesso a uma determinada base de dados (ou se nenhuma base de dados for selecionada, todo o sistema)</text:p>
      <text:p text:style-name="P69">CREATE- permite criar novas tabelas ou bases de dados</text:p>
      <text:p text:style-name="P69">DROP- permite deletar tableas ou bases de dados</text:p>
      <text:p text:style-name="P69">DELETE- permite deletar linhas das tabelas</text:p>
      <text:p text:style-name="P69">INSERT- permite inserir linhas nas tabelas</text:p>
      <text:p text:style-name="P69">SELECT- permite utilizar o comando Select para ler bases de dados</text:p>
      <text:p text:style-name="P69">UPDATE- permite atualizar linhas das tabelas</text:p>
      <text:p text:style-name="P69">GRANT OPTION- permite conceder ou revogar privilégios de outros usuários </text:p>
      <text:p text:style-name="P69"/>
      <text:p text:style-name="P69">mysql -u root -p</text:p>
      <text:p text:style-name="P69">mysql&gt; GRANT SELECT, INSERT, UPDATE, DELETE, CREATE, DROP, INDEX, ALTER, CREATE TEMPORARY TABLES, LOCK TABLES ON joomla.* TO 'yourusername'@'localhost' IDENTIFIED BY 'yourpassword';</text:p>
      <text:p text:style-name="P69"/>
      <text:p text:style-name="P69"/>
      <text:h text:style-name="Heading_20_2" text:outline-level="2"><text:bookmark-start text:name="__RefHeading___Toc451_942421216"/>Melhorando a segurança de sites com Joomla<text:bookmark-end text:name="__RefHeading___Toc451_942421216"/></text:h>
      <text:p text:style-name="P71"/>
      <text:p text:style-name="P71"><text:span text:style-name="T10">Atualização</text:span> - Mantenha o Joomla e as extensões do seu site atualizados.</text:p>
      <text:p text:style-name="P71"/>
      <text:p text:style-name="P71"><text:span text:style-name="T10">Recomendação importante</text:span>: sempre faça um backup full do site (todos os arquivos e o banco), antes de atualizar, pois pode ser que você tenha alterado alguma extensão ou o próprio Joomla e a atualização apague isso. Sugestões: com_simplebackup e AkeebaBackup.</text:p>
      <text:p text:style-name="P71"/>
      <text:p text:style-name="P71">Não atualize para novas versões (exemplos: da 2.5 para a 3, da 3.x para a 4) de imediato, tenha prudência </text:p>
      <text:p text:style-name="P71"/>
      <text:p text:style-name="P71">- Uma ótima extensão para colaborar com essa tarefa é o componente Admin Tools, do mesmo desenvolvedor do Akeda Backup: http://www.akeebabackup.com/download.html </text:p>
      <text:p text:style-name="P71">- Sempre instale imediatamente que faça o download, mas antes de atualizar realize um backup full para se prevenir, pois algumas atualizações podem alterar o template default <text:soft-page-break/>(que você pode estar usando) ou outra extensão que tenha personalizado, portanto backup full antes.</text:p>
      <text:p text:style-name="P71"/>
      <text:p text:style-name="P71">Aproveite para assinar também o RSS das novidades sobre segurança: </text:p>
      <text:p text:style-name="P71"><text:a xlink:type="simple" xlink:href="http://feeds.joomla.org/JoomlaSecurityNews" text:style-name="Internet_20_link" text:visited-style-name="Visited_20_Internet_20_Link">http://feeds.joomla.org/JoomlaSecurityNews</text:a> <text:s/></text:p>
      <text:p text:style-name="P71"/>
      <text:p text:style-name="P71">Criação do banco e do usuário para Joomla</text:p>
      <text:p text:style-name="P71"/>
      <text:p text:style-name="P71">mysql -u root -p</text:p>
      <text:p text:style-name="P71"/>
      <text:p text:style-name="P71">CREATE DATABASE db_cakephp CHARACTER SET utf8 COLLATE utf8_general_ci;</text:p>
      <text:p text:style-name="P71"/>
      <text:p text:style-name="P71">GRANT SELECT, INSERT, UPDATE, DELETE, CREATE, DROP, INDEX, ALTER, CREATE TEMPORARY TABLES, LOCK TABLES ON db_cakephp.* TO 'us_cakephp'@'localhost' IDENTIFIED BY 'senhaforte';</text:p>
      <text:p text:style-name="P71"/>
      <text:p text:style-name="P71">FLUSH PRIVILEGES;</text:p>
      <text:p text:style-name="P71"/>
      <text:p text:style-name="P23">Extensões de Terceiros</text:p>
      <text:p text:style-name="P71">Evite ao máximo utilizar extensões de terceiros. Sempre que o Joomla tiver uma extensão, prefira a do Joomla, como por exemplo, para URLs amigáveis prefira usar o recurso do Joomla. Somente instale extensões de terceiros se extremamente necessário. E se instalar sempre vá ao site do autor e baixe a última versão e também mantenha-a atualizada. Também tenha o cuidado de instalar antes em um computador de testes e somente após alguns testes instale no site em produção.</text:p>
      <text:p text:style-name="P71"/>
      <text:p text:style-name="P71">Muita prudência ao instalar extensões de terceiros: </text:p>
      <text:p text:style-name="P71">- Evite usar extensões de terceiros, especialmente quando o Joomla já trouxer uma nativa similar. </text:p>
      <text:p text:style-name="P71">- Caso decida instalar visite antes a Lista de Vulnerabilidade de Extensões.</text:p>
      <text:p text:style-name="P71">- Extensões não usadas devem ser desinstaladas.</text:p>
      <text:p text:style-name="P71">- Instale em máquina de teste antes de colocar em produção. Instale várias vezes, teste, execute e se for um template teste em vários navegadores. </text:p>
      <text:p text:style-name="P71">- Baixe somente do site dos criadores </text:p>
      <text:p text:style-name="P71">- Mantenha sempre atualizada </text:p>
      <text:p text:style-name="P71">- Caso descubra que uma extensão é insegura não somente desabilite mas desinstale e remova manualmente tudo que restar</text:p>
      <text:p text:style-name="P71"/>
      <text:p text:style-name="P23">Evite Alteração do Código do Core</text:p>
      <text:p text:style-name="P71">Evite hackear (alterar) o código do core do Joomla tornando difícil a manutenção e atualização e inseguro o mesmo. </text:p>
      <text:p text:style-name="P71"/>
      <text:p text:style-name="P23">Criação de Artigos</text:p>
      <text:p text:style-name="P71">Ao criar artigos ou permitir que estranhos criem artigos é importante filtrar HTML ou configurar o usuário para não usar editor HTML, sob pena de ter o site invadido.</text:p>
      <text:p text:style-name="P71"/>
      <text:p text:style-name="P23">Download do Joomla</text:p>
      <text:p text:style-name="P71">Faça sempre o download do site oficial.</text:p>
      <text:p text:style-name="P71"/>
      <text:p text:style-name="P23">Valores Default</text:p>
      <text:p text:style-name="P71"/>
      <text:p text:style-name="P71">Valores default são perigosos, pois são de conhecimento de todos.</text:p>
      <text:p text:style-name="P71"><text:soft-page-break/>Esconda o diretório administrator de curiosos usando uma extensão como oAdminExile.</text:p>
      <text:p text:style-name="P71"/>
      <text:p text:style-name="P23">Mover o configuration.php para fora da área do Apache</text:p>
      <text:p text:style-name="P71"/>
      <text:p text:style-name="P71">Mover o configuration.php para fora da área do Apache e mudar as permissões para 400. Caso queira alterar mude para 600.</text:p>
      <text:p text:style-name="P71">Se seu site estiver em public_html/portal </text:p>
      <text:p text:style-name="P71">Então copie o configuration.php para o diretório abaixo de public_html e o renomeie para portal.cfg, além de mudar as permissões dele para 400. </text:p>
      <text:p text:style-name="P71">Somente mude para 600 se precisar alterar. Então edite o original deixando somente a linha abaixo: </text:p>
      <text:p text:style-name="P71">require_once( dirname( __FILE__ ) . '/../../portal.cfg' ); </text:p>
      <text:p text:style-name="P71"/>
      <text:p text:style-name="P23">URLs Amigáveis</text:p>
      <text:p text:style-name="P71">Ativar as URLs amigáveis para evitar ataques pela URL e também maior visibilidade no Google além de tornar mais amigável para os visitantes.</text:p>
      <text:p text:style-name="P71"/>
      <text:p text:style-name="P23">robots.txt</text:p>
      <text:p text:style-name="P71">Edição de robots: libere a pasta images</text:p>
      <text:p text:style-name="P71"/>
      <text:p text:style-name="P23">Páginas de Erro</text:p>
      <text:p text:style-name="P71">Crie páginas de erro mais bonitas e com informações úteis ao visitante, como um e-mail para feedback.</text:p>
      <text:p text:style-name="P23">Joomla não é Perfeito</text:p>
      <text:p text:style-name="P71">O Joomla é o software mais bem feito que já vi, mas cuidado para não chegar a pensar que o Joomla é perfeito e não precisa de ajustes na segurança. </text:p>
      <text:p text:style-name="P71"/>
      <text:p text:style-name="P23">Logs e Tmp</text:p>
      <text:p text:style-name="P72">Diretório de Logs - Altere no Admin: Configuração Global - Sistema - Caminho para o diretório do log</text:p>
      <text:p text:style-name="P72"><text:s/></text:p>
      <text:p text:style-name="P71">Diretório Tmp - Altere também: Configuração Global - Servidor - Caminho para o diretório temporário.</text:p>
      <text:p text:style-name="P71"/>
      <text:p text:style-name="P23">Desabilitar Extensões não Usadas</text:p>
      <text:p text:style-name="P71">Plugin XML-RPC caso não precise dele desabilite-o. Vem desabilitado por default.</text:p>
      <text:p text:style-name="P71"/>
      <text:p text:style-name="P71">O site está em</text:p>
      <text:p text:style-name="P71">/var/www/html/portal</text:p>
      <text:p text:style-name="P71"/>
      <text:p text:style-name="P71">- Copiar configuration.php para o /var/www com o nome cfg.php</text:p>
      <text:p text:style-name="P71">- Remover todo o conteúdo do /portal/configuration.php e deixar apenas estas duas linhas:</text:p>
      <text:p text:style-name="P71"/>
      <text:p text:style-name="P71">&lt;?php</text:p>
      <text:p text:style-name="P71">require_once( dirname( __FILE__ ) . '/../../cfg.php' );</text:p>
      <text:p text:style-name="P71"/>
      <text:p text:style-name="P71">Obs.: lembre de fazer o backup do arquivo cfg.php, que agora está fora do html.</text:p>
      <text:p text:style-name="P71"/>
      <text:p text:style-name="P23"/>
      <text:p text:style-name="P99">Algumas Extensões de Terceiros que Colaboram com a Segurança <text:span text:style-name="T18">(lista não atualizada)</text:span></text:p>
      <text:p text:style-name="P71"/>
      <text:p text:style-name="P71">AdminTools - Componente que detecta novas atualizações do Joomla e do próprio componente, alertando quando o acessamos. Além disso ele pode instalar a nova versão com apenas 3 cliques. Além disso ele também corrige as permissões do site para 755 (diretórios) e 644 (arquivos), adiciona uma segunda camada de segurança (novo login) ao administrator, além de outros recursos. </text:p>
      <text:p text:style-name="P71">É um verdadeiro canivete suiço para sites em Joomla.</text:p>
      <text:p text:style-name="P71">Atualmente recebemos um e-mail tão logo sai uma nova versão do Joomla. Ao ser avisado devemos ir ao administrator e o atualizar.</text:p>
      <text:p text:style-name="P71">Recomendação importante: sempre faça um backup full do site (todos os arquivos e o banco), antes de atualizar, pois pode ser que você tenha alterado alguma extensão ou o próprio Joomla e a atualização apague isso e eventualmente a atualização pode impedir o acesso ao site. </text:p>
      <text:p text:style-name="P71"/>
      <text:p text:style-name="P71">Plugin jHackGuard - plugin criado pelo SiteGroun sites para protejer sites em Joomla de ataques de hackers. Basta instalar e ativar para ganhar proteção contrar ataques tipo SQL Injections, Remote URL/File Inclusions, Remote Code Executions e XSS. </text:p>
      <text:p text:style-name="P71">http://extensions.joomla.org/extensions/access-a-security/site-security/site-protection/13233 </text:p>
      <text:p text:style-name="P71"/>
      <text:p text:style-name="P71">Veja este artigo do Júlio Coutinho sobre o JhackGuard:</text:p>
      <text:p text:style-name="P71">JHackGuard plugin de segurança para o Joomla! </text:p>
      <text:p text:style-name="P71"/>
      <text:p text:style-name="P71">jHackGuard é um plugin desenvolvido pelo SiteGround e ajuda a proteger contra ataques de crackers. Basta adicionar ao seu Joomla e ele estará mais seguro contra sqlinjections, codeinjections e ataques baseados em xss! </text:p>
      <text:p text:style-name="P71">Este plugin tem sido utilizado com sucesso pelos clientes SiteGround durante os últimos anos e o Siteground resolveu tornar pública a sua versão mais recente, de modo que você pode facilmente proteger o seu site Joomla. Tudo que você precisa fazer é instalar jHackGuard e habilitá-lo - nenhuma configuração adicional necessária! </text:p>
      <text:p text:style-name="P71">O Plugin de segurança do SiteGround assegura sites Joomla, protegendo-os contra a diferentes técnicas de hacking. Ele filtra os dados de entrada dos usuários e implementa as configurações de segurança adicionais PHP. </text:p>
      <text:p text:style-name="P71">O Plugin de segurança do SiteGround contém opções de filtragem de segurança avançadas. Ele vem com um conjunto de regras pré-definidas, que funciona na maioria dos casos. Caso deseje, você pode alterar os padrões. Felizmente, ele tem um log e você pode depurar qualquer comportamento inesperado. </text:p>
      <text:p text:style-name="P71">O Plugin de segurança do SiteGround pode ser configurado através da área de administrador do Joomla. O plugin está desativado para os administradores autenticados para que os filtros não os impeçam de fazer tarefas administrativas. </text:p>
      <text:p text:style-name="P71"/>
      <text:p text:style-name="P71">Aconselho testar o plugin localmente e caso haja alguma instabilidade em seu website, faça o seguinte: </text:p>
      <text:p text:style-name="P71">1) Acesse o banco de dados pelo phpmyadmin </text:p>
      <text:p text:style-name="P71">2) Localize a tabela #__plugins </text:p>
      <text:p text:style-name="P71">3) Localize o plugin JHackGuard </text:p>
      <text:p text:style-name="P71">4) Clique no lápis (editar) </text:p>
      <text:p text:style-name="P71">5) Altere o valor do status de 1 para 0 para desabilitar o plugin </text:p>
      <text:p text:style-name="P71"/>
      <text:p text:style-name="P23"/>
      <text:p text:style-name="P99">Instalação jHackGuard </text:p>
      <text:p text:style-name="P71">A instalação do plugin é padrão como qualquer outra extensão do Joomla. </text:p>
      <text:p text:style-name="P71">Você baixa o plugin para sua máquina e no backend do Joomla navega pelo menu superior Extensões -&gt; Instalar / Desinstalar. </text:p>
      <text:p text:style-name="P71">Clique no botão Procurar e localize o pacote de extensão no seu disco rígido. Em seguida, clique no botão "Upload File &amp; Install". O plugin será instalado e acrescentado ao Joomla. </text:p>
      <text:p text:style-name="P71"/>
      <text:p text:style-name="P71">Por último, siga por Extensões -&gt; Gerenciamento de Plugin. Nela localize o plugin jHackGuard e clique no ícone "habilitar". Isso irá ativar o plugin. </text:p>
      <text:p text:style-name="P71">As regras padrão de jHackGuard foram programadas pelos especialistas do Siteground, com base em sua experiência na fixação de um grande número de vulnerabilidades de diferentes sites Joomla. Recomendamos o uso das normas padrão para o melhor desempenho do plugin. </text:p>
      <text:p text:style-name="P71"/>
      <text:p text:style-name="P71">No entanto, se você quiser fazer alterações específicas para suas configurações, você pode fazer isso a partir da página Gerenciamento de Plugin em sua área administrativa do Joomla. Uma vez lá, clique no secuity - rótulo Plugin jHackGuard para entrar em sua página de configurações. Os parâmetros configuráveis para o plugin são separados em vários grupos: </text:p>
      <text:p text:style-name="P71">* Opções de Login </text:p>
      <text:p text:style-name="P71">* Arquivo de log - Aqui você pode digitar o nome do arquivo onde os registros sobre as atividades plugin serão mantidos. O nome do arquivo padrão é log.php-jHackGuard. Ela é armazenada sob a pasta de logs. </text:p>
      <text:p text:style-name="P71">* Enable Login - Você pode decidir se as atividades do plugin serão registradas </text:p>
      <text:p text:style-name="P71">* Fluxos de Dados </text:p>
      <text:p text:style-name="P71">* Filtro $ _POST - Filtros variáveis provenientes do método POST HTTP. </text:p>
      <text:p text:style-name="P71">* Filtro $ _GET - Filtros de variáveis passadas para o script através de parâmetros de URL. </text:p>
      <text:p text:style-name="P71">* Filtro $ _COOKIE - Filtros de variáveis provenientes de HTTP Cookies. </text:p>
      <text:p text:style-name="P71"/>
      <text:p text:style-name="P71">* Parâmetros de filtragem </text:p>
      <text:p text:style-name="P71">* Filtro de eval () - Filtra o resultado da avaliação de uma string como código PHP. </text:p>
      <text:p text:style-name="P71">* Filtro base64_decode - Filters o resultado da decodificação de dados codificados em base64. </text:p>
      <text:p text:style-name="P71">* Filtro de comandos SQL - Filtros a execução de comandos SQL. Esta solução evita os ataques de injeção SQL. </text:p>
      <text:p text:style-name="P71"/>
      <text:p text:style-name="P71">* Parâmetros avançados </text:p>
      <text:p text:style-name="P71">* Allow_url_fopen - Desativa a opção de recuperar arquivos de FTP remoto ou servidor web. Esta solução protege seu site contra injeção de código. </text:p>
      <text:p text:style-name="P71">* Allow_url_include - Desativa a opção de incluir URLs de pedidos PHP. Desta forma seu site estará protegido contra ataques remotos URL Inclusão. </text:p>
      <text:p text:style-name="P71">(*) Plugin sugerido por LinkDF 2010, membro da comunidade Joomla! Brasília no Orkut. </text:p>
      <text:p text:style-name="P71">Fonte: http://www.siteground.com <text:s/></text:p>
      <text:p text:style-name="P71"/>
      <text:p text:style-name="P71">Artigo traduzido e adaptado por Júlio Coutinho no site: </text:p>
      <text:p text:style-name="P71"><text:a xlink:type="simple" xlink:href="http://www.joomlabrasilia.org/tutoriais-de-joomla/seguranca-e-joomla/624.html" text:style-name="Internet_20_link" text:visited-style-name="Visited_20_Internet_20_Link">http://www.joomlabrasilia.org/tutoriais-de-joomla/seguranca-e-joomla/624.html</text:a> <text:s/></text:p>
      <text:p text:style-name="P71"/>
      <text:p text:style-name="P71">Este plugin adiciona um link na parte inferior do template e tem um pequeno problema para quem usa o PHP mostrando Notices. </text:p>
      <text:p text:style-name="P71">Comente a linha 80 caso queira ocultar o link.</text:p>
      <text:p text:style-name="P71"><text:soft-page-break/>A linha 370 deve ficar assim:</text:p>
      <text:p text:style-name="P71">$chars = 'PCRE_UNICODE_PROPERTIES' ? '\pL' : 'a-zA-Z';</text:p>
      <text:p text:style-name="P71">Adicionando as aspas simples na contante.</text:p>
      <text:p text:style-name="P71"/>
      <text:p text:style-name="P71">Componente com_encrypt – Adiciona criptografia para os campos dos forms, o que evita que usuários maliciosos monitorem e capturem senham em texto claro.</text:p>
      <text:p text:style-name="P71"/>
      <text:p text:style-name="P71">Vários outros para extensões de terceiros:</text:p>
      <text:p text:style-name="P71">http://www.ratmil.com/downloads/category/4-encryption-configuration-plugins.html </text:p>
      <text:p text:style-name="P71"/>
      <text:p text:style-name="P71"><text:span text:style-name="T10">Plugin Marcos Interceptor SQL Injection</text:span> – Um plugin para prevenir SQL injection, prevenindo ataques deste tipo, contendo:</text:p>
      <text:p text:style-name="P71">•.Filters requests in POST, GET, REQUEST. and blocks SQL injection / LFI attempts </text:p>
      <text:p text:style-name="P71">•.Notifies you by e-mail when a alert is generated </text:p>
      <text:p text:style-name="P71">•.Protect also from unKnown 3rd Party extensions vulnerability. </text:p>
      <text:p text:style-name="P71">•.White list for safe components (at your risk ;) ) </text:p>
      <text:p text:style-name="P71">Enable mail report and prepare yourself to be scared!</text:p>
      <text:p text:style-name="P71">Anyway remember that security it is a 'forma mentis', not a plugin!</text:p>
      <text:p text:style-name="P71"><text:a xlink:type="simple" xlink:href="http://www.mmleoni.net/sql-iniection-lfi-protection-plugin-for-joomla" text:style-name="Internet_20_link" text:visited-style-name="Visited_20_Internet_20_Link">http://www.mmleoni.net/sql-iniection-lfi-protection-plugin-for-joomla</text:a> </text:p>
      <text:p text:style-name="P71"/>
      <text:p text:style-name="P71"><text:span text:style-name="T10">OSOL Captcha</text:span> - Use um bom plugin com Captcha para todos os forms do site. </text:p>
      <text:p text:style-name="P71">Este adiciona captcha em qualquer form do site.</text:p>
      <text:p text:style-name="P71"/>
      <text:p text:style-name="P71">Para adicionar um captcha em form que não adicionou automaticamente, adicione no código do form:</text:p>
      <text:p text:style-name="P71"/>
      <text:p text:style-name="P71">&lt;?php </text:p>
      <text:p text:style-name="P71">global $mainframe; </text:p>
      <text:p text:style-name="P71">//set the argument below to true if you need to show vertically( 3 cells one below the other) </text:p>
      <text:p text:style-name="P71">$mainframe-&gt;triggerEvent('onShowOSOLCaptcha', array(false)); </text:p>
      <text:p text:style-name="P71">?&gt;</text:p>
      <text:p text:style-name="P71"/>
      <text:p text:style-name="P71">Mude false para true se quiser os campos na vertical.</text:p>
      <text:p text:style-name="P71"><text:a xlink:type="simple" xlink:href="http://www.outsource-online.net/osol-captcha-for-joomla.html" text:style-name="Internet_20_link" text:visited-style-name="Visited_20_Internet_20_Link">http://www.outsource-online.net/osol-captcha-for-joomla.html</text:a> </text:p>
      <text:p text:style-name="P71"/>
      <text:p text:style-name="P23">Ferramentas</text:p>
      <text:p text:style-name="P71">Para Joomla, ferramentas são softwares que não têm um instalador como as demais instalações mas que de alguma forma trabalham com o Joomla, sendo executados pela linha de comando ou mesmo pela web, como as abaixo.</text:p>
      <text:p text:style-name="P71"/>
      <text:p text:style-name="P23">Joomla Scan</text:p>
      <text:p text:style-name="P71">Ferramenta não instalável, que precisa ser executada na linha de comando. </text:p>
      <text:p text:style-name="P71">Yet Another Joomla Vulnerability Scanner that can detects file inclusion, sql injection, command execution vulnerabilities of a target Joomla! web site.</text:p>
      <text:p text:style-name="P71"/>
      <text:p text:style-name="P71">Download </text:p>
      <text:p text:style-name="P71">http://sourceforge.net/projects/joomscan/</text:p>
      <text:p text:style-name="P71">http://www.owasp.org/index.php/OWASP_Joomla_Vulnerability_Scanner_Usage </text:p>
      <text:p text:style-name="P71">http://www.owasp.org/index.php/Category:OWASP_Joomla_Vulnerability_Scanner_Project </text:p>
      <text:p text:style-name="P71"/>
      <text:p text:style-name="P71">Descompacte para o public_html <text:span text:style-name="T19">ou /var/www/html</text:span></text:p>
      <text:p text:style-name="P71">Acesse o terminal e vá para a pasta joomscal-latest </text:p>
      <text:p text:style-name="P71"><text:soft-page-break/>chmod +x joomscan.pl </text:p>
      <text:p text:style-name="P71">./joomscan.pl -pv -u victim.com -x localhost </text:p>
      <text:p text:style-name="P71">Irá mostrar vulnerabilidades encontradas no Joomla e as respectivas versões</text:p>
      <text:p text:style-name="P71"/>
      <text:p text:style-name="P71">phpSecInfo – este é um aplicativo em PHP que deve ser instalado no servidor (não usa bancos de dados) e mostra as vulnerabilidades do PHP e sugestões para corrigir.</text:p>
      <text:p text:style-name="P71">http://phpsec.org/projects/phpsecinfo/</text:p>
      <text:p text:style-name="P71"/>
      <text:p text:style-name="P71"/>
      <text:p text:style-name="P71">Resetar senha de usuário da seção administrator do Joomla</text:p>
      <text:p text:style-name="P71">Execute o phpmyadmin <text:span text:style-name="T19">ou o adminer</text:span></text:p>
      <text:p text:style-name="P71">Abra o banco do portal </text:p>
      <text:p text:style-name="P71">Selecione a tabela jos_users </text:p>
      <text:p text:style-name="P71">Edite o registro do usuário que deseja resetar a senha, geralmente o super-administrador </text:p>
      <text:p text:style-name="P71">Apague todo o conteúdo do campo password e digite a senha deseja. </text:p>
      <text:p text:style-name="P71">Em Funções selecione MD5 para o campo password </text:p>
      <text:p text:style-name="P71">Clique no botão executar </text:p>
      <text:p text:style-name="P71">Agora pode acessar o administrator</text:p>
      <text:p text:style-name="P71"/>
      <text:p text:style-name="P71"/>
      <text:p text:style-name="P23">Checklist de Segurança para Joomla </text:p>
      <text:p text:style-name="P71"/>
      <text:p text:style-name="P71">Listagem rápida para checar em sites antes de serem colocados em produção:</text:p>
      <text:p text:style-name="P71">- Efetue um backup completo de todos os arquivos e do banco e restaure localmente </text:p>
      <text:p text:style-name="P71">- Ativar URLs amigáveis e mod_rewrite </text:p>
      <text:p text:style-name="P71">- Mover configuration.php para fora do public_html, usando: </text:p>
      <text:p text:style-name="P71">require_once( dirname( __FILE__ ) . '/../../portal.cfg' ); </text:p>
      <text:p text:style-name="P71">- Bloquear cadastro de usuários pelo site caso não tenha necessidade: Configuração Global - Sistema - Permitir Cadastro de Usuários - Não </text:p>
      <text:p text:style-name="P71">- Alterar metatags em Configuração Global - Configurações de Meta Dados (Trocar Joomla por outra palavra) </text:p>
      <text:p text:style-name="P71">- Adicionar a tag &lt;head&gt; do template (para ocultar na origem do código HTML): </text:p>
      <text:p text:style-name="P71">&lt;?php $this-&gt;setGenerator('Ribafs - Desenvolvimento Web'); ?&gt; </text:p>
      <text:p text:style-name="P71">- Instalar algumas extensões: </text:p>
      <text:p text:style-name="P71">- AdminTools </text:p>
      <text:p text:style-name="P71">- Plugin osolcapcha </text:p>
      <text:p text:style-name="P71">- com_encrypt </text:p>
      <text:p text:style-name="P71">- jHackGuard</text:p>
      <text:p text:style-name="P71"/>
      <text:p text:style-name="P71">Usar ferramentas: </text:p>
      <text:p text:style-name="P71">joomscan</text:p>
      <text:p text:style-name="P71">Ativar o cache </text:p>
      <text:p text:style-name="P71">Otimizar as tabelas do banco no phpmyadmin </text:p>
      <text:p text:style-name="P71"/>
      <text:p text:style-name="P23">Sanear permissões de arquivos:</text:p>
      <text:p text:style-name="P71">Alterar todos os arquivos recursivamente para 644 e todas as pastas para 755 com. Veja em Permissões como fazer isso.</text:p>
      <text:p text:style-name="P71"/>
      <text:p text:style-name="P23">Depois criar algumas exceções...</text:p>
      <text:p text:style-name="P71">configuration.php – 400</text:p>
      <text:p text:style-name="P71">index.php do site – 400</text:p>
      <text:p text:style-name="P71">index.php do template padrão – 400</text:p>
      <text:p text:style-name="P71"><text:soft-page-break/></text:p>
      <text:p text:style-name="P23">Permissões de pastas:</text:p>
      <text:p text:style-name="P71">includes e libraries – 500</text:p>
      <text:p text:style-name="P71"/>
      <text:p text:style-name="P71">Remover templates não usados e outras extensões também.</text:p>
      <text:p text:style-name="P71"/>
      <text:p text:style-name="P71">Adicionar ao .htaccess: </text:p>
      <text:p text:style-name="P71"># Block out any script trying to set a mosConfig value through the URL </text:p>
      <text:p text:style-name="P71">RewriteCond %{QUERY_STRING} mosConfig_[a-zA-Z_]{1,21}(=|\%3D) [OR] </text:p>
      <text:p text:style-name="P71"># Block out any script trying to base64_encode crap to send via URL </text:p>
      <text:p text:style-name="P71">RewriteCond %{QUERY_STRING} base64_encode.*\(.*\) [OR] </text:p>
      <text:p text:style-name="P71"># Block out any script that includes a &lt;script&gt; tag in URL </text:p>
      <text:p text:style-name="P71">RewriteCond %{QUERY_STRING} (\&lt;|%3C).*script.*(\&gt;|%3E) [NC,OR] </text:p>
      <text:p text:style-name="P71"># Block out any script trying to set a PHP GLOBALS variable via URL </text:p>
      <text:p text:style-name="P71">RewriteCond %{QUERY_STRING} GLOBALS(=|\[|\%[0-9A-Z]{0,2}) [OR] </text:p>
      <text:p text:style-name="P71"># Block out any script trying to modify a _REQUEST variable via URL </text:p>
      <text:p text:style-name="P71">RewriteCond %{QUERY_STRING} _REQUEST(=|\[|\%[0-9A-Z]{0,2}) </text:p>
      <text:p text:style-name="P71"># Send all blocked request to homepage with 403 Forbidden error! </text:p>
      <text:p text:style-name="P71">RewriteRule ^(.*)$ index.php [F,L] </text:p>
      <text:p text:style-name="P71"> </text:p>
      <text:p text:style-name="P71">Adicionar ao configuration.php: </text:p>
      <text:p text:style-name="P71">ini_set('extension', 'sourceguardian.so'); </text:p>
      <text:p text:style-name="P71">ini_set('session.save_path', '/home/ribafs03/public_html/tmp'); </text:p>
      <text:p text:style-name="P71">ini_set('cgi.force_redirect', 1); </text:p>
      <text:p text:style-name="P71">ini_set('allow_url_fopen', 0); </text:p>
      <text:p text:style-name="P71">ini_set('display_errors', 0); </text:p>
      <text:p text:style-name="P71">ini_set('allow_url_include', 0); </text:p>
      <text:p text:style-name="P71">ini_set('expose_php', 0); </text:p>
      <text:p text:style-name="P71">ini_set('magic_quotes_gpc', 0); </text:p>
      <text:p text:style-name="P71">ini_set('post_max_size', '262144'); </text:p>
      <text:p text:style-name="P71">ini_set('upload_max_filesize', '262144'); </text:p>
      <text:p text:style-name="P71">ini_set('upload_tmp_dir','/home/joao/public_html/tmp'); </text:p>
      <text:p text:style-name="P71">$disfunctions = 'proc_open, popen, disk_free_space, set_time_limit, leak, tempfile, exec, system, shell_exec, passthru, curl_exec, curl_multi_exec, parse_ini_file, show_source, apache_get_modules, apache_get_version, apache_getenv, apache_note, apache_setenv, disk_free_space, diskfreespace, dl, highlight_file, ini_alter, ini_restore, openlog, proc_nice, symlink, phpinfo'; </text:p>
      <text:p text:style-name="P71">ini_set('disable_functions', $disfunctions); </text:p>
      <text:p text:style-name="P71">// Verificar se seu servidor duporta e ajustar as versões</text:p>
      <text:p text:style-name="P71">ini_set('zend_extension', '/usr/local/php56/lib/php/extensions/ioncube.so'); </text:p>
      <text:p text:style-name="P71">ini_set('zend_extension_manager.optimizer=', '/usr/local/Zend/lib/Optimizer-3.3.3'); </text:p>
      <text:p text:style-name="P71">ini_set('zend_extension_manager.optimizer_ts', '/usr/local/Zend/lib/Optimizer_TS-3.3.3'); </text:p>
      <text:p text:style-name="P71">ini_set('zend_optimizer.version', '3.3.3'); </text:p>
      <text:p text:style-name="P71">ini_set('zend_extension', '/usr/local/Zend/lib/ZendExtensionManager.so'); </text:p>
      <text:p text:style-name="P71">ini_set('zend_extension_ts', '/usr/local/Zend/lib/ZendExtensionManager_TS.so'); </text:p>
      <text:p text:style-name="P71"/>
      <text:p text:style-name="P71"/>
      <text:h text:style-name="P100" text:outline-level="2"/>
      <text:h text:style-name="P101" text:outline-level="2"><text:bookmark-start text:name="__RefHeading___Toc453_942421216"/>E se o site foi invadido?<text:bookmark-end text:name="__RefHeading___Toc453_942421216"/></text:h>
      <text:p text:style-name="P73">Devemos sempre prevenir. Mas e se acontecer de o site ser invadido, o que fazer?</text:p>
      <text:p text:style-name="P73">- Mantenha o site offline para evitar outros ataques </text:p>
      <text:p text:style-name="P73">- Baixe a última versão do Joomla </text:p>
      <text:p text:style-name="P73">- Notifique o suporte do servidor e trabalhe com ele para fazer a limpeza do site e para ter certeza de que não ficou nenhum back door no site. </text:p>
      <text:p text:style-name="P73">- Visite novamente o site das vulnerabilidades e veja se você ainda tem alguma extensão vulnerável </text:p>
      <text:p text:style-name="P73">- Mude todas as senhas e se possível logins: cPanel, mysql, FTP, joomla Super Admin, etc. </text:p>
      <text:p text:style-name="P73">- Substitua todos os templates e arquivos por cópias limpas </text:p>
      <text:p text:style-name="P73">- Verifique atentamente os arquivos de log </text:p>
      <text:p text:style-name="P73">- Verifique o cron se tem alguma entrada estranha</text:p>
      <text:p text:style-name="P73">- Preferivelmente remova todo o conteúdo adicionado e todos os bancos e todos os e-mails para criar tudo novo </text:p>
      <text:p text:style-name="P73">- Restaure com backups bem antes do ataque </text:p>
      <text:p text:style-name="P73">- Confira as permissões de todos os arquivos. Nunca use 777, somente 644 para arquivos e 755 para diretórios </text:p>
      <text:p text:style-name="P73">- Caso tenha acesso via SSH execute os comandos a seguir para sanear os arquivos: </text:p>
      <text:p text:style-name="P73">find /home/joao03/public_html/site -type f -exec chmod 644 {} \; </text:p>
      <text:p text:style-name="P73">find /home/joao03/public_html/site -type d -exec chmod 755 {} \;</text:p>
      <text:p text:style-name="P73"/>
      <text:p text:style-name="P73">Quando temos um site invadido, existe uma grande chance do invasor ter deixado backdoors para poder voltar depois. A procura pelos backdoors é algo demorado e trabalhoso, inclusive sem garantia, por isso é mais prudente remover tudo e instalar do zero, sem contar a hipótese de mudar de servidor, caso suspeite da fragilidade da sua hospedagem.</text:p>
      <text:p text:style-name="P73"/>
      <text:p text:style-name="P73">Para checar os arquivos recentemente alterados no sistema</text:p>
      <text:p text:style-name="P73">find \public_html -ctime -1</text:p>
      <text:p text:style-name="P73"/>
      <text:p text:style-name="P73">Para proteger diretórios que precisam de premissão 777 ou por default</text:p>
      <text:p text:style-name="P73">Crie um .htaccess no diretório images com: </text:p>
      <text:p text:style-name="P73"># secure directory by disabling script execution </text:p>
      <text:p text:style-name="P73">AddHandler cgi-script .php .pl .py .jsp .asp .htm .shtml .sh .cgi </text:p>
      <text:p text:style-name="P73">Options -ExecCGI </text:p>
      <text:p text:style-name="P73"/>
      <text:p text:style-name="P73">Varrer Servidor</text:p>
      <text:p text:style-name="P73">Faça uma varredura em todos os sites/máquinas a procura de malware, virus, trojans, spyware, etc. </text:p>
      <text:p text:style-name="P73">* Opções disponíveis: </text:p>
      <text:p text:style-name="P73">- ENOD32 from eSet </text:p>
      <text:p text:style-name="P73">- Spybot Search and Destroy </text:p>
      <text:p text:style-name="P73">- Malwarebytes </text:p>
      <text:p text:style-name="P73">- Microsoft Malicious Software Removal Tool </text:p>
      <text:p text:style-name="P73">- Linux AntiVirus boot cd </text:p>
      <text:p text:style-name="P73">* Considere o Ultimate Boot CD para Windows</text:p>
      <text:p text:style-name="P73"/>
      <text:p text:style-name="P73">O que é uma extensão vulnerável? </text:p>
      <text:p text:style-name="P73">- É uma extensão que contém ou contribui para uma vulnerabilidade de segurança. </text:p>
      <text:p text:style-name="P73">- Quanto mais complexo for seu código maior a chance de ser vulnerável. </text:p>
      <text:p text:style-name="P73"><text:soft-page-break/>- As que lêem e escrevem arquivos </text:p>
      <text:p text:style-name="P73">- Se não valida entradas de usuários </text:p>
      <text:p text:style-name="P73">- Usam path explícito </text:p>
      <text:p text:style-name="P73">- Permite acesso direto pela URL </text:p>
      <text:p text:style-name="P73">- Permite inclusão de arquivos remotos </text:p>
      <text:p text:style-name="P73">- Permite SQL injections </text:p>
      <text:p text:style-name="P73">- Permite XSS </text:p>
      <text:p text:style-name="P73">- Permite muito acesso a banco para usuários sem privilégios </text:p>
      <text:p text:style-name="P73"/>
      <text:p text:style-name="P73">Extensões vulneráveis são, não necessariamente extensões com código malfeito. </text:p>
      <text:p text:style-name="P73">Projetos ativos geralmente lançam novas versões de suas extensões com as alterações. </text:p>
      <text:p text:style-name="P73">Por estas razões é importante: </text:p>
      <text:p text:style-name="P73">- Conhecer o número da versão de todas as extensões instaladas </text:p>
      <text:p text:style-name="P73">- Use somente a última versão estável das extensões </text:p>
      <text:p text:style-name="P73">- Desinstale e remova completamente todos os arquivos de extensões inseguras</text:p>
      <text:p text:style-name="P73">Caso a última versão estável tenha sido lançada há um ano ou mais considere o projeto abandonado. Não instale extensões antigas. </text:p>
      <text:p text:style-name="P73"/>
      <text:p text:style-name="P73">Fórum de Ajuda do Google para Webmasters </text:p>
      <text:p text:style-name="P73">•.Aprenda com outros usuários</text:p>
      <text:p text:style-name="P73">•.Otimização do mecanismo de pesquisa </text:p>
      <text:p text:style-name="P73">Aprimore o desempenho do seu site em pesquisas [PDF]</text:p>
      <text:p text:style-name="P73">•.Ferramentas de terceiros para Sitemaps </text:p>
      <text:p text:style-name="P73">Ferramentas para a criação de Sitemaps</text:p>
      <text:p text:style-name="P73"/>
      <text:p text:style-name="P73"/>
      <text:h text:style-name="Heading_20_2" text:outline-level="2"><text:bookmark-start text:name="__RefHeading___Toc455_942421216"/>Desktop<text:bookmark-end text:name="__RefHeading___Toc455_942421216"/></text:h>
      <text:p text:style-name="P74"/>
      <text:p text:style-name="P77">Melhorar a segurança no Desktop</text:p>
      <text:p text:style-name="P77"/>
      <text:p text:style-name="P77">Precisamos ter nosso ambiente de trabalho, nosso computador desktop onde criamos o site <text:span text:style-name="T20">ou preparamos a instalação do servidor</text:span>, <text:span text:style-name="T20">precisa estar </text:span>isento de ameaças, para que ao enviar o conteúdo ou o nosso site para o servidor não estejamos colaborando para aumentar as ameaças do mesmo. Por isso <text:span text:style-name="T20">procede </text:span>a sugestão de usar um sistema operacional mais seguro como Linux. Mesmo usando Linux devemos usar um bom firewall para filtrar ameaças. Caso utilizemos Windows devemos nos prevenir usando um navegador menos inseguro e com um bom e atualizado anti-virus, firewall e diversos outros softwares que ajudem a manter o ambiente limpo de ameaças.</text:p>
      <text:p text:style-name="P77"/>
      <text:p text:style-name="P77">Fique atento para a atualização de todos os softwares importantes que utiliza, como antivirus, firewall, IDEs, etc. Não esquecer de atualizar o Sistema Operacional.</text:p>
      <text:p text:style-name="P77">Use sempre senhas fortes para tudo no servidor e inclusive em seu desktop. Será perca de tempo investir em muitos cuidados com a segurança, muito tempo de trabalho, muita pesquisa e estudo, se usar senhas fracas e fáceis de serem quebradas. Senhas fortes devem ter no mínimo letras e números. Para reforçar use também símbolos. Uma recomendação importante é que nunca mantenha sua senha do servidor em arquivo texto.</text:p>
      <text:p text:style-name="P77"/>
      <text:p text:style-name="P77">Ajuda muito usar com frequência programas/sites para varredura/scan dos sites que estamos trabalhando. Veja na seção de programação algumas sugestões.</text:p>
      <text:p text:style-name="P77"><text:soft-page-break/>Mesmo que você esteja usando Linux, instale um antivirus como o clamav para manter sua máquina limpa de arquivos de outros sistemas operacionais frágeis e para varrer os arquivos do site quando baixar e antes de enviar. Não esquecer de varrer pendrives que vieram do Windows.</text:p>
      <text:p text:style-name="P77"/>
      <text:p text:style-name="P77">Melhorar a segurança no desktop é importane para maior segurança do servidor.</text:p>
      <text:p text:style-name="P77">Hábitos saudáveis como usar um sistema operacional seguro e atualizado, como usando o firewall ativo e fechando tudo que pode.</text:p>
      <text:p text:style-name="P77"/>
      <text:p text:style-name="P77">Assim como também instalando boas ferramentas de monitoramento do servidor.</text:p>
      <text:p text:style-name="P77"/>
      <text:h text:style-name="Heading_20_3" text:outline-level="3"><text:bookmark-start text:name="__RefHeading___Toc457_942421216"/>Instalar no micro desktop o W3AF<text:bookmark-end text:name="__RefHeading___Toc457_942421216"/></text:h>
      <text:p text:style-name="P77"/>
      <text:p text:style-name="P77">apt-get install w3af</text:p>
      <text:p text:style-name="P77"/>
      <text:p text:style-name="P77">Traz uma interface para a console e uma gráfica/web</text:p>
      <text:p text:style-name="P77"/>
      <text:h text:style-name="Heading_20_3" text:outline-level="3"><text:bookmark-start text:name="__RefHeading___Toc459_942421216"/>Testando vulnerabilidades web com Nikto<text:bookmark-end text:name="__RefHeading___Toc459_942421216"/></text:h>
      <text:p text:style-name="P77"/>
      <text:p text:style-name="P77">O Nikto é web server scanner escrito em perl usado para detectar vulnerabilidades em servidores web. Ele é muito simples de ser usado e atualizado gerando relatórios em txt, html e csv.</text:p>
      <text:p text:style-name="P77"/>
      <text:p text:style-name="P77">Requer repositório multiverse no /etc/apt/sources.list</text:p>
      <text:p text:style-name="P77"/>
      <text:p text:style-name="P77">apt-get install nikto</text:p>
      <text:p text:style-name="P77"/>
      <text:p text:style-name="P77">Atualizando os plugins:</text:p>
      <text:p text:style-name="P77"/>
      <text:p text:style-name="P77">nikto -update</text:p>
      <text:p text:style-name="P77"/>
      <text:p text:style-name="P77">Usando o Nikto</text:p>
      <text:p text:style-name="P77"/>
      <text:p text:style-name="P77">nikto -h HOST -p PORT</text:p>
      <text:p text:style-name="P77">nikto -h HOST -p PORT -ssl</text:p>
      <text:p text:style-name="P77">nikto -h ribafs.org</text:p>
      <text:p text:style-name="P77">nikto -C all -host 200.128.X.X -o vitima.txt (mude X.X pelos números desejados)</text:p>
      <text:p text:style-name="P77"/>
      <text:p text:style-name="P77">- C all - Força a checagem de todos os diretórios em busca de cgi</text:p>
      <text:p text:style-name="P77">- host - Ip da vitima</text:p>
      <text:p text:style-name="P77">-o - Gera um arquivo de relatório</text:p>
      <text:p text:style-name="P77"/>
      <text:p text:style-name="P77">Varrendo uma porta de um host:</text:p>
      <text:p text:style-name="P77">nikto -h google.com -p 443</text:p>
      <text:p text:style-name="P77"/>
      <text:p text:style-name="P77">Help</text:p>
      <text:p text:style-name="P77">nikto -H | less</text:p>
      <text:p text:style-name="P77"/>
      <text:p text:style-name="P77">Esta ferramenta tanto ajuda a defender o seu site quanto ajuda para quem quer perceber</text:p>
      <text:p text:style-name="P77">vulnerabilidades em outros sites ou atacar.</text:p>
      <text:p text:style-name="P77"><text:soft-page-break/></text:p>
      <text:p text:style-name="P77">Documentação oficial:</text:p>
      <text:p text:style-name="P77">http://cirt.net/nikto2-docs/ </text:p>
      <text:p text:style-name="P77"/>
      <text:p text:style-name="P77">Exemplos de uso:</text:p>
      <text:p text:style-name="P77">http://cirt.net/nikto2-docs/usage.html</text:p>
      <text:p text:style-name="P74"/>
      <text:h text:style-name="Heading_20_3" text:outline-level="3"><text:bookmark-start text:name="__RefHeading___Toc461_942421216"/>Clamav<text:bookmark-end text:name="__RefHeading___Toc461_942421216"/></text:h>
      <text:p text:style-name="P74"/>
      <text:p text:style-name="P74">O clamav precisa estar instalado no desktop caso se use arquivos do windows no desktop.</text:p>
      <text:p text:style-name="P74"/>
      <text:p text:style-name="P74">sudo su</text:p>
      <text:p text:style-name="P74">apt update</text:p>
      <text:p text:style-name="P74"/>
      <text:p text:style-name="P74">apt-cache search clamav</text:p>
      <text:p text:style-name="P74"/>
      <text:p text:style-name="P74">apt install clamav clamav-daemon</text:p>
      <text:p text:style-name="P74">freshclam</text:p>
      <text:p text:style-name="P74"/>
      <text:p text:style-name="P24">Checando</text:p>
      <text:p text:style-name="P74">clamscan -r /home/ribafs</text:p>
      <text:p text:style-name="P74">clamscan -r /</text:p>
      <text:p text:style-name="P74"/>
      <text:p text:style-name="P74">Todo o computador</text:p>
      <text:p text:style-name="P74">clamscan -r --bell -i /</text:p>
      <text:p text:style-name="P74"/>
      <text:p text:style-name="P74">Criar lista de arquivos infectados</text:p>
      <text:p text:style-name="P74">clamscan -r /home/ribafs/ | grep FOUND &gt;&gt; report.txt</text:p>
      <text:p text:style-name="P74"/>
      <text:p text:style-name="P74">Versão</text:p>
      <text:p text:style-name="P74">clamdscan -V</text:p>
      <text:p text:style-name="P74"/>
      <text:p text:style-name="P74">Adicionando ao cron</text:p>
      <text:p text:style-name="P74"/>
      <text:p text:style-name="P74">crontab -e</text:p>
      <text:p text:style-name="P74"/>
      <text:p text:style-name="P74">00 00 * * * clamscan -r /home</text:p>
      <text:p text:style-name="P74"/>
      <text:p text:style-name="P74">Instalar gui</text:p>
      <text:p text:style-name="P74">apt-get install ClamTK</text:p>
      <text:p text:style-name="P74"/>
      <text:p text:style-name="P75"><text:a xlink:type="simple" xlink:href="https://www.unixmen.com/installing-scanning-clamav-ubuntu-14-04-linux/" text:style-name="Internet_20_link" text:visited-style-name="Visited_20_Internet_20_Link">https://www.unixmen.com/installing-scanning-clamav-ubuntu-14-04-linux/</text:a></text:p>
      <text:p text:style-name="P75"/>
      <text:p text:style-name="P75"/>
      <text:h text:style-name="P102" text:outline-level="3"/>
      <text:h text:style-name="P103" text:outline-level="3"><text:bookmark-start text:name="__RefHeading___Toc463_942421216"/>Usando o nmap<text:bookmark-end text:name="__RefHeading___Toc463_942421216"/></text:h>
      <text:p text:style-name="P76"><text:s/></text:p>
      <text:p text:style-name="P78">O Nmap é um portscan de uso geral, que pode ser usado, sempre que você precisar verificar rapidamente as portas abertas em determinado host, seja na sua rede local, seja na Internet.</text:p>
      <text:p text:style-name="P78"/>
      <text:p text:style-name="P78">Instalar no desktop para monitorar o servidor.</text:p>
      <text:p text:style-name="P78"/>
      <text:p text:style-name="P78">sudo apt install nmap</text:p>
      <text:p text:style-name="P78"/>
      <text:p text:style-name="P78">O uso mais simples é escanear diretamente uma máquina da rede, como em:</text:p>
      <text:p text:style-name="P78">nmap 192.168.0.3</text:p>
      <text:p text:style-name="P78"/>
      <text:p text:style-name="P78">nmap 177.130.208.59</text:p>
      <text:p text:style-name="P78"/>
      <text:p text:style-name="P78">Starting Nmap 7.01 ( https://nmap.org ) at 2018-03-26 19:42 -03</text:p>
      <text:p text:style-name="P78">Nmap scan report for 177.130.208.59</text:p>
      <text:p text:style-name="P78">Host is up (0.052s latency).</text:p>
      <text:p text:style-name="P78">Not shown: 994 closed ports</text:p>
      <text:p text:style-name="P78">PORT <text:s text:c="5"/>STATE <text:s text:c="3"/>SERVICE</text:p>
      <text:p text:style-name="P78">22/tcp <text:s text:c="3"/>filtered ssh</text:p>
      <text:p text:style-name="P78">23/tcp <text:s text:c="3"/>filtered telnet</text:p>
      <text:p text:style-name="P78">80/tcp <text:s text:c="3"/>open <text:s text:c="4"/>http</text:p>
      <text:p text:style-name="P78">139/tcp <text:s text:c="2"/>filtered netbios-ssn</text:p>
      <text:p text:style-name="P78">8082/tcp <text:s/>filtered blackice-alerts</text:p>
      <text:p text:style-name="P78">12345/tcp filtered netbus</text:p>
      <text:p text:style-name="P78"/>
      <text:p text:style-name="P78">Nmap done: 1 IP address (1 host up) scanned in 1.85 seconds</text:p>
      <text:p text:style-name="P78"/>
      <text:p text:style-name="P78">Veja que se refere a 994 portas fechadas. Ele varreu as 1000 primeiras portas.</text:p>
      <text:p text:style-name="P78"/>
      <text:p text:style-name="P78">Mostra várias portas abertas.</text:p>
      <text:p text:style-name="P78">O simples fato de uma determinada porta estar aberta, não significa que a máquina está vulnerável, mas apenas que existem serviços ativos e as portas não estão sendo bloqueadas por nenhum firewall.</text:p>
      <text:p text:style-name="P78"/>
      <text:p text:style-name="P78">Mostrar o sistema operacional</text:p>
      <text:p text:style-name="P78">sudo nmap -O IP_dominio</text:p>
      <text:p text:style-name="P78"/>
      <text:p text:style-name="P78">nmap -v -A ribafs.org</text:p>
      <text:p text:style-name="P78"/>
      <text:p text:style-name="P78">nmap -v -sn ribafs.org</text:p>
      <text:p text:style-name="P78"/>
      <text:p text:style-name="P78">Scan completo em todas as portas:</text:p>
      <text:p text:style-name="P78">nmap -sS -p 0-65535 192.168.0.4</text:p>
      <text:p text:style-name="P78"/>
      <text:p text:style-name="P78">sudo nmap -sS -p 0-65535 - em servidor com freebsd e ipfw não conseguiu. Sugeriu usar -Pn mas demorou demais</text:p>
      <text:p text:style-name="P78">sudo nmap -sS -Pn -p 0-65535 IP</text:p>
      <text:p text:style-name="P78"/>
      <text:p text:style-name="P78">Scannear uma porta específica</text:p>
      <text:p text:style-name="P78"><text:soft-page-break/>nmap -sV -p 22543 192.168.0.4</text:p>
      <text:p text:style-name="P78">nmap -p 80 192.168.2.2</text:p>
      <text:p text:style-name="P78">nmap -p 80,443 192.168.1.1</text:p>
      <text:p text:style-name="P78">nmap -p 80-200 192.168.1.1</text:p>
      <text:p text:style-name="P78"/>
      <text:p text:style-name="P78">Forçar scan de serviços escondidos em portas altas</text:p>
      <text:p text:style-name="P78">nmap -sS -P0 -p 0-65535 192.168.0.4</text:p>
      <text:p text:style-name="P78"/>
      <text:p text:style-name="P78">Analisar servidor protegido por firewall</text:p>
      <text:p text:style-name="P78">nmap -PN 192.168.1.1</text:p>
      <text:p text:style-name="P78"/>
      <text:p text:style-name="P78">Analisar que programas e versão correm nas portas abertas:</text:p>
      <text:p text:style-name="P78">nmap -sv 192.168.2.2</text:p>
      <text:p text:style-name="P78"/>
      <text:p text:style-name="P78">Procurar falhas na firewall</text:p>
      <text:p text:style-name="P78">##  Uma analise nula para fazer a firewall gerar uma resposta##</text:p>
      <text:p text:style-name="P78">nmap -sN 192.168.2.2</text:p>
      <text:p text:style-name="P78"/>
      <text:p text:style-name="P78">## Verificação de firewall</text:p>
      <text:p text:style-name="P78">nmap -sF 192.168.2.2</text:p>
      <text:p text:style-name="P78"/>
      <text:p text:style-name="P78">## Faz os sets FIN, PSH, e URG, serem analisados.</text:p>
      <text:p text:style-name="P78">nmap -sX 192.168.2.2</text:p>
      <text:p text:style-name="P78"/>
      <text:p text:style-name="P78">A opção -D faz com que o alvo pense que está a ser analisado por mais maquinas.</text:p>
      <text:p text:style-name="P78">#O IDS fará com que se reporte entre 5  a 10 portas a cada IP mas nunca sabe quais são os verdadeiros e os falsos.</text:p>
      <text:p text:style-name="P78">nmap -n -Ddecoy-ip1,decoy-ip2,your-own-ip,decoy-ip3,decoy-ip4 remote-host-ip</text:p>
      <text:p text:style-name="P78">nmap -n -D192.168.1.5,10.5.1.2,172.1.2.4,3.4.2.1 192.168.1.5</text:p>
      <text:p text:style-name="P78"/>
      <text:p text:style-name="P78">Salvar as informações obtidas para um ficheiro:</text:p>
      <text:p text:style-name="P78">nmap 192.168.2.2 &gt; output.txt</text:p>
      <text:p text:style-name="P78">nmap -oN /path/to/filename 192.168.2.2</text:p>
      <text:p text:style-name="P78">nmap -oN output.txt 192.168.2.2</text:p>
      <text:p text:style-name="P78"/>
      <text:p text:style-name="P78">A ferramenta zenmap é a versão gráfica do nmap</text:p>
      <text:p text:style-name="P78">apt-get install zenmap</text:p>
      <text:p text:style-name="P78"/>
      <text:p text:style-name="P78"/>
      <text:h text:style-name="Heading_20_3" text:outline-level="3"><text:bookmark-start text:name="__RefHeading___Toc465_942421216"/>Firewall no Desktop <text:span text:style-name="T21">com UFW</text:span><text:bookmark-end text:name="__RefHeading___Toc465_942421216"/></text:h>
      <text:p text:style-name="P79"/>
      <text:p text:style-name="P79">ufw status verbose</text:p>
      <text:p text:style-name="P79">ufw enable</text:p>
      <text:p text:style-name="P79"/>
      <text:p text:style-name="P80">O ufw é tão simples que apenas o comando acima já é suficiente <text:s/>para garantir a segurança. Fica tudo aberto para saída e tudo fechado para entrada.</text:p>
      <text:p text:style-name="P80"/>
      <text:p text:style-name="P80">Mas para customizações seguem mais informações.</text:p>
      <text:p text:style-name="P80"/>
      <text:p text:style-name="P79">ufw allow 65522</text:p>
      <text:p text:style-name="P79">ufw logging on</text:p>
      <text:p text:style-name="P79"><text:soft-page-break/>ufw allow http</text:p>
      <text:p text:style-name="P79">ufw allow https</text:p>
      <text:p text:style-name="P79"/>
      <text:p text:style-name="P79">ufw status verbose</text:p>
      <text:p text:style-name="P79"/>
      <text:p text:style-name="P79">O ufw é um firewall nativo do Ubuntu, que é bem simples de implementar que é uma interface para o IPTables.</text:p>
      <text:p text:style-name="P79">Tutorial - https://help.ubuntu.com/community/UFW </text:p>
      <text:p text:style-name="P79"/>
      <text:p text:style-name="P79">Verificando seu status:</text:p>
      <text:p text:style-name="P79">sudo ufw status<text:tab/><text:tab/># Estado: inativo</text:p>
      <text:p text:style-name="P79"/>
      <text:p text:style-name="P79">Não requer instalação, pois ele já vem instalado por padrão no Ubuntu. Apenas precisamos habilitá-lo.</text:p>
      <text:p text:style-name="P79"/>
      <text:p text:style-name="P79">sudo ufw enable</text:p>
      <text:p text:style-name="P79"/>
      <text:p text:style-name="P79">Ao habilitar ele fecha todas as entradas e abre todas as saídas e habilita na inicialização do sistema:</text:p>
      <text:p text:style-name="P79"/>
      <text:p text:style-name="P79">sudo ufw status verbose</text:p>
      <text:p text:style-name="P79"/>
      <text:p text:style-name="P79">ufw allow from 177.14.224.188 to any port 65522</text:p>
      <text:p text:style-name="P79"/>
      <text:p text:style-name="P79">Veja o que diz:</text:p>
      <text:p text:style-name="P79">Estado: ativo</text:p>
      <text:p text:style-name="P79">Logando: on (low)</text:p>
      <text:p text:style-name="P79">Predefinido: deny (entrada), allow (saída), disabled (roteado)</text:p>
      <text:p text:style-name="P79">Novos perfis: skip</text:p>
      <text:p text:style-name="P79"/>
      <text:p text:style-name="P79">Assim ninguém tem acesso a este servidor através da rede, nem pela web (porta 80), nem via ssh, nem ao banco de dados. Somente eu poderia acessar se fosse diretamente/fisicamente frente a ele ou então através do console, no caso do DigitalOcean.</text:p>
      <text:p text:style-name="P79">Então precisamos abrir inicialmente a porta 22 para garantir o acesso. Depois trocaremos esta porta para que fique mais trabalhoso o acesso.</text:p>
      <text:p text:style-name="P79"/>
      <text:p text:style-name="P79">Como liberar uma portas ou serviços?</text:p>
      <text:p text:style-name="P79">sudo ufw allow ssh</text:p>
      <text:p text:style-name="P79">ou</text:p>
      <text:p text:style-name="P79">sudo ufw allow 22</text:p>
      <text:p text:style-name="P79">Vejamos:</text:p>
      <text:p text:style-name="P79">sudo ufw status verbose:</text:p>
      <text:p text:style-name="P79">nomeuser@ribaln ~ $ sudo ufw status verbose</text:p>
      <text:p text:style-name="P79">Para <text:s text:c="22"/>Ação <text:s text:c="7"/>De</text:p>
      <text:p text:style-name="P79">---- <text:s text:c="22"/>---- <text:s text:c="7"/>--</text:p>
      <text:p text:style-name="P79">22 <text:s text:c="24"/>ALLOW IN <text:s text:c="3"/>Anywhere <text:s text:c="17"/></text:p>
      <text:p text:style-name="P79">22 (v6) <text:s text:c="19"/>ALLOW IN <text:s text:c="3"/>Anywhere (v6) <text:s text:c="4"/></text:p>
      <text:p text:style-name="P79">Ele liberou a porta 22.</text:p>
      <text:p text:style-name="P79"/>
      <text:p text:style-name="P79">E se quisermos bloquear a porta 22?</text:p>
      <text:p text:style-name="P79">sudo ufw deny 22</text:p>
      <text:p text:style-name="P79"><text:soft-page-break/></text:p>
      <text:p text:style-name="P79">E se quiser remover esta regra deny que sempre aparece no status:</text:p>
      <text:p text:style-name="P79">sudo ufw delete deny 22</text:p>
      <text:p text:style-name="P79"/>
      <text:p text:style-name="P79">Habilitando logs</text:p>
      <text:p text:style-name="P79">ufw logging on</text:p>
      <text:p text:style-name="P79"/>
      <text:p text:style-name="P79">Agora eu quero que somente certo IP possa se conectar ao meu servidor</text:p>
      <text:p text:style-name="P79">sudo ufw allow from 207.46.232.182</text:p>
      <text:p text:style-name="P79"/>
      <text:p text:style-name="P79">Agora que somente uma certe rede possa se conectar:</text:p>
      <text:p text:style-name="P79">sudo ufw allow from 192.168.1.0/24</text:p>
      <text:p text:style-name="P79"/>
      <text:p text:style-name="P79">Agora que seja aberta a todos mas que via ssh somente para certo IP:</text:p>
      <text:p text:style-name="P79">ufw allow from 192.168.0.4 to any port 22</text:p>
      <text:p text:style-name="P79"/>
      <text:p text:style-name="P79">Esta regra é indicada para maior segurança. Mesmo que use um desktop com internet ADSL, que muda o IP, mesmo assim. Quando seu IP mudar e você perder o acesso vá até o console da hospedagem e atualiza seu IP. Melhor ter um pouco mais de trabalho e manter seu servidor no ar.</text:p>
      <text:p text:style-name="P79"/>
      <text:p text:style-name="P79">Não devo ter uma regra permitindo que todos acessem a porta 22</text:p>
      <text:p text:style-name="P79">E em seguida uma dizendo que somente um IP pode acessar a porta 22</text:p>
      <text:p text:style-name="P79">Não vai funcionar pois a primeira regra está liberando todos.</text:p>
      <text:p text:style-name="P79">Negar acesso a certo IP</text:p>
      <text:p text:style-name="P79">sudo ufw deny from &lt;ip address&gt;</text:p>
      <text:p text:style-name="P79"/>
      <text:p text:style-name="P79">Exemplificando um servidor LAMP na sua DMZ:</text:p>
      <text:p text:style-name="P79"># ufw allow proto tcp from 192.168.5.0/24 to 192.168.100.2 port 22</text:p>
      <text:p text:style-name="P79"># ufw allow proto tcp from any to any port 80</text:p>
      <text:p text:style-name="P79"># ufw enable</text:p>
      <text:p text:style-name="P79"/>
      <text:p text:style-name="P79">Onde:</text:p>
      <text:p text:style-name="P79"/>
      <text:p text:style-name="P79">192.168.5.0/24 é sua rede interna.</text:p>
      <text:p text:style-name="P79"/>
      <text:p text:style-name="P79">192.168.100.2 é o IP interno do seu LAMP server</text:p>
      <text:p text:style-name="P79"/>
      <text:p text:style-name="P79">Ou um servidor de DNS apenas com ip válido:</text:p>
      <text:p text:style-name="P79"/>
      <text:p text:style-name="P79"># ufw allow proto tcp from 200.200.200.201 to 200.200.200.10 port 22</text:p>
      <text:p text:style-name="P79"># ufw allow proto udp from any to 200.200.200.10 port 53</text:p>
      <text:p text:style-name="P79"># ufw allow proto tcp from 200.1.1.200 to 200.200.200.10 port 53</text:p>
      <text:p text:style-name="P79"># ufw enable</text:p>
      <text:p text:style-name="P79"/>
      <text:p text:style-name="P79">Onde:</text:p>
      <text:p text:style-name="P79"/>
      <text:p text:style-name="P79">200.200.200.201 é o IP nateado da sua rede</text:p>
      <text:p text:style-name="P79">200.200.200.10 é o IP do seu servidor de DNS</text:p>
      <text:p text:style-name="P79">200.1.1.200 é o seu DNS Slave</text:p>
      <text:p text:style-name="P79"/>
      <text:p text:style-name="P79"/>
      <text:h text:style-name="Heading_20_2" text:outline-level="2"><text:bookmark-start text:name="__RefHeading___Toc467_942421216"/><text:soft-page-break/>Monitorando Logs<text:bookmark-end text:name="__RefHeading___Toc467_942421216"/></text:h>
      <text:p text:style-name="P81"/>
      <text:p text:style-name="P81">tail -f /var/log/secure</text:p>
      <text:p text:style-name="P81"/>
      <text:p text:style-name="P81">tail -f /var/log/messages</text:p>
      <text:p text:style-name="P81"/>
      <text:p text:style-name="P81">Monitorar quem está tentando acessar o servidor em tempo real</text:p>
      <text:p text:style-name="P81">tcpdump -n -e -ttt -i pflog0</text:p>
      <text:p text:style-name="P81"/>
      <text:p text:style-name="P81">grep CRON /var/log/syslog</text:p>
      <text:p text:style-name="P81"/>
      <text:p text:style-name="P81">service rsyslog restart</text:p>
      <text:p text:style-name="P81"/>
      <text:p text:style-name="P81">grep -i cron /var/log/syslog|tail -2</text:p>
      <text:p text:style-name="P81"/>
      <text:p text:style-name="P81"/>
      <text:p text:style-name="P81">tail -fn 50 /var/log/apache2/error.log</text:p>
      <text:p text:style-name="P81"/>
      <text:p text:style-name="P81"/>
      <text:p text:style-name="P81"/>
      <text:h text:style-name="Heading_20_2" text:outline-level="2"><text:bookmark-start text:name="__RefHeading___Toc6504_702358589"/>Monitorando o Servidor<text:bookmark-end text:name="__RefHeading___Toc6504_702358589"/></text:h>
      <text:p text:style-name="P82"/>
      <text:p text:style-name="P82">Caso encontre algo estranho no servidor nas pastas:</text:p>
      <text:p text:style-name="P82">/tmp</text:p>
      <text:p text:style-name="P82">/usr/local/sbin</text:p>
      <text:p text:style-name="P82"/>
      <text:p text:style-name="P82">A única maneira de recuperar um servidor atacado é:</text:p>
      <text:p text:style-name="P82">- reinstalar o servidor do zero</text:p>
      <text:p text:style-name="P82">- após a instalação executar o mtree e guardar o relatório</text:p>
      <text:p text:style-name="P82"><text:s text:c="4"/>mtree -x -ic -K cksum -K md5digest -K sha256digest -p / -X /home/ribafs/mtree-exclude &gt; /tmp/mtree_primeiro.out</text:p>
      <text:p text:style-name="P82">- realizar a atualizaçção do servidor e reboot</text:p>
      <text:p text:style-name="P82">- ativar o firewall configurado e outros softwares que auxiliam a segurança</text:p>
      <text:p text:style-name="P82">- testar o backup dos dados: sites, bancos, etc</text:p>
      <text:p text:style-name="P82">- restaurar o backup</text:p>
      <text:p text:style-name="P82">- torcer para que as falhas de segurança que permitiram o ataque tenham sido corrigidas</text:p>
      <text:p text:style-name="P82">- após finalizar a instalação, configurações e recuperação doo backup e testes, executar novamente o mtree</text:p>
      <text:p text:style-name="P82"/>
      <text:p text:style-name="P82">Em caso de ataque fique à vontade para enviar um e-mail para FreeBSD-security@FreeBSD.org avisando. Descreva o que está acontecendo e porque você acredita que foi invadido.</text:p>
      <text:p text:style-name="P82"/>
      <text:p text:style-name="P25">Executando mtree</text:p>
      <text:p text:style-name="P82"/>
      <text:p text:style-name="P82">mtree -x -ic -K cksum -K md5digest -K sha256digest -p / -X /home/ribafs/mtree-exclude &gt; /tmp/mtree_final.out</text:p>
      <text:p text:style-name="P82"/>
      <text:p text:style-name="P82">Podemos customizar este comando: rodando apenas em uma partição ou no disco inteiro, eliminando algum checksum, etc.</text:p>
      <text:p text:style-name="P82"><text:soft-page-break/></text:p>
      <text:p text:style-name="P82">Compare os relatórios primeiro e final.</text:p>
      <text:p text:style-name="P82"/>
      <text:p text:style-name="P82">Forma simples:</text:p>
      <text:p text:style-name="P82"/>
      <text:p text:style-name="P82">mtree -f savedspec -f newspec &gt; mtree.differences</text:p>
      <text:p text:style-name="P82"/>
      <text:p text:style-name="P82">Lembre que o FreeBSD te envia e-mail diariamente dando um status básico sobre o servidor.</text:p>
      <text:p text:style-name="P82">Caso tenha alguma suspeita investique.</text:p>
      <text:p text:style-name="P82"/>
      <text:p text:style-name="P82"/>
      <text:p text:style-name="P82">Ver o que está rodando</text:p>
      <text:p text:style-name="P82"/>
      <text:p text:style-name="P82">lsof -i (if installed)</text:p>
      <text:p text:style-name="P82">netstat -an -f inet</text:p>
      <text:p text:style-name="P82">ps -auxw | more</text:p>
      <text:p text:style-name="P82">sockstat -4</text:p>
      <text:p text:style-name="P82">fstat (with grep, read man page)</text:p>
      <text:p text:style-name="P82"/>
      <text:p text:style-name="P82"/>
      <text:p text:style-name="P25">Monitorando a rede</text:p>
      <text:p text:style-name="P82"/>
      <text:p text:style-name="P82">nmap</text:p>
      <text:p text:style-name="P82">nagios</text:p>
      <text:p text:style-name="P82">snort</text:p>
      <text:p text:style-name="P82">ntop</text:p>
      <text:p text:style-name="P82"/>
      <text:p text:style-name="P82">/etc/syslog.conf</text:p>
      <text:p text:style-name="P82"/>
      <text:p text:style-name="P82">Swatch</text:p>
      <text:p text:style-name="P25">Monitorar arquivos modificados</text:p>
      <text:p text:style-name="P82">find /var/www/html -type f -ctime -1 -exec ls -ls {} \;</text:p>
      <text:p text:style-name="P82"/>
      <text:p text:style-name="P82">Podemos colocar no cron para que seja executado a cada madrugada e nos envie um e-mail.</text:p>
      <text:p text:style-name="P82"/>
      <text:p text:style-name="P25">Procurar arquivos com 666</text:p>
      <text:p text:style-name="P82">find /var/www/html -xdev -perm +o=w ! \( -type d -perm +o=t \) ! -type l -print</text:p>
      <text:p text:style-name="P82"/>
      <text:p text:style-name="P25">Procurar diretórios com 777</text:p>
      <text:p text:style-name="P82">find /var/www/html -type d -perm -o+w -exec ls -ld {} \;</text:p>
      <text:p text:style-name="P82"/>
      <text:p text:style-name="P25">Procurar contas sem senha</text:p>
      <text:p text:style-name="P82">awk -F: '($2 == "") {print}' /etc/shadow</text:p>
      <text:p text:style-name="P82"/>
      <text:p text:style-name="P82"/>
      <text:p text:style-name="P25">Busca por backdoors</text:p>
      <text:p text:style-name="P82"/>
      <text:p text:style-name="P82">grep -iR 'c99' /<text:span text:style-name="T22">usr/local</text:span>/www/</text:p>
      <text:p text:style-name="P82">grep -iR 'r57' /<text:span text:style-name="T22">usr/local</text:span>/www/</text:p>
      <text:p text:style-name="P82">find /<text:span text:style-name="T22">usr/local</text:span>/www/ -name \*.php -type f -print0 | xargs -0 grep c99</text:p>
      <text:p text:style-name="P82"><text:soft-page-break/>grep -RPn "(passthru|shell_exec|system|base64_decode|fopen|fclose|eval)" /<text:span text:style-name="T22">usr/local</text:span>/www/</text:p>
      <text:p text:style-name="P82"/>
      <text:p text:style-name="P82"/>
      <text:p text:style-name="P82">Cheque por arquivos e diretórios ocultos </text:p>
      <text:p text:style-name="P82">Outros exemplos de busca que ajudam a localizar exploits ou arquivos/pastas inesperadas:</text:p>
      <text:p text:style-name="P82">find /home -type f | xargs grep -l MultiViews </text:p>
      <text:p text:style-name="P82">find . -type f | xargs grep -l base64_encode &lt;&lt;&lt; this can produce false positives, it is valid in many mail/graphics scripts </text:p>
      <text:p text:style-name="P82">find . -type f | xargs grep -l error_reporting </text:p>
      <text:p text:style-name="P82">. no Linux é o diretório atual</text:p>
      <text:p text:style-name="P82">find / -name "[Bb]itch[xX]" </text:p>
      <text:p text:style-name="P82">find / -name "psy*" </text:p>
      <text:p text:style-name="P82">ls -lR | grep rwxrwxrwx &gt; listing.txt </text:p>
      <text:p text:style-name="P82"/>
      <text:p text:style-name="P82"/>
      <text:p text:style-name="P25">Monitorando o servidor</text:p>
      <text:p text:style-name="P82"/>
      <text:p text:style-name="P82">Memória RAM e swap</text:p>
      <text:p text:style-name="P82">freecolor -om</text:p>
      <text:p text:style-name="P82"/>
      <text:p text:style-name="P25">Logs</text:p>
      <text:p text:style-name="P82"/>
      <text:p text:style-name="P82">/var/log/httpd-access.log</text:p>
      <text:p text:style-name="P82">/var/log/httpd-error.log</text:p>
      <text:p text:style-name="P82">/var/log/httpd-ssl_request.log</text:p>
      <text:p text:style-name="P82">/var/log/messages.log</text:p>
      <text:p text:style-name="P82">/var/log/pflog</text:p>
      <text:p text:style-name="P82">/var/log/security</text:p>
      <text:p text:style-name="P82"/>
      <text:p text:style-name="P82">tcpdump -n -e -ttt -i pflog0</text:p>
      <text:p text:style-name="P82">tcpdump -netttr /var/log/pflog -vv "tcp and port 80"</text:p>
      <text:p text:style-name="P82">tcpdump -n -e -ttt -r /var/log/pflog</text:p>
      <text:p text:style-name="P82">tcpdump -n -e -ttt -i pflog0</text:p>
      <text:p text:style-name="P82">tcpdump -n -e -ttt -r /var/log/pflog port 80</text:p>
      <text:p text:style-name="P82">tcpdump -n -e -ttt -r /var/log/pflog port 80 and host 192.168.1.3</text:p>
      <text:p text:style-name="P82">tcpdump -n -e -ttt -i pflog0 host 192.168.4.2</text:p>
      <text:p text:style-name="P82">tcpdump -n -e -ttt -i pflog0 inbound and action block and on wi0</text:p>
      <text:p text:style-name="P82">This display the log, in real-time, of inbound packets that were blocked on the wi0 interface. </text:p>
      <text:p text:style-name="P82"/>
      <text:p text:style-name="P82"/>
      <text:h text:style-name="P101" text:outline-level="2"><text:bookmark-start text:name="__RefHeading___Toc422_942421216"/>Ferramentas<text:bookmark-end text:name="__RefHeading___Toc422_942421216"/></text:h>
      <text:p text:style-name="P50">Testes de vulnerabilidade online</text:p>
      <text:p text:style-name="P50"><text:a xlink:type="simple" xlink:href="https://geekflare.com/online-scan-website-security-vulnerabilities/" text:style-name="Internet_20_link" text:visited-style-name="Visited_20_Internet_20_Link">https://geekflare.com/online-scan-website-security-vulnerabilities/</text:a> </text:p>
      <text:p text:style-name="P50"/>
      <text:p text:style-name="P50">Bons clientes de sftp</text:p>
      <text:p text:style-name="P50">FileZilla - <text:a xlink:type="simple" xlink:href="http://filezilla.sourceforge.net/" text:style-name="Internet_20_link" text:visited-style-name="Visited_20_Internet_20_Link">http://filezilla.sourceforge.net/</text:a> </text:p>
      <text:p text:style-name="P50"/>
      <text:p text:style-name="P50">WinSCP - <text:a xlink:type="simple" xlink:href="http://winscp.net/" text:style-name="Internet_20_link" text:visited-style-name="Visited_20_Internet_20_Link">http://winscp.net/</text:a> </text:p>
      <text:p text:style-name="P50"><text:a xlink:type="simple" xlink:href="https://www.digitalocean.com/community/tutorials/an-introduction-to-securing-your-linux-vps" text:style-name="Internet_20_link" text:visited-style-name="Visited_20_Internet_20_Link">https://www.digitalocean.com/community/tutorials/an-introduction-to-securing-your-linux-vps</text:a> </text:p>
      <text:p text:style-name="P50"/>
      <text:p text:style-name="P50"><text:a xlink:type="simple" xlink:href="https://documentation.cpanel.net/display/68Docs/Configure+PHP+and+suEXEC" text:style-name="Internet_20_link" text:visited-style-name="Visited_20_Internet_20_Link">https://documentation.cpanel.net/display/68Docs/Configure+PHP+and+suEXEC</text:a> </text:p>
      <text:p text:style-name="P50"><text:a xlink:type="simple" xlink:href="http://www.alain.knaff.lu/howto/PhpSuexec/" text:style-name="Internet_20_link" text:visited-style-name="Visited_20_Internet_20_Link">http://www.alain.knaff.lu/howto/PhpSuexec/</text:a> </text:p>
      <text:p text:style-name="P50"><text:a xlink:type="simple" xlink:href="http://blog.stuartherbert.com/php/2008/01/18/using-suphp-to-secure-a-shared-server/" text:style-name="Internet_20_link" text:visited-style-name="Visited_20_Internet_20_Link">http://blog.stuartherbert.com/php/2008/01/18/using-suphp-to-secure-a-shared-server/</text:a> </text:p>
      <text:p text:style-name="P50"><text:a xlink:type="simple" xlink:href="https://linsider.wordpress.com/2009/11/21/how-to-suphp-an-alternative-to-phpsuexec/" text:style-name="Internet_20_link" text:visited-style-name="Visited_20_Internet_20_Link">https://linsider.wordpress.com/2009/11/21/how-to-suphp-an-alternative-to-phpsuexec/</text:a> </text:p>
      <text:p text:style-name="P50"><text:a xlink:type="simple" xlink:href="https://geekflare.com/nginx-webserver-security-hardening-guide/" text:style-name="Internet_20_link" text:visited-style-name="Visited_20_Internet_20_Link">https://geekflare.com/nginx-webserver-security-hardening-guide/</text:a> </text:p>
      <text:p text:style-name="P50"><text:a xlink:type="simple" xlink:href="https://geekflare.com/install-modsecurity-on-nginx/" text:style-name="Internet_20_link" text:visited-style-name="Visited_20_Internet_20_Link">https://geekflare.com/install-modsecurity-on-nginx/</text:a> </text:p>
      <text:p text:style-name="P50"><text:a xlink:type="simple" xlink:href="https://geekflare.com/nginx-webserver-security-hardening-guide/" text:style-name="Internet_20_link" text:visited-style-name="Visited_20_Internet_20_Link">https://geekflare.com/nginx-webserver-security-hardening-guide/</text:a> </text:p>
      <text:p text:style-name="P50"><text:a xlink:type="simple" xlink:href="https://geekflare.com/modsecurity-owasp-core-rule-set-nginx/" text:style-name="Internet_20_link" text:visited-style-name="Visited_20_Internet_20_Link">https://geekflare.com/modsecurity-owasp-core-rule-set-nginx/</text:a> </text:p>
      <text:p text:style-name="P50"><text:a xlink:type="simple" xlink:href="https://www.vultr.com/docs/how-to-install-modsecurity-for-nginx-on-centos-7-debian-8-and-ubuntu-16-04" text:style-name="Internet_20_link" text:visited-style-name="Visited_20_Internet_20_Link">https://www.vultr.com/docs/how-to-install-modsecurity-for-nginx-on-centos-7-debian-8-and-ubuntu-16-04</text:a> </text:p>
      <text:p text:style-name="P50"><text:a xlink:type="simple" xlink:href="https://www.howtoforge.com/tutorial/install-nginx-with-mod_security-on-ubuntu-15-04/" text:style-name="Internet_20_link" text:visited-style-name="Visited_20_Internet_20_Link">https://www.howtoforge.com/tutorial/install-nginx-with-mod_security-on-ubuntu-15-04/</text:a> </text:p>
      <text:p text:style-name="P50"><text:a xlink:type="simple" xlink:href="https://www.digitalocean.com/community/tutorials/how-to-secure-nginx-with-let-s-encrypt-on-ubuntu-16-04" text:style-name="Internet_20_link" text:visited-style-name="Visited_20_Internet_20_Link">https://www.digitalocean.com/community/tutorials/how-to-secure-nginx-with-let-s-encrypt-on-ubuntu-16-04</text:a> </text:p>
      <text:p text:style-name="P50"><text:a xlink:type="simple" xlink:href="https://rikynity.wordpress.com/2012/05/30/installing-nginx-with-php5-and-php-fpm-and-mysql-support-on-ubuntu-11-04/" text:style-name="Internet_20_link" text:visited-style-name="Visited_20_Internet_20_Link">https://rikynity.wordpress.com/2012/05/30/installing-nginx-with-php5-and-php-fpm-and-mysql-support-on-ubuntu-11-04/</text:a> </text:p>
      <text:p text:style-name="P50"><text:a xlink:type="simple" xlink:href="https://www.binarytides.com/install-nginx-php-fpm-mariadb-debian/" text:style-name="Internet_20_link" text:visited-style-name="Visited_20_Internet_20_Link">https://www.binarytides.com/install-nginx-php-fpm-mariadb-debian/</text:a> </text:p>
      <text:p text:style-name="P50"/>
      <text:p text:style-name="P50">Tutorial: Nginx com PHP 7 e MySQL no Ubuntu 16.04 LTS</text:p>
      <text:p text:style-name="P50"><text:a xlink:type="simple" xlink:href="https://pplware.sapo.pt/tutoriais/tutorial-nginx-php-7-mysql-no-ubuntu-16-04-lts/?format=pdf" text:style-name="Internet_20_link" text:visited-style-name="Visited_20_Internet_20_Link">https://pplware.sapo.pt/tutoriais/tutorial-nginx-php-7-mysql-no-ubuntu-16-04-lts/?format=pdf</text:a> </text:p>
      <text:p text:style-name="P50"/>
      <text:p text:style-name="P50">Programação</text:p>
      <text:p text:style-name="P50"/>
      <text:p text:style-name="P50">Quando programando para Joomla devemos utilizar seu framework, em especial suas funções de filtragem para bancos de dados e para limpeza de arquivos no sistema de arquivos, entre outras.</text:p>
      <text:p text:style-name="P50"/>
      <text:p text:style-name="P50">Não devemos esquecer as boas práticas de programação e manter o código bem organizado.</text:p>
      <text:p text:style-name="P50"/>
      <text:p text:style-name="P50">Devemos ter cuidado especial com todas as entradas de usuários: URLs, campos de formulários devem ser filtrados por caracteres especiais, especialmente campos hidden, cookies, etc para isso usando as funções do Joomla.</text:p>
      <text:p text:style-name="P50"/>
      <text:p text:style-name="P50">Devemos sempre usar criptografia em campos de senha, reforçar formulários com tokens.</text:p>
      <text:p text:style-name="P50">Devemos usar session para bloquear o acesso direto em todos os scripts.</text:p>
      <text:p text:style-name="P50"/>
      <text:p text:style-name="P50">No caso do Joomla, devemos ativar o recurso de URLs amigáveis para maior proteção contra os ataques via URL.</text:p>
      <text:p text:style-name="P50"><text:soft-page-break/>Nunca usar caminhos diretos em includes e sempre preferir require a include, pois os includes não param em erros nem disparam mensagens de erro.</text:p>
      <text:p text:style-name="P50"/>
      <text:p text:style-name="P50">Preferir algo como:</text:p>
      <text:p text:style-name="P50">require_once( dirname( __FILE__ ) . '/../../../tiago.cfg' );</text:p>
      <text:p text:style-name="P50">Que ocultam o caminho real.</text:p>
      <text:p text:style-name="P50"/>
      <text:p text:style-name="P50">Visitar frequentemente sites públicos de divulgação de vulnerabilidades como o</text:p>
      <text:p text:style-name="P50">Bons artigos e sites sobre vulnerabilidades no código:</text:p>
      <text:p text:style-name="P50"/>
      <text:p text:style-name="P50"><text:a xlink:type="simple" xlink:href="https://docs.joomla.org/Archived:Vulnerable_Extensions_List" text:style-name="Internet_20_link" text:visited-style-name="Visited_20_Internet_20_Link">https://docs.joomla.org/Archived:Vulnerable_Extensions_List</text:a> <text:s text:c="2"/></text:p>
      <text:p text:style-name="P50"><text:a xlink:type="simple" xlink:href="http://www.owasp.org/index.php/Main_Page" text:style-name="Internet_20_link" text:visited-style-name="Visited_20_Internet_20_Link">http://www.owasp.org/index.php/Main_Page</text:a> <text:s text:c="2"/></text:p>
      <text:p text:style-name="P50"><text:a xlink:type="simple" xlink:href="http://www.owasp.org/index.php/Category:Vulnerability" text:style-name="Internet_20_link" text:visited-style-name="Visited_20_Internet_20_Link">http://www.owasp.org/index.php/Category:Vulnerability</text:a> <text:s/></text:p>
      <text:p text:style-name="P50"><text:a xlink:type="simple" xlink:href="http://www.owasp.org/index.php/Category:OWASP_Joomla_Vulnerability_Scanner_Project" text:style-name="Internet_20_link" text:visited-style-name="Visited_20_Internet_20_Link">http://www.owasp.org/index.php/Category:OWASP_Joomla_Vulnerability_Scanner_Project</text:a> <text:s text:c="2"/></text:p>
      <text:p text:style-name="P50"><text:a xlink:type="simple" xlink:href="http://www.invasao.com.br/2009/01/31/vulnerabilidades-em-aplicacoes-web/" text:style-name="Internet_20_link" text:visited-style-name="Visited_20_Internet_20_Link">http://www.invasao.com.br/2009/01/31/vulnerabilidades-em-aplicacoes-web/</text:a> </text:p>
      <text:p text:style-name="P50"><text:a xlink:type="simple" xlink:href="http://www.vivaolinux.com.br/dica/Explorando-vulnerabilidades-em-websites" text:style-name="Internet_20_link" text:visited-style-name="Visited_20_Internet_20_Link">http://www.vivaolinux.com.br/dica/Explorando-vulnerabilidades-em-websites</text:a> </text:p>
      <text:p text:style-name="P50"><text:a xlink:type="simple" xlink:href="http://www.vivaolinux.com.br/artigo/Vulnerabilidade-em-formulario-PHP/" text:style-name="Internet_20_link" text:visited-style-name="Visited_20_Internet_20_Link">http://www.vivaolinux.com.br/artigo/Vulnerabilidade-em-formulario-PHP/</text:a> </text:p>
      <text:p text:style-name="P50"><text:a xlink:type="simple" xlink:href="http://www.portugal-a-programar.org/forum/index.php?topic=43795.0" text:style-name="Internet_20_link" text:visited-style-name="Visited_20_Internet_20_Link">http://www.portugal-a-programar.org/forum/index.php?topic=43795.0</text:a> </text:p>
      <text:p text:style-name="P50"><text:a xlink:type="simple" xlink:href="http://samurai.intelguardians.com/" text:style-name="Internet_20_link" text:visited-style-name="Visited_20_Internet_20_Link">http://samurai.intelguardians.com/</text:a> </text:p>
      <text:p text:style-name="P50"><text:a xlink:type="simple" xlink:href="http://sectools.org/web-scanners.html" text:style-name="Internet_20_link" text:visited-style-name="Visited_20_Internet_20_Link">http://sectools.org/web-scanners.html</text:a> </text:p>
      <text:p text:style-name="P50"><text:a xlink:type="simple" xlink:href="http://wiki.locaweb.com.br/pt-br/Verificando_vulnerabilidades_em_aplicações_Web" text:style-name="Internet_20_link" text:visited-style-name="Visited_20_Internet_20_Link">http://wiki.locaweb.com.br/pt-br/Verificando_vulnerabilidades_em_aplica%C3%A7%C3%B5es_Web</text:a> <text:s text:c="2"/></text:p>
      <text:p text:style-name="P50"><text:a xlink:type="simple" xlink:href="http://code.google.com/p/websecurify/" text:style-name="Internet_20_link" text:visited-style-name="Visited_20_Internet_20_Link">http://code.google.com/p/websecurify/</text:a> </text:p>
      <text:p text:style-name="P50"><text:a xlink:type="simple" xlink:href="http://wiki.locaweb.com.br/pt-br/Joomla:_Aprenda_como_manter_o_seu_Website_seguro" text:style-name="Internet_20_link" text:visited-style-name="Visited_20_Internet_20_Link">http://wiki.locaweb.com.br/pt-br/Joomla:_Aprenda_como_manter_o_seu_Website_seguro</text:a> <text:s/></text:p>
      <text:p text:style-name="P50"><text:a xlink:type="simple" xlink:href="http://www.criarweb.com/artigos/principais-vulnerabilidades-web.html" text:style-name="Internet_20_link" text:visited-style-name="Visited_20_Internet_20_Link">http://www.criarweb.com/artigos/principais-vulnerabilidades-web.html</text:a> </text:p>
      <text:p text:style-name="P50"> </text:p>
      <text:p text:style-name="P50">Quem usa Debian ou derivado:</text:p>
      <text:p text:style-name="P50">apt-get install w3af</text:p>
      <text:p text:style-name="P50"/>
      <text:p text:style-name="P50">Ferramentas para Firefox</text:p>
      <text:p text:style-name="P50"><text:a xlink:type="simple" xlink:href="https://addons.mozilla.org/en-US/firefox/addon/161722/eula/88917?src=search" text:style-name="Internet_20_link" text:visited-style-name="Visited_20_Internet_20_Link">https://addons.mozilla.org/en-US/firefox/addon/161722/eula/88917?src=search</text:a> (Acunetix)</text:p>
      <text:p text:style-name="P50"><text:a xlink:type="simple" xlink:href="https://addons.mozilla.org/en-US/firefox/addon/7597/eula/88410?src=search" text:style-name="Internet_20_link" text:visited-style-name="Visited_20_Internet_20_Link">https://addons.mozilla.org/en-US/firefox/addon/7597/eula/88410?src=search</text:a> </text:p>
      <text:p text:style-name="P50"><text:a xlink:type="simple" xlink:href="https://addons.mozilla.org/firefox/downloads/file/77248/groundspeed-1.1-fx.xpi?src=search" text:style-name="Internet_20_link" text:visited-style-name="Visited_20_Internet_20_Link">https://addons.mozilla.org/firefox/downloads/file/77248/groundspeed-1.1-fx.xpi?src=search</text:a> </text:p>
      <text:p text:style-name="P50"><text:a xlink:type="simple" xlink:href="https://addons.mozilla.org/firefox/downloads/file/101322/x-forwarded-for_spoofer-10.0.2-fx.xpi?src=search" text:style-name="Internet_20_link" text:visited-style-name="Visited_20_Internet_20_Link">https://addons.mozilla.org/firefox/downloads/file/101322/x-forwarded-for_spoofer-10.0.2-fx.xpi?src=search</text:a> </text:p>
      <text:p text:style-name="P50"><text:a xlink:type="simple" xlink:href="https://addons.mozilla.org/en-US/firefox/addon/722/" text:style-name="Internet_20_link" text:visited-style-name="Visited_20_Internet_20_Link">https://addons.mozilla.org/en-US/firefox/addon/722/</text:a> </text:p>
      <text:p text:style-name="P50"><text:a xlink:type="simple" xlink:href="https://addons.mozilla.org/en-US/firefox/addon/7598/eula/88414?src=search" text:style-name="Internet_20_link" text:visited-style-name="Visited_20_Internet_20_Link">https://addons.mozilla.org/en-US/firefox/addon/7598/eula/88414?src=search</text:a> </text:p>
      <text:p text:style-name="P50"><text:a xlink:type="simple" xlink:href="https://addons.mozilla.org/en-US/firefox/addon/7595/eula/88415?src=search" text:style-name="Internet_20_link" text:visited-style-name="Visited_20_Internet_20_Link">https://addons.mozilla.org/en-US/firefox/addon/7595/eula/88415?src=search</text:a> </text:p>
      <text:p text:style-name="P50"><text:a xlink:type="simple" xlink:href="https://addons.mozilla.org/en-US/firefox/addon/14598/eula/65681?src=search" text:style-name="Internet_20_link" text:visited-style-name="Visited_20_Internet_20_Link">https://addons.mozilla.org/en-US/firefox/addon/14598/eula/65681?src=search</text:a> </text:p>
      <text:p text:style-name="P50"><text:a xlink:type="simple" xlink:href="https://addons.mozilla.org/en-US/firefox/addon/49858/eula/95600?src=search" text:style-name="Internet_20_link" text:visited-style-name="Visited_20_Internet_20_Link">https://addons.mozilla.org/en-US/firefox/addon/49858/eula/95600?src=search</text:a> </text:p>
      <text:p text:style-name="P50"><text:a xlink:type="simple" xlink:href="https://addons.mozilla.org/en-US/firefox/addon/45607/eula/67793?src=search" text:style-name="Internet_20_link" text:visited-style-name="Visited_20_Internet_20_Link">https://addons.mozilla.org/en-US/firefox/addon/45607/eula/67793?src=search</text:a> </text:p>
      <text:p text:style-name="P50"><text:a xlink:type="simple" xlink:href="https://addons.mozilla.org/en-US/firefox/addon/14600/eula/65683?src=search" text:style-name="Internet_20_link" text:visited-style-name="Visited_20_Internet_20_Link">https://addons.mozilla.org/en-US/firefox/addon/14600/eula/65683?src=search</text:a> </text:p>
      <text:p text:style-name="P50"/>
      <text:p text:style-name="P50"><text:a xlink:type="simple" xlink:href="http://github.com/codebutler/firesheep/downloads" text:style-name="Internet_20_link" text:visited-style-name="Visited_20_Internet_20_Link">http://github.com/codebutler/firesheep/downloads</text:a> <text:s/>- varre sites a procura de sites sem senha e mostra conexões wi-fi sem senha permite visualizar uma lista de contas online que estão compartilhando a rede wi-fi aberta e basta um clique para se logar como usuário da conta. Dessa forma, as contas são invadidas facilmente. </text:p>
      <text:p text:style-name="P50"/>
      <text:p text:style-name="P50">O Firesheep oferece cookies a sites como Facebook e Twitter, que os utilizam para permitir o acesso do usuário - em lugar de solicitar senhas. </text:p>
      <text:p text:style-name="P50"><text:soft-page-break/>O próprio desenvolvedor da extensão, Eric Butler, expôs o ponto fraco da web afirmando que qualquer pessoa que visite um site inseguro conhecido pelo Firesheep terá nome e foto exibido em uma nova janela para todos os usuários conectados à rede. </text:p>
      <text:p text:style-name="P50"/>
      <text:p text:style-name="P50">Na lista de sites que permitem acesso por cookies estão Amaxon, Flickr, Google, WordPress, Yahoo e muitos outros. </text:p>
      <text:p text:style-name="P50"/>
      <text:p text:style-name="P50">A vulnerabilidade não é específica do Firefox e mudar de browser não ajuda. A melhor opção, pelo menos por enquanto, é evitar o uso de redes Wi-Fi abertas para acessar esse tipo de conteúdo. </text:p>
      <text:p text:style-name="P50"/>
      <text:p text:style-name="P50">E muitas outras que pode encontrar no site de addons da mozilla.</text:p>
      <text:p text:style-name="P50"/>
      <text:h text:style-name="Heading_20_2" text:outline-level="2"><text:bookmark-start text:name="__RefHeading___Toc424_942421216"/>Referências<text:bookmark-end text:name="__RefHeading___Toc424_942421216"/></text:h>
      <text:p text:style-name="P44"/>
      <text:p text:style-name="P44"><text:a xlink:type="simple" xlink:href="http://bsdadventures.com/harden-freebsd/print/" text:style-name="Internet_20_link" text:visited-style-name="Visited_20_Internet_20_Link">http://bsdadventures.com/harden-freebsd/print/</text:a> </text:p>
      <text:p text:style-name="P44"><text:a xlink:type="simple" xlink:href="https://fleximus.org/howto/secure-freebsd" text:style-name="Internet_20_link" text:visited-style-name="Visited_20_Internet_20_Link">https://fleximus.org/howto/secure-freebsd</text:a> </text:p>
      <text:p text:style-name="P44"><text:a xlink:type="simple" xlink:href="https://www.funzi.org/2015/03/01/basic-freebsd-hardening/" text:style-name="Internet_20_link" text:visited-style-name="Visited_20_Internet_20_Link">https://www.funzi.org/2015/03/01/basic-freebsd-hardening/</text:a> </text:p>
      <text:p text:style-name="P44"><text:a xlink:type="simple" xlink:href="http://hemantthakur.github.io/2015/02/22/FreeBSD-Server-Hardening.html" text:style-name="Internet_20_link" text:visited-style-name="Visited_20_Internet_20_Link">http://hemantthakur.github.io/2015/02/22/FreeBSD-Server-Hardening.html</text:a> </text:p>
      <text:p text:style-name="P44"><text:a xlink:type="simple" xlink:href="https://linux-audit.com/freebsd-hardening-lynis/" text:style-name="Internet_20_link" text:visited-style-name="Visited_20_Internet_20_Link">https://linux-audit.com/freebsd-hardening-lynis/</text:a> </text:p>
      <text:p text:style-name="P44"><text:a xlink:type="simple" xlink:href="https://geek.linuxman.pro.br/geek/ubuntu-pronto-para-guerra" text:style-name="Internet_20_link" text:visited-style-name="Visited_20_Internet_20_Link">https://geek.linuxman.pro.br/geek/ubuntu-pronto-para-guerra</text:a> </text:p>
      <text:p text:style-name="P44"><text:a xlink:type="simple" xlink:href="https://www.thefanclub.co.za/how-to/how-secure-ubuntu-1604-lts-server-part-1-basics" text:style-name="Internet_20_link" text:visited-style-name="Visited_20_Internet_20_Link">https://www.thefanclub.co.za/how-to/how-secure-ubuntu-1604-lts-server-part-1-basics</text:a> <text:s text:c="2"/></text:p>
      <text:p text:style-name="P44"><text:a xlink:type="simple" xlink:href="https://linux-audit.com/ubuntu-server-hardening-guide-quick-and-secure/" text:style-name="Internet_20_link" text:visited-style-name="Visited_20_Internet_20_Link">https://linux-audit.com/ubuntu-server-hardening-guide-quick-and-secure/</text:a> </text:p>
      <text:p text:style-name="P44"><text:a xlink:type="simple" xlink:href="https://hostpresto.com/community/tutorials/how-to-install-and-use-lynis-on-ubuntu-14-04/" text:style-name="Internet_20_link" text:visited-style-name="Visited_20_Internet_20_Link">https://hostpresto.com/community/tutorials/how-to-install-and-use-lynis-on-ubuntu-14-04/</text:a> </text:p>
      <text:p text:style-name="P44"><text:a xlink:type="simple" xlink:href="https://www.google.com/url?sa=t&amp;rct=j&amp;q=&amp;esrc=s&amp;source=web&amp;cd=1&amp;ved=2ahUKEwjC5qTTl4DbAhXDGJAKHYj3C58QFjAAegQIABAs&amp;url=http%3A%2F%2Fwww.blackhat.com%2Fpresentations%2Fbh-usa-02%2Fmurphey%2Fbh-us-02-murphey-freebsd.ppt&amp;usg=AOvVaw0rnta7QakAT63JlA248HjP" text:style-name="Internet_20_link" text:visited-style-name="Visited_20_Internet_20_Link">https://www.google.com/url?sa=t&amp;rct=j&amp;q=&amp;esrc=s&amp;source=web&amp;cd=1&amp;ved=2ahUKEwjC5qTTl4DbAhXDGJAKHYj3C58QFjAAegQIABAs&amp;url=http%3A%2F%2Fwww.blackhat.com%2Fpresentations%2Fbh-usa-02%2Fmurphey%2Fbh-us-02-murphey-freebsd.ppt&amp;usg=AOvVaw0rnta7QakAT63JlA248HjP</text:a> </text:p>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2T12:16:30.080185260</meta:creation-date>
    <dc:date>2018-05-14T08:15:46.186773777</dc:date>
    <meta:editing-duration>PT3H1M22S</meta:editing-duration>
    <meta:editing-cycles>112</meta:editing-cycles>
    <meta:generator>LibreOffice/5.1.6.2$Linux_X86_64 LibreOffice_project/10m0$Build-2</meta:generator>
    <meta:document-statistic meta:table-count="0" meta:image-count="0" meta:object-count="0" meta:page-count="67" meta:paragraph-count="2055" meta:word-count="14438" meta:character-count="104739" meta:non-whitespace-character-count="90742"/>
  </office:meta>
</office:document-meta>
</file>